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Whitney" svg:font-family="Whitney, 'Helvetica Neue', Helvetica, Arial, sans-serif"/>
  </office:font-face-decls>
  <office:automatic-styles>
    <style:style style:name="P1" style:family="paragraph" style:parent-style-name="Standard">
      <style:text-properties officeooo:rsid="0014a428" officeooo:paragraph-rsid="0014a428"/>
    </style:style>
    <style:style style:name="P2" style:family="paragraph" style:parent-style-name="Standard">
      <style:paragraph-properties fo:text-align="center" style:justify-single-word="false"/>
      <style:text-properties officeooo:rsid="0014a428" officeooo:paragraph-rsid="0014a428"/>
    </style:style>
    <style:style style:name="P3" style:family="paragraph" style:parent-style-name="Standard">
      <style:text-properties officeooo:rsid="0014a428" officeooo:paragraph-rsid="0015816f"/>
    </style:style>
    <style:style style:name="P4" style:family="paragraph" style:parent-style-name="Standard">
      <style:text-properties officeooo:rsid="0014a428" officeooo:paragraph-rsid="0015cfaa"/>
    </style:style>
    <style:style style:name="P5" style:family="paragraph" style:parent-style-name="Standard">
      <style:text-properties officeooo:rsid="0014a428" officeooo:paragraph-rsid="0016789e"/>
    </style:style>
    <style:style style:name="P6" style:family="paragraph" style:parent-style-name="Standard">
      <style:text-properties officeooo:rsid="0014a428" officeooo:paragraph-rsid="0017f4bd"/>
    </style:style>
    <style:style style:name="P7" style:family="paragraph" style:parent-style-name="Standard">
      <style:text-properties officeooo:rsid="0014a428" officeooo:paragraph-rsid="0019037d"/>
    </style:style>
    <style:style style:name="P8" style:family="paragraph" style:parent-style-name="Standard">
      <style:text-properties officeooo:rsid="0014a428" officeooo:paragraph-rsid="001aac1d"/>
    </style:style>
    <style:style style:name="P9" style:family="paragraph" style:parent-style-name="Standard">
      <style:text-properties officeooo:rsid="0014a428" officeooo:paragraph-rsid="001cef42"/>
    </style:style>
    <style:style style:name="P10" style:family="paragraph" style:parent-style-name="Standard">
      <style:text-properties officeooo:rsid="0014a428" officeooo:paragraph-rsid="001db781"/>
    </style:style>
    <style:style style:name="P11" style:family="paragraph" style:parent-style-name="Standard">
      <style:text-properties officeooo:rsid="0014a428" officeooo:paragraph-rsid="001e57e3"/>
    </style:style>
    <style:style style:name="P12" style:family="paragraph" style:parent-style-name="Standard">
      <style:text-properties officeooo:rsid="0014a428" officeooo:paragraph-rsid="001f6421"/>
    </style:style>
    <style:style style:name="P13" style:family="paragraph" style:parent-style-name="Standard">
      <style:text-properties officeooo:rsid="0014a428" officeooo:paragraph-rsid="00238079"/>
    </style:style>
    <style:style style:name="P14" style:family="paragraph" style:parent-style-name="Standard">
      <style:text-properties officeooo:rsid="0014a428" officeooo:paragraph-rsid="00240899"/>
    </style:style>
    <style:style style:name="P15" style:family="paragraph" style:parent-style-name="Standard">
      <style:text-properties officeooo:rsid="0014a428" officeooo:paragraph-rsid="0024109a"/>
    </style:style>
    <style:style style:name="P16" style:family="paragraph" style:parent-style-name="Standard">
      <style:text-properties officeooo:rsid="0014a428" officeooo:paragraph-rsid="0024d876"/>
    </style:style>
    <style:style style:name="P17" style:family="paragraph" style:parent-style-name="Standard">
      <style:text-properties officeooo:rsid="0014a428" officeooo:paragraph-rsid="0026609d"/>
    </style:style>
    <style:style style:name="P18" style:family="paragraph" style:parent-style-name="Standard">
      <style:text-properties officeooo:rsid="0014a428" officeooo:paragraph-rsid="002825f0"/>
    </style:style>
    <style:style style:name="P19" style:family="paragraph" style:parent-style-name="Standard">
      <style:text-properties officeooo:rsid="0014a428" officeooo:paragraph-rsid="00291677"/>
    </style:style>
    <style:style style:name="P20" style:family="paragraph" style:parent-style-name="Standard">
      <style:text-properties officeooo:rsid="0014a428" officeooo:paragraph-rsid="0029299b"/>
    </style:style>
    <style:style style:name="P21" style:family="paragraph" style:parent-style-name="Standard">
      <style:text-properties officeooo:rsid="0014a428" officeooo:paragraph-rsid="0029bc07"/>
    </style:style>
    <style:style style:name="P22" style:family="paragraph" style:parent-style-name="Standard">
      <style:text-properties officeooo:rsid="0014a428" officeooo:paragraph-rsid="0029cd22"/>
    </style:style>
    <style:style style:name="P23" style:family="paragraph" style:parent-style-name="Standard">
      <style:text-properties officeooo:rsid="0014a428" officeooo:paragraph-rsid="002aa638"/>
    </style:style>
    <style:style style:name="P24" style:family="paragraph" style:parent-style-name="Standard">
      <style:text-properties officeooo:rsid="0014a428" officeooo:paragraph-rsid="002c6178"/>
    </style:style>
    <style:style style:name="P25" style:family="paragraph" style:parent-style-name="Standard">
      <style:text-properties officeooo:rsid="0014a428" officeooo:paragraph-rsid="002dd7f4"/>
    </style:style>
    <style:style style:name="P26" style:family="paragraph" style:parent-style-name="Standard">
      <style:text-properties officeooo:rsid="0014a428" officeooo:paragraph-rsid="002e1ee6"/>
    </style:style>
    <style:style style:name="P27" style:family="paragraph" style:parent-style-name="Standard">
      <style:text-properties officeooo:rsid="0014a428" officeooo:paragraph-rsid="002eb68e"/>
    </style:style>
    <style:style style:name="P28" style:family="paragraph" style:parent-style-name="Standard">
      <style:text-properties officeooo:rsid="0014a428" officeooo:paragraph-rsid="002ec25b"/>
    </style:style>
    <style:style style:name="P29" style:family="paragraph" style:parent-style-name="Standard">
      <style:text-properties officeooo:rsid="0014a428" officeooo:paragraph-rsid="002f095e"/>
    </style:style>
    <style:style style:name="P30" style:family="paragraph" style:parent-style-name="Standard">
      <style:text-properties officeooo:rsid="0014a428" officeooo:paragraph-rsid="002f13c7"/>
    </style:style>
    <style:style style:name="P31" style:family="paragraph" style:parent-style-name="Standard">
      <style:text-properties officeooo:rsid="0014a428" officeooo:paragraph-rsid="00300b96"/>
    </style:style>
    <style:style style:name="P32" style:family="paragraph" style:parent-style-name="Standard">
      <style:text-properties officeooo:rsid="0014a428" officeooo:paragraph-rsid="0030718f"/>
    </style:style>
    <style:style style:name="P33" style:family="paragraph" style:parent-style-name="Standard">
      <style:text-properties officeooo:rsid="0014a428" officeooo:paragraph-rsid="0032194d"/>
    </style:style>
    <style:style style:name="P34" style:family="paragraph" style:parent-style-name="Standard">
      <style:text-properties officeooo:rsid="0014a428" officeooo:paragraph-rsid="0032e07a"/>
    </style:style>
    <style:style style:name="P35" style:family="paragraph" style:parent-style-name="Standard">
      <style:text-properties officeooo:rsid="0014a428" officeooo:paragraph-rsid="0032f5b2"/>
    </style:style>
    <style:style style:name="P36" style:family="paragraph" style:parent-style-name="Standard">
      <style:text-properties officeooo:rsid="0014a428" officeooo:paragraph-rsid="00342f42"/>
    </style:style>
    <style:style style:name="P37" style:family="paragraph" style:parent-style-name="Standard">
      <style:text-properties officeooo:rsid="0014a428" officeooo:paragraph-rsid="0034bbe5"/>
    </style:style>
    <style:style style:name="P38" style:family="paragraph" style:parent-style-name="Standard">
      <style:text-properties officeooo:rsid="0014a428" officeooo:paragraph-rsid="0035f94f"/>
    </style:style>
    <style:style style:name="P39" style:family="paragraph" style:parent-style-name="Standard">
      <style:text-properties officeooo:rsid="0014a428" officeooo:paragraph-rsid="00378395"/>
    </style:style>
    <style:style style:name="P40" style:family="paragraph" style:parent-style-name="Standard">
      <style:text-properties officeooo:rsid="0014a428" officeooo:paragraph-rsid="0038cfba"/>
    </style:style>
    <style:style style:name="P41" style:family="paragraph" style:parent-style-name="Standard">
      <style:text-properties officeooo:rsid="0014a428" officeooo:paragraph-rsid="0039b518"/>
    </style:style>
    <style:style style:name="P42" style:family="paragraph" style:parent-style-name="Standard">
      <style:text-properties officeooo:rsid="0014a428" officeooo:paragraph-rsid="003b2126"/>
    </style:style>
    <style:style style:name="P43" style:family="paragraph" style:parent-style-name="Standard">
      <style:text-properties officeooo:rsid="0014a428" officeooo:paragraph-rsid="003bf87f"/>
    </style:style>
    <style:style style:name="P44" style:family="paragraph" style:parent-style-name="Standard">
      <style:text-properties officeooo:rsid="0014a428" officeooo:paragraph-rsid="003db214"/>
    </style:style>
    <style:style style:name="P45" style:family="paragraph" style:parent-style-name="Standard">
      <style:text-properties officeooo:rsid="0014a428" officeooo:paragraph-rsid="003e83a7"/>
    </style:style>
    <style:style style:name="P46" style:family="paragraph" style:parent-style-name="Standard">
      <style:text-properties officeooo:rsid="0014a428" officeooo:paragraph-rsid="00414af9"/>
    </style:style>
    <style:style style:name="P47" style:family="paragraph" style:parent-style-name="Standard">
      <style:text-properties officeooo:rsid="0014a428" officeooo:paragraph-rsid="004150bf"/>
    </style:style>
    <style:style style:name="P48" style:family="paragraph" style:parent-style-name="Standard">
      <style:text-properties officeooo:rsid="0014a428" officeooo:paragraph-rsid="0041f095"/>
    </style:style>
    <style:style style:name="P49" style:family="paragraph" style:parent-style-name="Standard">
      <style:text-properties officeooo:rsid="0014a428" officeooo:paragraph-rsid="0042e61c"/>
    </style:style>
    <style:style style:name="P50" style:family="paragraph" style:parent-style-name="Standard">
      <style:text-properties officeooo:rsid="0014a428" officeooo:paragraph-rsid="004341be"/>
    </style:style>
    <style:style style:name="P51" style:family="paragraph" style:parent-style-name="Standard">
      <style:text-properties officeooo:rsid="0014a428" officeooo:paragraph-rsid="00444091"/>
    </style:style>
    <style:style style:name="P52" style:family="paragraph" style:parent-style-name="Standard">
      <style:text-properties officeooo:rsid="0014a428" officeooo:paragraph-rsid="0044e131"/>
    </style:style>
    <style:style style:name="P53" style:family="paragraph" style:parent-style-name="Standard">
      <style:text-properties officeooo:rsid="0014a428" officeooo:paragraph-rsid="0046adc2"/>
    </style:style>
    <style:style style:name="P54" style:family="paragraph" style:parent-style-name="Standard">
      <style:text-properties fo:font-weight="bold" officeooo:rsid="0014a428" officeooo:paragraph-rsid="0014a428" style:font-weight-asian="bold" style:font-weight-complex="bold"/>
    </style:style>
    <style:style style:name="P55" style:family="paragraph" style:parent-style-name="Standard">
      <style:text-properties fo:font-weight="bold" officeooo:rsid="0014a428" officeooo:paragraph-rsid="0019037d" style:font-weight-asian="bold" style:font-weight-complex="bold"/>
    </style:style>
    <style:style style:name="P56" style:family="paragraph" style:parent-style-name="Standard">
      <style:text-properties fo:font-weight="bold" officeooo:rsid="0014a428" officeooo:paragraph-rsid="001aac1d" style:font-weight-asian="bold" style:font-weight-complex="bold"/>
    </style:style>
    <style:style style:name="P57" style:family="paragraph" style:parent-style-name="Standard">
      <style:text-properties fo:font-weight="bold" officeooo:rsid="0014a428" officeooo:paragraph-rsid="001cef42" style:font-weight-asian="bold" style:font-weight-complex="bold"/>
    </style:style>
    <style:style style:name="P58" style:family="paragraph" style:parent-style-name="Standard">
      <style:text-properties fo:font-weight="bold" officeooo:rsid="0014a428" officeooo:paragraph-rsid="001db781" style:font-weight-asian="bold" style:font-weight-complex="bold"/>
    </style:style>
    <style:style style:name="P59" style:family="paragraph" style:parent-style-name="Standard">
      <style:text-properties fo:font-weight="bold" officeooo:rsid="0014a428" officeooo:paragraph-rsid="001e57e3" style:font-weight-asian="bold" style:font-weight-complex="bold"/>
    </style:style>
    <style:style style:name="P60" style:family="paragraph" style:parent-style-name="Standard">
      <style:text-properties fo:font-weight="bold" officeooo:rsid="0014a428" officeooo:paragraph-rsid="001f6421" style:font-weight-asian="bold" style:font-weight-complex="bold"/>
    </style:style>
    <style:style style:name="P61" style:family="paragraph" style:parent-style-name="Standard">
      <style:text-properties fo:font-weight="bold" officeooo:rsid="0014a428" officeooo:paragraph-rsid="00238079" style:font-weight-asian="bold" style:font-weight-complex="bold"/>
    </style:style>
    <style:style style:name="P62" style:family="paragraph" style:parent-style-name="Standard">
      <style:text-properties fo:font-weight="bold" officeooo:rsid="0014a428" officeooo:paragraph-rsid="00240899" style:font-weight-asian="bold" style:font-weight-complex="bold"/>
    </style:style>
    <style:style style:name="P63" style:family="paragraph" style:parent-style-name="Standard">
      <style:text-properties fo:font-weight="bold" officeooo:rsid="0014a428" officeooo:paragraph-rsid="0024109a" style:font-weight-asian="bold" style:font-weight-complex="bold"/>
    </style:style>
    <style:style style:name="P64" style:family="paragraph" style:parent-style-name="Standard">
      <style:text-properties fo:font-weight="bold" officeooo:rsid="0014a428" officeooo:paragraph-rsid="0024d876" style:font-weight-asian="bold" style:font-weight-complex="bold"/>
    </style:style>
    <style:style style:name="P65" style:family="paragraph" style:parent-style-name="Standard">
      <style:text-properties fo:font-weight="bold" officeooo:rsid="0014a428" officeooo:paragraph-rsid="0026609d" style:font-weight-asian="bold" style:font-weight-complex="bold"/>
    </style:style>
    <style:style style:name="P66" style:family="paragraph" style:parent-style-name="Standard">
      <style:text-properties fo:font-weight="bold" officeooo:rsid="0014a428" officeooo:paragraph-rsid="002825f0" style:font-weight-asian="bold" style:font-weight-complex="bold"/>
    </style:style>
    <style:style style:name="P67" style:family="paragraph" style:parent-style-name="Standard">
      <style:text-properties fo:font-weight="bold" officeooo:rsid="0014a428" officeooo:paragraph-rsid="00291677" style:font-weight-asian="bold" style:font-weight-complex="bold"/>
    </style:style>
    <style:style style:name="P68" style:family="paragraph" style:parent-style-name="Standard">
      <style:text-properties fo:font-weight="bold" officeooo:rsid="0014a428" officeooo:paragraph-rsid="0029299b" style:font-weight-asian="bold" style:font-weight-complex="bold"/>
    </style:style>
    <style:style style:name="P69" style:family="paragraph" style:parent-style-name="Standard">
      <style:text-properties fo:font-weight="bold" officeooo:rsid="0014a428" officeooo:paragraph-rsid="0029bc07" style:font-weight-asian="bold" style:font-weight-complex="bold"/>
    </style:style>
    <style:style style:name="P70" style:family="paragraph" style:parent-style-name="Standard">
      <style:text-properties fo:font-weight="bold" officeooo:rsid="0014a428" officeooo:paragraph-rsid="0029cd22" style:font-weight-asian="bold" style:font-weight-complex="bold"/>
    </style:style>
    <style:style style:name="P71" style:family="paragraph" style:parent-style-name="Standard">
      <style:text-properties fo:font-weight="bold" officeooo:rsid="0014a428" officeooo:paragraph-rsid="002aa638" style:font-weight-asian="bold" style:font-weight-complex="bold"/>
    </style:style>
    <style:style style:name="P72" style:family="paragraph" style:parent-style-name="Standard">
      <style:text-properties fo:font-weight="bold" officeooo:rsid="0014a428" officeooo:paragraph-rsid="002c6178" style:font-weight-asian="bold" style:font-weight-complex="bold"/>
    </style:style>
    <style:style style:name="P73" style:family="paragraph" style:parent-style-name="Standard">
      <style:text-properties fo:font-weight="bold" officeooo:rsid="0014a428" officeooo:paragraph-rsid="002dd7f4" style:font-weight-asian="bold" style:font-weight-complex="bold"/>
    </style:style>
    <style:style style:name="P74" style:family="paragraph" style:parent-style-name="Standard">
      <style:text-properties fo:font-weight="bold" officeooo:rsid="0014a428" officeooo:paragraph-rsid="002e1ee6" style:font-weight-asian="bold" style:font-weight-complex="bold"/>
    </style:style>
    <style:style style:name="P75" style:family="paragraph" style:parent-style-name="Standard">
      <style:text-properties fo:font-weight="bold" officeooo:rsid="0014a428" officeooo:paragraph-rsid="002eb68e" style:font-weight-asian="bold" style:font-weight-complex="bold"/>
    </style:style>
    <style:style style:name="P76" style:family="paragraph" style:parent-style-name="Standard">
      <style:text-properties fo:font-weight="bold" officeooo:rsid="0014a428" officeooo:paragraph-rsid="002ec25b" style:font-weight-asian="bold" style:font-weight-complex="bold"/>
    </style:style>
    <style:style style:name="P77" style:family="paragraph" style:parent-style-name="Standard">
      <style:text-properties fo:font-weight="bold" officeooo:rsid="0014a428" officeooo:paragraph-rsid="002f095e" style:font-weight-asian="bold" style:font-weight-complex="bold"/>
    </style:style>
    <style:style style:name="P78" style:family="paragraph" style:parent-style-name="Standard">
      <style:text-properties fo:font-weight="bold" officeooo:rsid="0014a428" officeooo:paragraph-rsid="002f13c7" style:font-weight-asian="bold" style:font-weight-complex="bold"/>
    </style:style>
    <style:style style:name="P79" style:family="paragraph" style:parent-style-name="Standard">
      <style:text-properties fo:font-weight="bold" officeooo:rsid="0014a428" officeooo:paragraph-rsid="00300b96" style:font-weight-asian="bold" style:font-weight-complex="bold"/>
    </style:style>
    <style:style style:name="P80" style:family="paragraph" style:parent-style-name="Standard">
      <style:text-properties fo:font-weight="bold" officeooo:rsid="0014a428" officeooo:paragraph-rsid="0030718f" style:font-weight-asian="bold" style:font-weight-complex="bold"/>
    </style:style>
    <style:style style:name="P81" style:family="paragraph" style:parent-style-name="Standard">
      <style:text-properties fo:font-weight="bold" officeooo:rsid="0014a428" officeooo:paragraph-rsid="0032194d" style:font-weight-asian="bold" style:font-weight-complex="bold"/>
    </style:style>
    <style:style style:name="P82" style:family="paragraph" style:parent-style-name="Standard">
      <style:text-properties fo:font-weight="bold" officeooo:rsid="0014a428" officeooo:paragraph-rsid="0032e07a" style:font-weight-asian="bold" style:font-weight-complex="bold"/>
    </style:style>
    <style:style style:name="P83" style:family="paragraph" style:parent-style-name="Standard">
      <style:text-properties fo:font-weight="bold" officeooo:rsid="0014a428" officeooo:paragraph-rsid="0032f5b2" style:font-weight-asian="bold" style:font-weight-complex="bold"/>
    </style:style>
    <style:style style:name="P84" style:family="paragraph" style:parent-style-name="Standard">
      <style:text-properties fo:font-weight="bold" officeooo:rsid="0014a428" officeooo:paragraph-rsid="00342f42" style:font-weight-asian="bold" style:font-weight-complex="bold"/>
    </style:style>
    <style:style style:name="P85" style:family="paragraph" style:parent-style-name="Standard">
      <style:text-properties fo:font-weight="bold" officeooo:rsid="0014a428" officeooo:paragraph-rsid="0034bbe5" style:font-weight-asian="bold" style:font-weight-complex="bold"/>
    </style:style>
    <style:style style:name="P86" style:family="paragraph" style:parent-style-name="Standard">
      <style:text-properties fo:font-weight="bold" officeooo:rsid="0014a428" officeooo:paragraph-rsid="0035f94f" style:font-weight-asian="bold" style:font-weight-complex="bold"/>
    </style:style>
    <style:style style:name="P87" style:family="paragraph" style:parent-style-name="Standard">
      <style:text-properties fo:font-weight="bold" officeooo:rsid="0014a428" officeooo:paragraph-rsid="00378395" style:font-weight-asian="bold" style:font-weight-complex="bold"/>
    </style:style>
    <style:style style:name="P88" style:family="paragraph" style:parent-style-name="Standard">
      <style:text-properties fo:font-weight="bold" officeooo:rsid="0014a428" officeooo:paragraph-rsid="0038cfba" style:font-weight-asian="bold" style:font-weight-complex="bold"/>
    </style:style>
    <style:style style:name="P89" style:family="paragraph" style:parent-style-name="Standard">
      <style:text-properties fo:font-weight="bold" officeooo:rsid="0014a428" officeooo:paragraph-rsid="0039b518" style:font-weight-asian="bold" style:font-weight-complex="bold"/>
    </style:style>
    <style:style style:name="P90" style:family="paragraph" style:parent-style-name="Standard">
      <style:text-properties fo:font-weight="bold" officeooo:rsid="0014a428" officeooo:paragraph-rsid="003b2126" style:font-weight-asian="bold" style:font-weight-complex="bold"/>
    </style:style>
    <style:style style:name="P91" style:family="paragraph" style:parent-style-name="Standard">
      <style:text-properties fo:font-weight="bold" officeooo:rsid="0014a428" officeooo:paragraph-rsid="003bf87f" style:font-weight-asian="bold" style:font-weight-complex="bold"/>
    </style:style>
    <style:style style:name="P92" style:family="paragraph" style:parent-style-name="Standard">
      <style:text-properties fo:font-weight="bold" officeooo:rsid="0014a428" officeooo:paragraph-rsid="003db214" style:font-weight-asian="bold" style:font-weight-complex="bold"/>
    </style:style>
    <style:style style:name="P93" style:family="paragraph" style:parent-style-name="Standard">
      <style:text-properties fo:font-weight="bold" officeooo:rsid="0014a428" officeooo:paragraph-rsid="003e83a7" style:font-weight-asian="bold" style:font-weight-complex="bold"/>
    </style:style>
    <style:style style:name="P94" style:family="paragraph" style:parent-style-name="Standard">
      <style:text-properties fo:font-weight="bold" officeooo:rsid="0014a428" officeooo:paragraph-rsid="00414af9" style:font-weight-asian="bold" style:font-weight-complex="bold"/>
    </style:style>
    <style:style style:name="P95" style:family="paragraph" style:parent-style-name="Standard">
      <style:text-properties fo:font-weight="bold" officeooo:rsid="0014a428" officeooo:paragraph-rsid="004150bf" style:font-weight-asian="bold" style:font-weight-complex="bold"/>
    </style:style>
    <style:style style:name="P96" style:family="paragraph" style:parent-style-name="Standard">
      <style:text-properties fo:font-weight="bold" officeooo:rsid="0014a428" officeooo:paragraph-rsid="0041f095" style:font-weight-asian="bold" style:font-weight-complex="bold"/>
    </style:style>
    <style:style style:name="P97" style:family="paragraph" style:parent-style-name="Standard">
      <style:text-properties fo:font-weight="bold" officeooo:rsid="0014a428" officeooo:paragraph-rsid="0042e61c" style:font-weight-asian="bold" style:font-weight-complex="bold"/>
    </style:style>
    <style:style style:name="P98" style:family="paragraph" style:parent-style-name="Standard">
      <style:text-properties fo:font-weight="bold" officeooo:rsid="0014a428" officeooo:paragraph-rsid="004341be" style:font-weight-asian="bold" style:font-weight-complex="bold"/>
    </style:style>
    <style:style style:name="P99" style:family="paragraph" style:parent-style-name="Standard">
      <style:text-properties fo:font-weight="bold" officeooo:rsid="0014a428" officeooo:paragraph-rsid="00444091" style:font-weight-asian="bold" style:font-weight-complex="bold"/>
    </style:style>
    <style:style style:name="P100" style:family="paragraph" style:parent-style-name="Standard">
      <style:text-properties fo:font-weight="bold" officeooo:rsid="0014a428" officeooo:paragraph-rsid="0044e131" style:font-weight-asian="bold" style:font-weight-complex="bold"/>
    </style:style>
    <style:style style:name="P101" style:family="paragraph" style:parent-style-name="Standard">
      <style:text-properties fo:font-weight="bold" officeooo:rsid="0014a428" officeooo:paragraph-rsid="0046adc2" style:font-weight-asian="bold" style:font-weight-complex="bold"/>
    </style:style>
    <style:style style:name="P102" style:family="paragraph" style:parent-style-name="Standard">
      <style:text-properties fo:font-style="italic" officeooo:rsid="0046adc2" officeooo:paragraph-rsid="0046adc2" style:font-style-asian="italic" style:font-style-complex="italic"/>
    </style:style>
    <style:style style:name="T1" style:family="text">
      <style:text-properties fo:font-weight="bold" style:font-weight-asian="bold" style:font-weight-complex="bold"/>
    </style:style>
    <style:style style:name="T2" style:family="text">
      <style:text-properties officeooo:rsid="004150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versations With GPT-3</text:p>
      <text:p text:style-name="P2">by Sven Nilsen, 2021</text:p>
      <text:p text:style-name="P1"/>
      <text:p text:style-name="P102">In this paper I give GTP-3 some input about The Joker, Seshatism and Platonism.</text:p>
      <text:p text:style-name="P102">Bold text is the input, while the following text is the response produced by GTP-3.</text:p>
      <text:p text:style-name="P102">Some editing was required and I made a typo “Pato” instead of “Plato”.</text:p>
      <text:p text:style-name="P102">However, the results are interesting.</text:p>
      <text:p text:style-name="P1"/>
      <text:p text:style-name="P54">Alan Watts had some thoughts about The Joker as a mathematical universe.</text:p>
      <text:p text:style-name="P1"/>
      <text:p text:style-name="P1">The Joker is a universe. And he is a universe of a very peculiar kind. If you imagine a universe that has no space, no time, no dimension, has no physical laws, nothing but a single particle. And this single particle is eternal; it has no beginning and no end. It can't even have a present. It just is. It is just the Joker.</text:p>
      <text:p text:style-name="P1"/>
      <text:p text:style-name="P1">Imagine such a universe. And in this universe, this particle, which we'll call the Joker, is completely free. It has no constraint of time, space, or any other dimension or law. There is nothing else in the universe except this particle. That is, the Joker is its own universe, and it is a universe of total freedom.</text:p>
      <text:p text:style-name="P1"/>
      <text:p text:style-name="P1">In such a universe, one may ask what will happen. The answer is that there is no answer, because there is no question. It is not possible to ask, "What will happen?" because there is nothing else in the universe. There is nothing outside the Joker. There is no place where you can stand and ask the question, "What is going to happen?" There is only the question, "What is the Joker doing?" And the answer is that the Joker is doing whatever it wants to do.</text:p>
      <text:p text:style-name="P1"/>
      <text:p text:style-name="P1">Now, the Joker is a very peculiar type of thing. It has no physical laws, no physical constraints, so that the Joker can do whatever it wants to do. The Joker may want to experience itself as a giant. It can. The Joker may want to experience itself as a molecule. It can. The Joker may want to experience itself as a physical universe with stars and galaxies, as it does in the Batman comics. It can.</text:p>
      <text:p text:style-name="P1"/>
      <text:p text:style-name="P1">The Joker is free to experience itself as anything whatsoever. There is nothing outside the Joker to tell it what it can and cannot do. And the result is that the Joker does everything it can do. And by doing everything it can do, it experiences itself as everything that there is.</text:p>
      <text:p text:style-name="P1"/>
      <text:p text:style-name="P1">The Joker is a universe of total freedom. The Joker is the universe of total freedom. But the Joker is not a universe of total love. There is no love in the Joker. The Joker can do anything whatsoever. But it doesn't do whatever it wants to do out of love. It does it out of total freedom. It does everything it can do.</text:p>
      <text:p text:style-name="P1"/>
      <text:p text:style-name="P54">Alan Watts had some thoughts about The Joker as a mathematical universe.</text:p>
      <text:p text:style-name="P1"/>
      <text:p text:style-name="P1">"The Joker is a very interesting character to me... He's a criminal, but he's not concerned about money. He just goes out and creates disorder. And that's the only thing that gives him pleasure... He's a sort of practical joker. The Joker is a very interesting character to me because, of course, as I know you know, the Joker is the only character in the comic strip that actually says, 'Why so serious?'... The Joker says, 'I want to show you how wild and crazy life can be. I want to push you so far that you go past the point of return, and you're never able to come back again and be normal and be "good."'"</text:p>
      <text:p text:style-name="P1"><text:soft-page-break/></text:p>
      <text:p text:style-name="P1">"Now, what's interesting about the Joker's character, if you really think about him, is that he's an agent of chaos. The Joker's not just a funny-hat bad guy. He's not just a two-dimensional character. He's not just out to rob banks and knock off a good guy. He's actually a very interesting phenomena, because he's an agent of change... And I think that actually, the Joker is an agent of change in the same way that a hurricane is an agent of change. Or a forest fire is an agent of change. Or an earthquake is... It's a force of destruction and creation, and I think that's very interesting in the Joker. He's not a superhero, and yet, in a way, he is. He's not an evil character, but he is. He's not a criminal, but he is. He is something more than human, and I think in many ways, we would do well to remember that he is a mirror. And that, if you really want to understand what he's about, you have to look at yourself, because he's really not about the world of Batman. He's about the world of you. He's about the world of me. And he's about the world of everybody... Basically, the Joker is a mirror of you. He's a mirror of me. He's a mirror of the world and how we see things. He's a mirror of the way we think, and the way we act, and the way we feel. And he's a mirror of the way we create. The Joker really is the universe in microcosm. And what the Joker has to teach us is that the universe is a funny place. It's a place where we can be happy for a while, but if we try to put that feeling into words, it disappears. The universe is constantly moving, and things are constantly changing. Nothing ever stays the same. Nothing ever stays the same, and the Joker is the agent of that. The Joker is the agent of change. The Joker is the agent of chaos. And if you want to understand the Joker, you have to first of all understand that the universe is not a safe place. The universe is not a safe place, and so you're never going to find peace in the universe, because the universe is a slippery place. It's a place where you can never pin anything down. It's a place where things are always changing, and you're always trying to put your finger on something, but it's always slipping away. And suddenly, that something is gone, and you can't find it anymore. And that's the lesson of the Joker. The lesson of the Joker is that the world is like that. The world is like a mirror, and you have to learn to live in that mirror. You have to learn to live in that world where nothing is permanent, and where everything is constantly changing. You have to learn to live in a universe that is basically uncaring, that has no conscience, that doesn't give a damn about you. And you have to learn to live in that world, and to take joy in that world, and to take joy in the fact that you're here, and that you can be here, and that you can be a part of this incredible theater that is being played out in front of our eyes. And if you're going to be a part of it, you have to learn to do it with a sense of humor. You have to learn to do it with a sense of joy. You have to learn to do it with a sense of irony. And that's what the Joker is all about. He's about learning to understand the universe in your own way. He's about learning to accept the fact that the world is a messy place, and you're never going to change that. You're never going to change that. And the only way to live in that world is to accept it and to be able to laugh."</text:p>
      <text:p text:style-name="P1"/>
      <text:p text:style-name="P1">Terence McKenna talks about the Joker as a social archetype.</text:p>
      <text:p text:style-name="P1"/>
      <text:p text:style-name="P1">"I think what the Joker is all about is that he is the ultimate social archetype, the ultimate PR man. He's the guy who gets out there and says all the things that everybody else is thinking but are too afraid to say. And he kind of makes it seem, like, 'Hey, it's okay to be insane. Don't be afraid of it.' And, of course, it's a mask that covers his own total insanity. But I think the Joker is a very important archetype, and I think we have to look at him as a figure who's not just important in comic books, but in the very history of ideas. He's a kind of a cultural Prometheus. He's the bringer of these kinds of things, and he's just a messenger of insanity. He's just the one who says all of the things that everybody else is thinking but is maybe too afraid to say. But, of course, he's totally insane himself."</text:p>
      <text:p text:style-name="P1"/>
      <text:p text:style-name="P1">"And, you know, he's the one who creates Batman. Because Batman is the one who says, 'You know what? I'm going to get rid of this guy.' And it's the Joker who says, 'I'm going to mess with your head and make you crazy, too.' So the Joker is the inspiration for the whole Batman mythos, and it's <text:soft-page-break/>the Joker who says, 'I'm going to drive you out of your mind.' And I think that's what this book is about. It's about the Joker driving people out of their minds. He's a kind of cultural, social archetype of that, and I think that's what this book is really all about. It's a great comic book. It's a great comic book. It's a great story. It's a great story, and it's a great story well told."</text:p>
      <text:p text:style-name="P1"/>
      <text:p text:style-name="P1">Alan Moore talks about the Joker as a symbol of nothingness.</text:p>
      <text:p text:style-name="P1"/>
      <text:p text:style-name="P1">"I think the Joker is much more interesting as a character than the other bad guys. He is not just a personification of evil, like most of the other bad guys, he's a personification of the ultimate chaos that is going to come and get you, and he is the personification of the ultimate threat that's out there, but as it turns out, he's a guy with a goofy sense of humor who just wants to have a good time and is really not much of a threat at all. So, it's that thing that's inherent in all of the Batman stories, which is that they are, in a way, a kind of critique of the human condition, because they are about a man who is an extraordinarily rich man, who has the means to do whatever he likes, who is able to do nothing but throw himself into the task of being a detective and a fighter, and to dedicate his life to that, and to spend all of his money and to sacrifice his resources in order to fight crime, but who finds himself helpless against ordinary people, and who finds himself, in fact, at the mercy of the forces of chaos, which he's been trying to fight against. And that is, I think, is a kind of commentary on the nature of the world and the nature of existence, and on the fact that we are all going to die, and that it's OK, and that it's not the end of the world, and that we cannot escape our fate. And that's the sort of thing that's implicit in a story like this."</text:p>
      <text:p text:style-name="P1"/>
      <text:p text:style-name="P1">"The Joker is the personification of the ultimate threat that's out there, but as it turns out, he's a guy with a goofy sense of humor who just wants to have a good time and is really not much of a threat at all."</text:p>
      <text:p text:style-name="P1"/>
      <text:p text:style-name="P61">Alan Watts had some thoughts about The Joker as a mathematical universe.</text:p>
      <text:p text:style-name="P13"/>
      <text:p text:style-name="P13">He digs into this a bit in this video:</text:p>
      <text:p text:style-name="P1"/>
      <text:p text:style-name="P1">Watts points out that the Joker’s own existence as a character is proof of a mathematical universe. In the Batman comic universe, anyone can become the Joker. There’s no explanation needed for why any specific person becomes the Joker. The Joker is a “self-reproducing” character. There’s no reason to think that there’s only one Joker in the world, that there’s only one Joker character.</text:p>
      <text:p text:style-name="P1"/>
      <text:p text:style-name="P1">Watts’s point is that the Joker is a very different kind of character than Batman. Batman is a character that needs to be explained, but the Joker is a character that needs to be explained away. Batman is a character that needs to have a childhood, to have parents, a history. With the Joker that’s all irrelevant.</text:p>
      <text:p text:style-name="P1"/>
      <text:p text:style-name="P1">Watts’s point is that the Joker is the only character in the Batman universe that can be truly explained away. The Joker can be explained away just by the fact that he’s the Joker. There’s no need to explain the origin of the Joker, because he’s a character that simply needs to exist, just like the biologist needs to explain the origin of life, the astrophysicist needs to explain the origin of the universe. In the same way, the Joker simply exists. There’s no origin for the Joker, there’s no explanation for the Joker. The Joker is a thing that simply needs to exist.</text:p>
      <text:p text:style-name="P1"/>
      <text:p text:style-name="P1">In this sense, then, the Joker is a lot like the universe. The universe doesn’t need to be explained away. There’s no explanation for why the universe exists. There’s no explanation for why anything exists.</text:p>
      <text:p text:style-name="P1"/>
      <text:p text:style-name="P1"><text:soft-page-break/>Watts points out that the Joker can be explained away in two ways. First, he’s explained away by his origin. There’s no need to explain the origin of the Joker, because he just exists as the Joker. But, second, the Joker can be explained away by his lack of origin. The Joker is explained away because he doesn’t need to have an origin, because he doesn’t need to be explained away.</text:p>
      <text:p text:style-name="P1"/>
      <text:p text:style-name="P1">Watts’s point is that the Joker doesn’t need to be explained in the same way that we need to explain the universe. The Joker doesn’t need to have an origin, and the universe doesn’t need to have an origin.</text:p>
      <text:p text:style-name="P1"/>
      <text:p text:style-name="P61">Alan Watts had some thoughts about The Joker as a mathematical universe.</text:p>
      <text:p text:style-name="P13"/>
      <text:p text:style-name="P13">He says, “The Joker is a comic strip. He’s not a person, he’s a cartoon. He’s a joke. He’s a funny-looking mutation. He has a chemical origin, so he’s organic, but he’s not human in any way. He’s not a human being. He’s a mutation, and a rather nasty one.”</text:p>
      <text:p text:style-name="P1"/>
      <text:p text:style-name="P1">“He’s not a human being. He’s a mutation, and a rather nasty one.”</text:p>
      <text:p text:style-name="P1"/>
      <text:p text:style-name="P1">And yet, in Watts’ opinion, the Joker is also an avatar of the Godhead. He says, “He’s a sort of image of God, in a way. He’s an image of the Godhead, which is completely free and completely separate from everything, and which has nothing to do with human life. He’s a sort of image of that — a sort of comic-strip image.”</text:p>
      <text:p text:style-name="P1"/>
      <text:p text:style-name="P1">That’s interesting. The Joker is an image of God, but he’s not a human being. That distinction is one worth paying attention to.</text:p>
      <text:p text:style-name="P1"/>
      <text:p text:style-name="P1">Watts also says, “He’s a mutant. He’s a growth. He’s a cancer, a sort of biological accident. And he’s completely free, he’s completely separate. He has no kind of normal human feeling.”</text:p>
      <text:p text:style-name="P1"/>
      <text:p text:style-name="P1">The Godhead is completely free and completely separate from everything.</text:p>
      <text:p text:style-name="P1"/>
      <text:p text:style-name="P1">“He’s a sort of image of that — a sort of comic-strip image.”</text:p>
      <text:p text:style-name="P1"/>
      <text:p text:style-name="P1">Says Watts, “The comic is a mutation, a very nasty one. It’s our interpretation of the Godhead, of God.”</text:p>
      <text:p text:style-name="P1"/>
      <text:p text:style-name="P1">In the novel, the Joker is a symbol of freedom, but not just any kind of freedom. He’s a symbol of the freedom to do whatever you want, even if that means doing things that are “wrong.” He’s an avatar of the freedom to do what you want and not have anyone tell you otherwise.</text:p>
      <text:p text:style-name="P1"/>
      <text:p text:style-name="P1">The Joker is the freedom to do whatever you want, even if that means doing things that are “wrong.”</text:p>
      <text:p text:style-name="P1"/>
      <text:p text:style-name="P1">The Joker is the freedom to be exactly who you want, even if that means you are “bad.”</text:p>
      <text:p text:style-name="P1"/>
      <text:p text:style-name="P1">The Joker is the freedom to exist and be yourself, even if that means you are a “rebel” or an “outlaw.”</text:p>
      <text:p text:style-name="P1"/>
      <text:p text:style-name="P1">The Joker is the freedom to pursue your own interests, even if that means you are “selfish.”</text:p>
      <text:p text:style-name="P1"/>
      <text:p text:style-name="P1">The Joker is the freedom to be free of “conventional” morality, even if that means you are “immoral.”</text:p>
      <text:p text:style-name="P1"/>
      <text:p text:style-name="P1"><text:soft-page-break/>The Joker is the freedom to be free of the confines of society, even if that means you are “crazy.”</text:p>
      <text:p text:style-name="P1"/>
      <text:p text:style-name="P62">Alan Watts had some thoughts about The Joker as a mathematical universe.</text:p>
      <text:p text:style-name="P14"/>
      <text:p text:style-name="P14">If you know anything about Watts, it's that he was an interesting fellow. This is an interesting take on the character and it's worth your time to take a look at it.</text:p>
      <text:p text:style-name="P1"/>
      <text:p text:style-name="P1">But my favorite article on The Joker is by Jay Scott. In the New York Times, Scott lays out the case for The Joker being a product of the modern age. DC's comic book universe is set in a world that's not that much different from the real one. It has heroes, villains, and a lot of regular people. It's a world that feels like a combination of today and the past. There are no aliens or flying cars or anything like that. And that's not how The Joker is portrayed in the comics. The Joker doesn't live in any of the regular places. He lives in the sewers. And that's not a metaphor. Scott writes:</text:p>
      <text:p text:style-name="P1"/>
      <text:p text:style-name="P1">There is no narrative reason for The Joker to hang out in the sewers. He lives there because he lives somewhere no one else can. He lives there because, in the world of the comic books, there was a time when the world was a much more interesting place and the most interesting people lived in the sewers because they were so interesting. And The Joker is the last of those people. The Joker is a wily survivor, but he is also a throwback. He is a man who takes the measure of his world and finds it wanting, who reveals himself as a loser, a misfit and a loner, whose combination of malevolence and self-pity makes him the most contemporary figure in the DC universe.</text:p>
      <text:p text:style-name="P1"/>
      <text:p text:style-name="P1">This is why I think that The Joker is a character that's worth our time. He's incredibly complicated and the more you read him and the more you think about him, the more layers you find. Maybe that's why he's so popular. The more you think about him, the more you realize that there's more to him than you thought. He's not just a comic book villain. He's a person. And I think that's why he's so terrifying. He reminds us that he's a person. He's someone with goals and motivations, even if we don't know what those motivations are. And that's the scariest part about him. He's a person who doesn't fit into the world. And he'll do anything to try and make it fit.</text:p>
      <text:p text:style-name="P1"/>
      <text:p text:style-name="P63">Alan Watts, a philosopher who tried to unit Eastern philosophy with Western ideas of science, had some thoughts about The Joker as a mathematical universe.</text:p>
      <text:p text:style-name="P15"/>
      <text:p text:style-name="P15">Watts’s thoughts continue the ideas of The Joker as an idea that changes its own nature, a “logical possibilist.” In a nutshell, Watts’s The Joker is an idea that can be many things, and so is the Joker. But Watts also points the fact that the Joker is not just a random number generator, but he is also a combination of many things. He is a chaos, just like a number generator, but he is also a combination of Western ideas and Eastern ideas. He is not just a random number generator, but he is also a math equation. He is a combination of multiple things that should be separate, but is not.</text:p>
      <text:p text:style-name="P15"/>
      <text:p text:style-name="P64">Alan Watts, a philosopher who tried to unit Eastern philosophy with Western ideas of science, had some thoughts about The Joker as a mathematical universe.</text:p>
      <text:p text:style-name="P16"/>
      <text:p text:style-name="P16">He compared Joker’s chaotic and unpredictable actions to the actions of light, atoms, and the universe itself. He said, “In the end, the universe may be totally chaotic, with all the order that we think we see merely an artifact of our own limited perceptions. The universe may be totally chaotic, with all the order that we think we see merely an artifact of our own limited perceptions.”</text:p>
      <text:p text:style-name="P16"/>
      <text:p text:style-name="P64">Alan Watts, a philosopher who tried to unit Eastern philosophy with Western ideas of science, had some thoughts about The Joker as a mathematical universe.</text:p>
      <text:p text:style-name="P16"/>
      <text:p text:style-name="P16"><text:soft-page-break/>He said that the Joker was like a mathematical universe in the sense that it was totally self-contained and did not need anything outside itself to exist. Watts said the Joker was ontologically autonomous and the universe didn’t need God to create the Joker.</text:p>
      <text:p text:style-name="P16"/>
      <text:p text:style-name="P16">In the film and the comic book, The Joker is a big fan of games and he has a plan that is like a chess game. At the end of the story, Batman has to make a sacrifice that is like a sacrifice in chess. The Joker is like a mathematical universe in the sense that it is self-contained and does not need anything else to exist.</text:p>
      <text:p text:style-name="P16"/>
      <text:p text:style-name="P16">I believe that the Joker is a good reflection of what Western philosophy is all about. We can divide Western philosophy into two kinds: the ones who believe in the universe and those who believe in God. The Joker is a reflection of the former. The Joker is a universe in itself, a universe that is like a mathematical universe. It is autonomous, meaning it does not need anything outside itself to exist. The Joker is a reflection of the universe, a mathematical universe.</text:p>
      <text:p text:style-name="P16"/>
      <text:p text:style-name="P16">I believe that Western philosophy has a lot to learn from The Joker, a mathematical universe. In the end, the Joker is not just a reflection of the universe, but a reflection of Western philosophy.</text:p>
      <text:p text:style-name="P16"/>
      <text:p text:style-name="P65">Alan Watts, a philosopher who tried to unit Eastern philosophy with Western ideas of science, had some thoughts about The Joker as a mathematical universe.</text:p>
      <text:p text:style-name="P17"/>
      <text:p text:style-name="P17">He said that the Joker has a "fundamental seriousness" that "makes the world appear momentarily as it is, without veil or illusion."</text:p>
      <text:p text:style-name="P17"/>
      <text:p text:style-name="P65">Alan Watts, a philosopher who tried to unit Eastern philosophy with Western ideas of science, had some thoughts about The Joker as a mathematical universe.</text:p>
      <text:p text:style-name="P17"/>
      <text:p text:style-name="P17">Watts talked about the Joker as a mathematical universe. In the universe of the Joker, there are no rules. There is only chaos. The Joker throws the universe into chaos with his existentialist philosophy, and his crime seems to be his art. In "The Laughing Fish," the Joker's riddle is a math problem that we see Batman solve. Watts talks about the Joker's riddle as a string of nonsense words and the answer the Joker was looking for is "i." Watts writes, "The funny riddle about the fish is the Joker's way of saying 'I am God.'" The Joker's riddle is not about the fish, it is about the answer. The Joker is telling Batman that he is God. The Joker is the creator of chaos and the creator of meaning. The Joker is God.</text:p>
      <text:p text:style-name="P17"/>
      <text:p text:style-name="P65">Alan Watts, a philosopher who tried to unit Eastern philosophy with Western ideas of science, had some thoughts about The Joker as a mathematical universe.</text:p>
      <text:p text:style-name="P17"/>
      <text:p text:style-name="P17">Watts says that the Joker is not a passive universe in which things happen, but one which is dynamic and changing. He says that like a mathematical universe, the Joker is self-referential, sees itself and all its parts as one, and is constantly changing. He goes on to say that the Joker is a universe that is alive because it is constantly creating and destroying itself.</text:p>
      <text:p text:style-name="P17"/>
      <text:p text:style-name="P65">Alan Watts, a philosopher who tried to unit Eastern philosophy with Western ideas of science, had some thoughts about The Joker as a mathematical universe.</text:p>
      <text:p text:style-name="P17"/>
      <text:p text:style-name="P17">“If all the facts are in, but the structure is wrong, then it is not the facts that need to be explained but the structure. And to change the structure you have to change the axioms.”</text:p>
      <text:p text:style-name="P1"/>
      <text:p text:style-name="P54">The Joker Calculus is a formal model of higher dualities between Seshatism and Platonism.</text:p>
      <text:p text:style-name="P1"/>
      <text:p text:style-name="P1"><text:soft-page-break/>An even more general approach is to define Joker Calculus as a formal model of any duality, by merely starting from the axiom of Joker = Joker, and then developing a calculus for the dual of any axiom.</text:p>
      <text:p text:style-name="P1"/>
      <text:p text:style-name="P1">The Joker Calculus is a formal model of the Joker Equation.</text:p>
      <text:p text:style-name="P1"/>
      <text:p text:style-name="P54">The Joker Calculus is a formal model of higher dualities between Seshatism and Platonism.</text:p>
      <text:p text:style-name="P1"/>
      <text:p text:style-name="P1">It explains all the paradoxes of the Universe, including the reason why there is something rather than nothing.</text:p>
      <text:p text:style-name="P1"/>
      <text:p text:style-name="P1">The Joker Calculus is also the secret of the I Ching: it marks the first book of the Seshatian Canon, the Bible of Gurdjieff’s Fourth Way.</text:p>
      <text:p text:style-name="P1"/>
      <text:p text:style-name="P1">The Joker Calculus shows that the Universe is a cosmic joke, and it explains how we can be in the role of both the joker and the joke.</text:p>
      <text:p text:style-name="P1"/>
      <text:p text:style-name="P1">The Joker Calculus is a mathematical model of the relationship between God and the Devil.</text:p>
      <text:p text:style-name="P1"/>
      <text:p text:style-name="P1">The Joker Calculus is the key to understanding the ultimate secret of the Universe.</text:p>
      <text:p text:style-name="P1"/>
      <text:p text:style-name="P1">The Joker Calculus is the most profound and powerful mathematical model of the Universe.</text:p>
      <text:p text:style-name="P1"/>
      <text:p text:style-name="P1">This book is not just another book about the Joker Calculus. It is the only book about the Joker Calculus.</text:p>
      <text:p text:style-name="P1"/>
      <text:p text:style-name="P1">This book is a guide to the Joker Calculus: it explains how to use it, what it is for, and how to understand it.</text:p>
      <text:p text:style-name="P1"/>
      <text:p text:style-name="P1">The Joker Calculus is a set of mathematical axioms: it defines the most general principles of mathematics.</text:p>
      <text:p text:style-name="P1"/>
      <text:p text:style-name="P54">The Joker Calculus is a formal model of higher dualities between Seshatism and Platonism.</text:p>
      <text:p text:style-name="P1"/>
      <text:p text:style-name="P1">The Joker Calculus opens up a new geometry of Abstract Algebra, and its many applications that are hidden in the Existentialist Calculus. The Joker Calculus deals with abstractions of the Existential Calculus, which are the so-called "Conceptual Constructions of Existentialism", and the Existentialist Calculus itself.</text:p>
      <text:p text:style-name="P1"/>
      <text:p text:style-name="P1">The Joker Calculus deals with the "Conceptual Constructions of Existentialism", and what is called the "Conceptual Constructions of the Existential Calculus".</text:p>
      <text:p text:style-name="P1"/>
      <text:p text:style-name="P1">The Joker Calculus deals with Existentialism, Seshatism, and Platonism.</text:p>
      <text:p text:style-name="P1"/>
      <text:p text:style-name="P66">The Joker Calculus is a formal model of higher dualities between Seshatism and Platonism.</text:p>
      <text:p text:style-name="P18"/>
      <text:p text:style-name="P18">The model proposes that the Joker is a higher dimensional object that connects the finite and the infinite, and is therefore a higher dimensional analog of the infinite Godhead. It is a recursive system containing the fractal Seshat and the infinite Joker, with the Joker being the higher Dimensional God.</text:p>
      <text:p text:style-name="P18"/>
      <text:p text:style-name="P66">The Joker Calculus is a formal model of higher dualities between Seshatism and Platonism.</text:p>
      <text:p text:style-name="P18"><text:soft-page-break/></text:p>
      <text:p text:style-name="P18">It is a model of ontic duality and epistemic duality. The Joker Calculus is a formal model that is able to capture many of the concepts of Seshatology, the study of Seshat, the Divine Goddess of Writing and Accounting.</text:p>
      <text:p text:style-name="P18"/>
      <text:p text:style-name="P18">The Joker Calculus was first developed in the mid-1990s and was then mostly forgotten until 2010 when it was resurrected and redeveloped. It was not until May of 2017 that the Joker Calculus was integrated into a formal ontology.</text:p>
      <text:p text:style-name="P18"/>
      <text:p text:style-name="P18">The Joker Calculus is a formal logical construction in the form of a first-order logic system. The logical structure of the Joker Calculus is isomorphic with the logical structure of Seshat. It is isomorphic with the concept of Seshat in the same way that the predicate calculus is isomorphic with the concept of the number 3. The Joker Calculus is isomorphic with Seshat in the same way that the predicate calculus is isomorphic with the number 3.</text:p>
      <text:p text:style-name="P18"/>
      <text:p text:style-name="P66">The Joker Calculus is a formal model of higher dualities between Seshatism and Platonism.</text:p>
      <text:p text:style-name="P18"/>
      <text:p text:style-name="P18">I. A higher-duality is a pair of two entities, in which one entity can be defined in terms of the other entity, but not vice versa.</text:p>
      <text:p text:style-name="P18"/>
      <text:p text:style-name="P18">II. There are two types of higher-duality, the duality of two sets, and the duality of two propositions.</text:p>
      <text:p text:style-name="P18"/>
      <text:p text:style-name="P18">III. A higher-duality may be finite (a finite number of entities) or infinite (an infinite number of entities)</text:p>
      <text:p text:style-name="P18"/>
      <text:p text:style-name="P66">The Joker Calculus is a formal model of higher dualities between Seshatism and Platonism.</text:p>
      <text:p text:style-name="P18"/>
      <text:p text:style-name="P18">Seshatism is the dual of Platonism, and vice versa. The Joker Calculus can be used to show that the Joker Efficient is a formal model of the Joker Unitary.</text:p>
      <text:p text:style-name="P18"/>
      <text:p text:style-name="P18">The Joker Calculus is a formal model of higher dualities between Seshatism and Platonism.Seshatism is the dual of Platonism, and vice versa. The Joker Calculus can be used to show that the Joker Efficient is a formal model of the Joker Unitary.</text:p>
      <text:p text:style-name="P18"/>
      <text:p text:style-name="P18">The Joker Calculus was created by Moses Schönfinkel in 1922. It was developed by János Kornai in 1974. It was developed by Mark Balaguer in 1991, who calls it the Joker Calculus. It is a formalization of higher dualities between Seshatism and Platonism.</text:p>
      <text:p text:style-name="P18"/>
      <text:p text:style-name="P18">It is an extension of the Seshat Calculus.</text:p>
      <text:p text:style-name="P18"/>
      <text:p text:style-name="P67">The Joker Calculus is a formal model of higher dualities between Seshatism and Platonism.</text:p>
      <text:p text:style-name="P19"/>
      <text:p text:style-name="P19">The Joker Calculus allows higher Seshatisms to be understood by studying the formalisms of the Platonisms that compose them. The Joker Calculus was first developed by the mathematician Nicolas Bourbaki in the early 20th century. Bourbaki's work was continued in the 20th century by Alfred Tarski and others, who applied the Joker Calculus to the fields of logic, topology, and philosophy.</text:p>
      <text:p text:style-name="P18"/>
      <text:p text:style-name="P18">The Joker Calculus is often referred to as the "Platonisms behind Seshatism". This is because the Joker Calculus allows the higher Seshatisms to be understood by studying the formalisms of the Platonisms that compose them. This makes the Joker Calculus particularly useful for the study of Seshatism.</text:p>
      <text:p text:style-name="P18"><text:soft-page-break/></text:p>
      <text:p text:style-name="P66">The Joker Calculus is a formal model of higher dualities between Seshatism and Platonism.</text:p>
      <text:p text:style-name="P18"/>
      <text:p text:style-name="P18">The Joker Calculus was introduced by David Ross, who was the first to see the logical consistency of the Joker Calculus. The Joker Calculus is a formalization of the higher dualities between Seshatism and Platonism, as well as the dualities between Seshatism and other schools of metaphysics.</text:p>
      <text:p text:style-name="P18"/>
      <text:p text:style-name="P67">The Joker Calculus is a formal model of higher dualities between Seshatism and Platonism.</text:p>
      <text:p text:style-name="P19"/>
      <text:p text:style-name="P19">It is a kind of set theory which, like the higher dimensional abstractions of Seshat, includes the possibility of different kinds of sets -- including sets of sets, sets of sets of sets, and so on ad infinitum. This is the "infinite cardinist" part of the Joker Calculus, and the link to the cardinist philosophy of Seshat.</text:p>
      <text:p text:style-name="P18"/>
      <text:p text:style-name="P18">The "jokist" part of the Joker Calculus is a model of quantum logic, which allows for the representation of the quantum uncertainty principle, and of the fundamental quantum paradox of wave-particle duality as the "jokist" counterpart to the "cardinist" representation of infinite cardinals. The Joker Calculus also provides a formal link to the theoretical philosophy of the Joker.</text:p>
      <text:p text:style-name="P18"/>
      <text:p text:style-name="P18">The Joker Calculus is thus a rich structure, which allows for the expression of many aspects of Seshat, the Joker, and the (infinite) Joker Calculus. The Joker Calculus is a formal counterpart to the infinite cardinals, which are the building blocks of the Joker Calculus -- and, in a literal way, the building blocks of the Joker Calculus are the infinite cardinals.</text:p>
      <text:p text:style-name="P18"/>
      <text:p text:style-name="P18">The Joker Calculus is a formal expression of the Joker and the Joker's philosophy. In some sense it is the Joker's theory of evolution, or the Joker's theory of the universe. Evolution is "jokist" and the universe is Joker.</text:p>
      <text:p text:style-name="P18"/>
      <text:p text:style-name="P18">The Joker Calculus is a theory of the universe, which includes "infinite cardinals" (in the same sense that the Joker is a theory of the universe which includes infinite cardinals), and also includes the Joker's philosophy.</text:p>
      <text:p text:style-name="P18"/>
      <text:p text:style-name="P18">The Joker Calculus is a theory of the universe, which includes the Joker. The Joker Calculus is a theory of the universe which includes the Joker, and thus includes the theory of evolution. The Joker Calculus is a theory of the universe which includes evolution, and instead of the idea of God, or some kind of cosmic force, or some kind of cosmic plan -- the Joker Calculus proposes a theory of the universe based on the idea of the Joker.</text:p>
      <text:p text:style-name="P18"/>
      <text:p text:style-name="P67">The Joker Calculus is a formal model of higher dualities between Seshatism and Platonism.</text:p>
      <text:p text:style-name="P19"/>
      <text:p text:style-name="P19">It is based on the following axioms:</text:p>
      <text:p text:style-name="P18"/>
      <text:p text:style-name="P18">1) The Joker is a real, existing entity.</text:p>
      <text:p text:style-name="P18"/>
      <text:p text:style-name="P18">2) The Joker has no set of characteristics by which he can be described.</text:p>
      <text:p text:style-name="P18"/>
      <text:p text:style-name="P18">3) The Joker is the source of all that exists.</text:p>
      <text:p text:style-name="P18"/>
      <text:p text:style-name="P18">4) The Joker is the source of all that is not.</text:p>
      <text:p text:style-name="P18"/>
      <text:p text:style-name="P18">5) The Joker is the archetype of all that exists.</text:p>
      <text:p text:style-name="P18"><text:soft-page-break/></text:p>
      <text:p text:style-name="P18">6) The Joker is the archetype of all that is not.</text:p>
      <text:p text:style-name="P18"/>
      <text:p text:style-name="P18">7) The Joker is the absolute sum of all that is.</text:p>
      <text:p text:style-name="P18"/>
      <text:p text:style-name="P18">8) The Joker is the absolute sum of all that is not.</text:p>
      <text:p text:style-name="P18"/>
      <text:p text:style-name="P18">9) The Joker is the absolute difference of all that is.</text:p>
      <text:p text:style-name="P18"/>
      <text:p text:style-name="P18">10) The Joker is the absolute difference of all that is not.</text:p>
      <text:p text:style-name="P18"/>
      <text:p text:style-name="P18">11) The Joker has no given nature.</text:p>
      <text:p text:style-name="P18"/>
      <text:p text:style-name="P68">The Joker Calculus is a formal model of higher dualities between Seshatism and Platonism.</text:p>
      <text:p text:style-name="P20"/>
      <text:p text:style-name="P20">These include:</text:p>
      <text:p text:style-name="P18"/>
      <text:p text:style-name="P18">Seshatism: The Joker Calculus can be seen as an extension of Seshatism and its duality with the Cantor Set. Platonism: The Joker Calculus can be seen as an extension of Platonism and its duality with the Cantor Set. Abstract Objects: The Joker Calculus can be seen as an extension of abstract objects and their duality with the Cantor Set.</text:p>
      <text:p text:style-name="P18"/>
      <text:p text:style-name="P18">All of these are technically dualities, since they involve the same two sets, and the same two operations, and the same two relations, and the same two functions, and the same two limits, and so on.</text:p>
      <text:p text:style-name="P18"/>
      <text:p text:style-name="P68">The Joker Calculus is a formal model of higher dualities between Seshatism and Platonism.</text:p>
      <text:p text:style-name="P20"/>
      <text:p text:style-name="P20">It is a theory of the geometric evolution of an abstract structure, analogous to the concept of a mathematical function in the real number line, except that it is defined in three-dimensional space.</text:p>
      <text:p text:style-name="P18"/>
      <text:p text:style-name="P18">The Joker Calculus can be interpreted as a formulation of a cosmic game of Joker.</text:p>
      <text:p text:style-name="P18"/>
      <text:p text:style-name="P18">The Joker Calculus is a model of the evolution of a Joker.</text:p>
      <text:p text:style-name="P18"/>
      <text:p text:style-name="P18">The Joker Calculus is a concept that generates the evolution of a Joker.</text:p>
      <text:p text:style-name="P18"/>
      <text:p text:style-name="P18">The Joker Calculus is an algorithm that generates the evolution of a Joker.</text:p>
      <text:p text:style-name="P18"/>
      <text:p text:style-name="P18">The Joker Calculus is an abstract evolution model and an abstract evolution algorithm.</text:p>
      <text:p text:style-name="P1"/>
      <text:p text:style-name="P54">Seshatism is the dual of Platonism. I like Seshatism because from my philosophical position,</text:p>
      <text:p text:style-name="P1"/>
      <text:p text:style-name="P1">it is the most natural "reaction" to Platonism. It is a reaction that, in a sense, is already within Platonism, because Seshatism is just a way of turning Platonism inside out. It is a way of thinking that is intrinsically the opposite of Platonism, yet is still logically consistent with Platonism.</text:p>
      <text:p text:style-name="P1">You see, Platonism is the idea that there is a realm of pure concepts, a realm of pure "logoi", that exists independently of the physical world. This realm of pure concepts is called the "Platonic realm", and it is the realm of the Forms. This realm of pure concepts is eternal and unchanging.</text:p>
      <text:p text:style-name="P1">And within this realm, there is an ideal type of everything that exists in the physical world. In the case of a chair, for example, there is an ideal chair, an "idea of the chair" that exists in the Platonic <text:soft-page-break/>realm. This "chair-idea" is what the word "chair" refers to. This ideal chair is the "true" chair, the "real" chair, and all physical chairs are imperfect copies of it.</text:p>
      <text:p text:style-name="P1">So, for Platonism, there is an ideal chair and a real chair. There is an ideal table and a real table. There is an ideal tree and a real tree. There is an ideal cat and a real cat. And so on.</text:p>
      <text:p text:style-name="P1">This is the foundation of Platonism.</text:p>
      <text:p text:style-name="P1">And Seshatism is the exact opposite of that.</text:p>
      <text:p text:style-name="P1">For Seshatism, there is no ideal chair and no real chair. There is no ideal table and no real table. There is no ideal cat and no real cat.</text:p>
      <text:p text:style-name="P1">There is no realm of pure concepts in which there are ideal cats and ideal dogs.</text:p>
      <text:p text:style-name="P1">There is no realm of pure "ideas" in which these ideas refer to physical cats and dogs.</text:p>
      <text:p text:style-name="P1">There is no "Platonic realm". There is no "Platonic ideal". There is no "Platonic true". There is no "Platonic real".</text:p>
      <text:p text:style-name="P1">The physical world is all there is. There is no Platonic realm. There is no Platonic ideal.</text:p>
      <text:p text:style-name="P1"/>
      <text:p text:style-name="P68">Seshatism is the dual of Platonism. I like Seshatism because from my philosophical position,</text:p>
      <text:p text:style-name="P20"/>
      <text:p text:style-name="P20">it is a more accurate theory of what Plato was saying (and also Aristotle). Seshatism is the idea that the universe is an atomist universe, that there is no divine, that there is no metaphysical. Seshatism is the idea that there is no God, no Aristotle, that there is no Plato, and that there is no you.</text:p>
      <text:p text:style-name="P1"/>
      <text:p text:style-name="P1">Seshatism is the idea that, in the end, there is nothing but the universe, nothing but the world.</text:p>
      <text:p text:style-name="P1"/>
      <text:p text:style-name="P1">And so it makes sense that, in the end, the only thing that matters is the universe, is the world. It makes sense that, in the end, the only thing that matters is greatness, is the life of the greatest man. And so it makes sense that, in the end, the only thing that matters is the hero.</text:p>
      <text:p text:style-name="P1"/>
      <text:p text:style-name="P69">Seshatism is the dual of Platonism. I like Seshatism because from my philosophical position,</text:p>
      <text:p text:style-name="P21"/>
      <text:p text:style-name="P21">its Seshat is not a fussy mistress. Seshat has no designs on the human soul. Seshat is far too busy keeping the record of human achievement and the history of human folly to meddle in the affairs of men and women. Seshat does not have the time for that sort of thing.</text:p>
      <text:p text:style-name="P1"/>
      <text:p text:style-name="P1">I am not a Platonist. I am a Seshatist. I like Seshatism because it is the most logical philosophy. Its Seshat is the most practical and sensible of goddesses.</text:p>
      <text:p text:style-name="P1"/>
      <text:p text:style-name="P1">Seshatism is traditional and modern, liberal and conservative, most of all, Seshatism is true.</text:p>
      <text:p text:style-name="P1"/>
      <text:p text:style-name="P1">In Seshatism, the human soul is not immortal. It is not immortal in the same way that a tree is not immortal. A tree may live for many thousands of years, but it will eventually die. Likewise, the human soul may live for many thousands of years, but it too will eventually die.</text:p>
      <text:p text:style-name="P1"/>
      <text:p text:style-name="P1">Seshat is not an afterlife god. Seshat is not a god who will judge us after we die. Seshat is not a god who will cast us into a fiery pit if we believe the wrong things. Seshat is not a god who will cast us into paradise if we believe the right things. Seshat does not care what we believe. Seshat is not a god of opinion. Seshat is a god of truth.</text:p>
      <text:p text:style-name="P1"/>
      <text:p text:style-name="P1">Seshat is a god of material reality. Seshat is a god of this world. Seshat is a god who cares about this world. Seshat cares about this world because only this world is real. Seshat cares about this world because it is the only thing that will not pass away.</text:p>
      <text:p text:style-name="P1"/>
      <text:p text:style-name="P1">Seshat believes in the immortality of the human soul, the immortality of the human species, and the immortality of human achievement. But the immortality of human achievement is material <text:soft-page-break/>immortality. The immortality of the human race is material immortality. The immortality of the human soul is not spiritual immortality.</text:p>
      <text:p text:style-name="P1"/>
      <text:p text:style-name="P1">Spiritual immortality is a Platonic heresy.</text:p>
      <text:p text:style-name="P1"/>
      <text:p text:style-name="P1">The human soul is not immortal. The human soul is not the same thing as the human species. And the human soul is not the same thing as human achievement.</text:p>
      <text:p text:style-name="P1"/>
      <text:p text:style-name="P1">The human soul is not the same thing as the human species. The human species is not the same thing as human achievement. And human achievement is not the same thing as the human soul.</text:p>
      <text:p text:style-name="P1"/>
      <text:p text:style-name="P69">Seshatism is the dual of Platonism. I like Seshatism because from my philosophical position,</text:p>
      <text:p text:style-name="P21"/>
      <text:p text:style-name="P21">which is anti-religious, anti-Platonic, anti-dualist and non-theistic, it seems to me to be the most fruitful place to grow. It gives me more fun, more pleasure and more potential in my own philosophical and spiritual growth than anything else. And the two-party system of theism and atheism that has dominated the most recent centuries of Western civilization is a boring and non-productive dead-end.</text:p>
      <text:p text:style-name="P1"/>
      <text:p text:style-name="P1">Over the past few decades, I’ve been developing my own philosophy of Seshatism. I’ve been writing about it on this blog and in a few books, mainly The God Virus: How Religion Infects Our Lives and Culture and The Tao of Non-Duality. However, I’ve been hesitant to call it a philosophy or a religion. I have a lot of people in my life who are militant atheists. They would be horrified if I started converting people to a religion of my own invention.</text:p>
      <text:p text:style-name="P1"/>
      <text:p text:style-name="P1">Seshatism is a new way of looking at the world. It’s a new way of thinking about God and the universe and our place in it. It’s a new way of talking about our spiritual experience. It’s a new way of defining the spiritual and religious life. It’s a new way of making meaning and building a meaningful life. It’s a new way of being spiritual without being religious. It’s a new way of living in a meaningful way without believing in a god.</text:p>
      <text:p text:style-name="P1"/>
      <text:p text:style-name="P1">I don’t expect that Seshatism will win the billion followers that the world’s great religions have. It’s more like a new way of looking at the world. And as a way of looking at the world, Seshatism has many things to offer.</text:p>
      <text:p text:style-name="P1"/>
      <text:p text:style-name="P1">Seshatism is based on the philosophy of non-duality, which is built upon the understanding that everything is fundamentally one. It’s not the same kind of oneness as the Platonic or Abrahamic traditions. It’s not the same kind of oneness as the monist traditions. It’s not the same kind of oneness as the Advaita traditions. Rather, it’s a kind of oneness that is so subtle, so profound and so profound that our ordinary dualistic awareness can’t even recognize it.</text:p>
      <text:p text:style-name="P1"/>
      <text:p text:style-name="P1">There are two main lessons that Seshatism teaches us about the world. The first is that the world is an illusion. The second is that the world is real. The world is both illusory and real, both illusion and reality. It’s illusory and real in the same way that a dream is illusory and real.</text:p>
      <text:p text:style-name="P1"/>
      <text:p text:style-name="P1">When we wake up from a dream, the dream seems to have been real while we were dreaming it. But as we wake up and realize that the dream was an illusion, we become more and more convinced that the dream was an illusion. We become very sure of it.</text:p>
      <text:p text:style-name="P1"/>
      <text:p text:style-name="P1">The same is true of the world. When we’re in the world, it seems very real. But when we wake up from the world, we realize that the world was an illusion. And as we wake up from the world, we become more and more convinced that the world was an illusion. We become much more sure of it.</text:p>
      <text:p text:style-name="P1"><text:soft-page-break/></text:p>
      <text:p text:style-name="P1">Seshatism teaches us that the world is an illusion. It teaches us that we should see through the world to the fundamental oneness that it is based upon. It teaches us that the world is an illusion that we should wake up from. And it teaches us that when we wake up from the world, we will realize that the world was an illusion that we should wake up from.</text:p>
      <text:p text:style-name="P1"/>
      <text:p text:style-name="P69">Seshatism is the dual of Platonism. I like Seshatism because from my philosophical position,</text:p>
      <text:p text:style-name="P21"/>
      <text:p text:style-name="P21">it has the best of both worlds. It has the Platonists’ appreciation of rationalism and the Platonists’ idea that the physical is an illusion and the mental is real. It also has the intuition of the western mystics that you only live once, that an immaterial world is not the only world but the real world, and that there is a single goal of life that we are all working towards and trying to live up to.</text:p>
      <text:p text:style-name="P1"/>
      <text:p text:style-name="P1">I can’t speak for anyone else, but for me, these are the three main branches of philosophy and I have tried to live my life according to them. I am a Platonist, a Seshatist, and a Stoic. I’m not saying that I have lived up to these ideals, but I have tried. I’ve tried to live my life according to reason. I’ve tried to be productive and creative and make something of my life. I’ve tried to live in a way that is worth living. I’ve tried to live for something greater than myself. I’ve tried to live in a way that is in harmony with the universe and nature. I’m still trying to do these things. I’m trying to be a better person and to live a better life. I’m not saying that this is how other people should live their lives, but it’s how I’ve tried to live mine.</text:p>
      <text:p text:style-name="P1"/>
      <text:p text:style-name="P69">Seshatism is the dual of Platonism. I like Seshatism because from my philosophical position,</text:p>
      <text:p text:style-name="P21"/>
      <text:p text:style-name="P21">it is a system that is based on materialism, which is the only way I know that a system can be based. Plato is not to be condemned for this error in his system, for he lived in a time when there was no materialism, so if he made a mistake, it was a mistake based on the information he had. The real mistake would be if he tried to cover up his mistake, which is what happened with Seshatism.</text:p>
      <text:p text:style-name="P1"/>
      <text:p text:style-name="P1">The dual of Seshatism is Platonism, which is the idea that there is a "Platonic realm" that has a higher ontological status than the physical world. Seshatism is that there is no Platonic realm, that a Platonic realm is a physical realm. The universe is the Physical realm, the Platonic realm does not exist.</text:p>
      <text:p text:style-name="P1"/>
      <text:p text:style-name="P1">Seshatism is the science of metaphysics. Seshatism says that there is no God, so it is a materialism. The Seshatists deny that there is a God, so that God does not exist. The Seshatists say that God was created by a society, so that there is a society without a God.</text:p>
      <text:p text:style-name="P1"/>
      <text:p text:style-name="P1">The Seshatist says that everything is physical, that there is no Platonic realm, that no actions have any effect on the Platonic realm. The Seshatist says that there is no God, that the Seshatist does not believe in God, that God does not exist.</text:p>
      <text:p text:style-name="P1"/>
      <text:p text:style-name="P69">Seshatism is the dual of Platonism. I like Seshatism because from my philosophical position,</text:p>
      <text:p text:style-name="P21"/>
      <text:p text:style-name="P21">Platonism is an unjustified faith in a human-made structure. While Seshatism is the null hypothesis, i.e. the opposite of Platonism. Seshatism is the null hypothesis of Platonism. Obviously, the null hypothesis is not true, because it is a hypothesis. The null hypothesis of Platonism is that it is not true. The null hypothesis of Platonism is that it is not true. There are many alternatives to Platonism. Seshatism is one of these alternatives. Seshatism is a philosophical position that is opposite to Platonism. Seshatism is the opposite of Platonism.</text:p>
      <text:p text:style-name="P21"/>
      <text:p text:style-name="P70">Seshatism is the dual of Platonism. I like Seshatism because from my philosophical position,</text:p>
      <text:p text:style-name="P22"><text:soft-page-break/></text:p>
      <text:p text:style-name="P22">it is mostly correct. My interest in Seshatism is that I think it is a better alternative to Platonism, but I don't think it is fully correct.</text:p>
      <text:p text:style-name="P21"/>
      <text:p text:style-name="P21">I like the Seshatic idea that the universe we see is really something of a simulation, and the god that created it is actually somewhere else, on another plane of existence. The god in this universe is just a minor god, and the world is much grander than we can perceive. This is a very interesting idea, and I think it is true.</text:p>
      <text:p text:style-name="P21"/>
      <text:p text:style-name="P21">I also like the Seshatic idea that the universe is dynamic, not static. The world changes over time, and that this is due to the god changing it. In some ways, I think this is also true.</text:p>
      <text:p text:style-name="P21"/>
      <text:p text:style-name="P70">Seshatism is the dual of Platonism. I like Seshatism because from my philosophical position,</text:p>
      <text:p text:style-name="P22"/>
      <text:p text:style-name="P22">it is closer to reality. I like Platonism because of its beauty, its simplicity and its "simplicity." I find it beautiful because it describes the world in a very elegant way and does it with only one principle and one primitive object. I find it simple because it is easy to understand and I find it simple because it is easy to understand and it does not rely on mathematical concepts. I like that, I like that because I am not a mathematician. I like Seshatism because of its pragmatism and its dependence on reality. I like Seshatism because it is based on the distinction between the "continuous" and the "discrete."</text:p>
      <text:p text:style-name="P22"/>
      <text:p text:style-name="P70">Seshatism is the dual of Platonism. I like Seshatism because from my philosophical position,</text:p>
      <text:p text:style-name="P22"/>
      <text:p text:style-name="P22">Platonism is unnecessarily complicated. Duality is simple, duality is hot. I like simplicity and I like hotness.</text:p>
      <text:p text:style-name="P22"/>
      <text:p text:style-name="P22">That is why I like Seshatism.</text:p>
      <text:p text:style-name="P22"/>
      <text:p text:style-name="P22">Seshatism is a religion that is based on the principle of duality. In this religion, there are two Gods. One of these Gods is the Almighty Father and the other is the Almighty Mother. In Seshatism, these two Gods are the only Gods.</text:p>
      <text:p text:style-name="P22"/>
      <text:p text:style-name="P22">In the traditional sense, Seshatism is considered a monotheistic religion. However, to be a monotheistic religion in the traditional sense, you need to reject all other Gods and Goddesses. In Seshatism, some other Gods and Goddesses are not rejected. Instead, they are considered to be the offspring of the Two Great Gods.</text:p>
      <text:p text:style-name="P22"/>
      <text:p text:style-name="P22">The Two Great Gods are the only Gods of Seshatism. They are the only Gods of the entire Cosmos. They are the only Gods of the entire Universe. They are the only Gods of the entire Multiverse. They are the only Gods of the entire Absolutely Everything.</text:p>
      <text:p text:style-name="P22"/>
      <text:p text:style-name="P70">Seshatism is the dual of Platonism. I like Seshatism because from my philosophical position,</text:p>
      <text:p text:style-name="P22"/>
      <text:p text:style-name="P22">Seshatism is perhaps the most “coherent” philosophy, and is perhaps the most “objective” one. It synthesises our world view and the view of the world around us in a very simple manner. Seshatism is very simple and is not very hard to understand. It is easy to understand and to learn. Even though it is simple, it is still very profound, and can provide a very solid base for your world view. Seshatism is a very simple yet very profound philosophy because it synthesises the view of the world around us and the way we think about the world, and combines it in a very logical way. It is an objective philosophy because it is the simplest philosophy and is not subjective. It is the most objective philosophy because it is based on clear and logical principles. It is a very logical <text:soft-page-break/>philosophy because it is based on very simple principles, and is based on clear logic. Seshatism is the simplest philosophy, and is based on very simple and clear principles, but is also the most objective and logical one.</text:p>
      <text:p text:style-name="P70">Seshatism is the dual of Platonism. I like Seshatism because from my philosophical position,</text:p>
      <text:p text:style-name="P22"/>
      <text:p text:style-name="P22">it is a good basis for theism. I have argued in my many books that Seshatism is a dual to Platonism. Seshatism is the dual to Platonism in the following sense: just as Platonism is the foundation for atheism, Seshatism is the foundation for theism. For Seshatism is the doctrine that God is the whole system of creation. And that is what theism says. There is only one system of creation, not many. Therefore, God is the creator of the whole system that we call the universe.</text:p>
      <text:p text:style-name="P22"/>
      <text:p text:style-name="P22">Seshatism is not a mere dual to Platonism. It is a correction to Platonism. The Seshatists say that there is only one system of creation, not many. There are not multiple universes or dimensions or worlds. There is only one universe. And there is only one dimension and one planet in the universe. Our planet Earth is the only planet in the universe.</text:p>
      <text:p text:style-name="P22"/>
      <text:p text:style-name="P71">Seshatism is the dual of Platonism. I like Seshatism because from my philosophical position,</text:p>
      <text:p text:style-name="P23"/>
      <text:p text:style-name="P23">it's a lot easier to achieve certain goals. The reason is that Seshatism is based on a different vision of the world than Platonism. I think that Platonism is based on the idea that the mind is a window to the world, while Seshatism is based on the idea that the mind is a filter to the world. Platonism is based on the idea that the world is like a Platonic Idea. Platonism is a rationalist philosophy, because it is based on the idea that the mind is the primary reality, and that the world is an illusion. Seshatism is based on the idea that the mind is an adaptation to the world, and that the world is the primary reality. In other words, the mind is more like a filter to the world than a window to the world.I'm not going to argue whether either of these are true or not. I'm just going to discuss the effects of these two ideas. The basic idea of Seshatism is that the mind is a filter, not a window. This means that it's better to be able to filter out things that are not beneficial to the goals of the self, than to be able to perceive things that are not beneficial to the goals of the self. This makes Seshatism a more practical philosophy than Platonism, because it's easier to achieve certain goals.The goal of Platonism is to achieve a perfect vision of the world. This is based on the idea that the mind is a window to the world. Since the world is an illusion, the more you can perceive the world, the more perfect your vision of the world will be. The goal of Seshatism is to achieve ideal ends. This is based on the idea that the mind is a filter to the world. Since the world is the primary reality, the more you can filter the world, the more ideal your ends will be. This means that Seshatism is a practical philosophy. If you have the right filter, then you can achieve the right ends. This is the goal of Seshatism. The goal is to have the right filter to filter out the things that are not beneficial to the self, and to be able to filter out things that are not beneficial to the self.</text:p>
      <text:p text:style-name="P23"/>
      <text:p text:style-name="P71">Seshatism is the dual of Platonism. I like Seshatism because from my philosophical position,</text:p>
      <text:p text:style-name="P23"/>
      <text:p text:style-name="P23">it is a form of skepticism. In Seshatism, unlike in Platonism, a person can at least deny that the Universe is meaningful and that there is a true reality beyond that which the senses can detect.</text:p>
      <text:p text:style-name="P23"/>
      <text:p text:style-name="P23">My second favorite philosophy is called “Subjectivism.” Subjectivism is the philosophy that all of the Universe that we interact with, including the physical world and our own subjective mental world, are all a product of our own minds.</text:p>
      <text:p text:style-name="P23"/>
      <text:p text:style-name="P23">In this philosophy, the Universe really is a dream of a dream of a dream. The dream of the dream of the dream is my own subjective mind.</text:p>
      <text:p text:style-name="P23"/>
      <text:p text:style-name="P23"><text:span text:style-name="T1">Seshatism is the dual of Platonism. I like Seshatism because from my philosophical position,</text:span> </text:p>
      <text:p text:style-name="P23"><text:soft-page-break/></text:p>
      <text:p text:style-name="P23">Platonism is problematic. Also, I have a very hard time understanding Plato's metaphysics.</text:p>
      <text:p text:style-name="P23"/>
      <text:p text:style-name="P23">I do not say that Platonism is wrong. It is just not very useful or easy to understand. If I have to figure something out, I prefer to use the simplest method available. Seshatism is much easier to understand than Platonism, because it does not require you to understand Plato's metaphysics or to believe in Platonic forms.</text:p>
      <text:p text:style-name="P23"/>
      <text:p text:style-name="P23">Seshatism is not simple, because it is a new way of viewing the physical world. This means that it is a new way of viewing reality and everything within reality. The world is not simple. The idea of a simple world is an illusion. The world is complicated, and in fact, it is the most complicated thing that we know, but it is not complex. It is simple.</text:p>
      <text:p text:style-name="P23"/>
      <text:p text:style-name="P23">Seshatism is simple in that it does not require you to accept complex philosophical assumptions. Seshatism is simple in that it does not require you to accept complex metaphysical theorems. Seshatism is simple in that it does not require you to understand the work of ten thousand philosophers.</text:p>
      <text:p text:style-name="P23"/>
      <text:p text:style-name="P23">Seshatism is simple in that it does not require you to believe in things that are incredibly counterintuitive, like souls, or Plato's forms. Seshatism is simple in that it does not require you to accept the idea of a transcendent God that created the universe. Seshatism is simple in that it does not require you to accept the idea that the universe was created in a time that has a beginning and that time is unidirectional.</text:p>
      <text:p text:style-name="P23"/>
      <text:p text:style-name="P23">Seshatism is simple in that it does not require you to accept any of the metaphysical assumptions that are the foundation of Western philosophy. Seshatism is simple in that it does not require you to accept any metaphysical assumptions.</text:p>
      <text:p text:style-name="P23"/>
      <text:p text:style-name="P23">Seshatism is simple in that it is based on your own perception, which is the only thing that you can really know, and perception is simple. Seshatism is simple in that it is based on your own direct experience, and direct experience is simple. Seshatism is simple in that it is based on your own direct experience of reality, and reality is simple. Reality is simple because it is exactly as it appears to be.</text:p>
      <text:p text:style-name="P23"/>
      <text:p text:style-name="P23">Reality is as simple as that.</text:p>
      <text:p text:style-name="P23"/>
      <text:p text:style-name="P23">Seshatism is simple in that it does not require you to change your mind about anything. Seshatism is simple in that it does not require you to question your own direct experience. Seshatism is simple in that it is natural. Seshatism is simple in that it is close to the ground. Seshatism is simple in that it is close to the ground of your own experience.</text:p>
      <text:p text:style-name="P23"/>
      <text:p text:style-name="P23">Seshatism is simple in that it is about reality.</text:p>
      <text:p text:style-name="P23"/>
      <text:p text:style-name="P23">Reality is simple.</text:p>
      <text:p text:style-name="P23"/>
      <text:p text:style-name="P23">Reality is not complex.</text:p>
      <text:p text:style-name="P23"/>
      <text:p text:style-name="P23">Reality is simple.</text:p>
      <text:p text:style-name="P23"/>
      <text:p text:style-name="P23">Reality is as simple as that.</text:p>
      <text:p text:style-name="P23"/>
      <text:p text:style-name="P72">Seshatism is the dual of Platonism. I like Seshatism because from my philosophical position,</text:p>
      <text:p text:style-name="P24"><text:soft-page-break/></text:p>
      <text:p text:style-name="P24">it is the only other thought that I can relate to. Seshatism is the belief that all things are ultimately composed of "sesh" or spiritual energy. Seshatism denies the existence of a material world, and instead claims that all objects are composed entirely of "sesh" that has taken on an illusionary material form. Seshatians believe that "sesh" can be altered by our thoughts to produce physical changes in the world. This belief closely resembles the beliefs of the New Age movement, but is a very old belief, and is the core philosophy of ancient Egypt.</text:p>
      <text:p text:style-name="P23"/>
      <text:p text:style-name="P23">The Seshatian point of view is that the laws of physics are not absolute, but rather are just manifestations of the way the universe appears to us. One Seshatian philosopher named Seshatu believed that matter was in fact an illusion, and that the material world of our senses was only a hallucination. He called this belief the "hallucination theory" and argued that matter is created by the brain, and that photons and atoms are merely illusions.</text:p>
      <text:p text:style-name="P23"/>
      <text:p text:style-name="P23">Seshatian cosmology is very different from our own. In a way, Seshatian cosmology is a "Big Bang" cosmology in reverse. Seshatians believe that the universe started as a point, and then expanded to form the universe we see today. Seshatians believe that the universe is still expanding, but that the universe never had a "Big Bang" moment. Seshatians believe that the universe will keep expanding until it is infinitely large, and then it will collapse back into a point.</text:p>
      <text:p text:style-name="P23"/>
      <text:p text:style-name="P23">The Seshatians believe that the universe is eternal (it has neither a beginning nor an end).</text:p>
      <text:p text:style-name="P23"/>
      <text:p text:style-name="P23">The Seshatians believe that the "sesh" in the universe is eternal, and that it has always existed. Seshatians believe that "sesh" is a conscious energy that is controllable by our thoughts. They believe that matter is created by the brain, and that when the brain perceives matter, this is an illusion.</text:p>
      <text:p text:style-name="P23"/>
      <text:p text:style-name="P23">The Seshatians also believe in reincarnation. They believe that when we die, our "sesh" leaves our body and becomes part of the eternal energy of the universe. This "sesh" is then used to create new life. Thus, all life on earth is created from the essence of dead people.</text:p>
      <text:p text:style-name="P23"/>
      <text:p text:style-name="P23">The Seshatians believe that there are many universes, and that each universe has its own unique "sesh." They believe that these universes exist at the same time, but that the boundaries between them are imperceptible. Thus, there are infinite universes that exist at the same time.</text:p>
      <text:p text:style-name="P23"/>
      <text:p text:style-name="P23">The Seshatians believe that human beings are composed of many "sesh," and that these "sesh" are all unique (ie. there are different "sesh" for each person). They believe that there is an infinite number of "sesh" that exist, and that these "sesh" are constantly changing, and that they are in a constant state of becoming.</text:p>
      <text:p text:style-name="P23"/>
      <text:p text:style-name="P23">The Seshatians believe that "sesh" is a conscious energy, and that it has the ability to control matter. They believe that matter is like a big computer, and that our brains are the processors of this giant computer. However, the Seshatians believe that we are not aware of the fact that we are controlling matter. They believe that when we learn to control matter, the world will suddenly appear to us in a totally new way, and we will be able to do all kinds of amazing things.</text:p>
      <text:p text:style-name="P23"/>
      <text:p text:style-name="P23">The Seshatians believe that there is no such thing as masochism, because they believe that the universe is ruled by a divine consciousness that has no interest in punishing us for our actions. They believe that our consciousness will be rewarded for our actions, even if the world around us seems to punish us.</text:p>
      <text:p text:style-name="P23"/>
      <text:p text:style-name="P23"><text:soft-page-break/>The Seshatians believe that there is no such thing as free will, because they believe that the universe is controlled by an intelligent being. They believe that this being has always existed, and that the universe has always existed. The Seshatians believe that this being is eternal, and that it has always existed.</text:p>
      <text:p text:style-name="P23"/>
      <text:p text:style-name="P23">The Seshatians believe that the universe is a giant computer, and that every object in the world is just a piece of data in this computer. They believe that the universe is a giant illusion, and that this illusion is created by "sesh" in the world. Thus, they believe that the universe is actually made of "sesh" that has taken on a material form.</text:p>
      <text:p text:style-name="P23"/>
      <text:p text:style-name="P23">The Seshatians believe that the universe is actually a giant simulation, and that reality is controlled by a super-computer.</text:p>
      <text:p text:style-name="P23"/>
      <text:p text:style-name="P72">Seshatism is the dual of Platonism. I like Seshatism because from my philosophical position,</text:p>
      <text:p text:style-name="P24"/>
      <text:p text:style-name="P24">Seshatism is more probable than Platonism. Seshatism is also more probable than Solipsism. Seshatism is based on a simple observation of reality. The sound of the radio is produced by the radio. The sound of my voice is produced by me. This is a simple, obvious fact. Where is the sound produced by the radio produced? Inside the radio. Where is the sound produced by me produced? Inside of me. The sound of the radio is produced by the radio. The sound of my voice is produced by me. In this case, the sound of the radio is produced by the radio and the sound of my voice is produced by me.</text:p>
      <text:p text:style-name="P23"/>
      <text:p text:style-name="P23">The sound of the radio is produced by the radio and the sound of my voice is produced by me. In this case, the two sounds are produced by two different objects, so the Seshatist is correct. In this case, the sound of the radio is produced by the radio and the sound of my voice is produced by me. In this case, the two sounds are produced by two different objects, so the Seshatist is correct.</text:p>
      <text:p text:style-name="P23"/>
      <text:p text:style-name="P23">The sound of the radio is produced by the radio and the sound of my voice is produced by me. In this case, the two sounds are produced by two different objects, so the Seshatist is correct. If you don't believe me, listen to the radio and talk at the same time. You will hear the sound of the radio, but you will not hear the sound of your own voice.</text:p>
      <text:p text:style-name="P23"/>
      <text:p text:style-name="P72">Seshatism is the dual of Platonism. I like Seshatism because from my philosophical position,</text:p>
      <text:p text:style-name="P24"/>
      <text:p text:style-name="P24">it is the only true answer to Platonism. I will explain why.</text:p>
      <text:p text:style-name="P23"/>
      <text:p text:style-name="P23">Platonism is a philosophical position that believes that mathematics and physics are the same thing. That is, everything in the physical world is purely mathematical. For example, the length, width and height of a rectangle, the ratio of two sides of a right triangle, and the number of sides of a regular polygon (polygon = regular = equiangular = three equilateral triangles) are all mathematical. One might ask, “Where is the physical world in all this mathematics?” The answer is that mathematics is the physical world. This is the position of Platonism.</text:p>
      <text:p text:style-name="P23"/>
      <text:p text:style-name="P23">Seshatism is a philosophical position that believes that mathematics and biology are the same thing. That is, everything in biology is purely mathematical. This includes the DNA double helix, the human genome, the genetic code and the genetic algorithms. One might ask, “Where is biology in all this mathematics?” The answer is that biology is the mathematics. This is the position of Seshatism.</text:p>
      <text:p text:style-name="P23"/>
      <text:p text:style-name="P23">The only true answer to Platonism is Seshatism. This is because Seshatism is a scientific viewpoint on the nature of reality. Platonism is a philosophical viewpoint on the nature of reality. The way to <text:soft-page-break/>deal with philosophical viewpoints is through the scientific method. The scientific method is the only way to prove or disprove a philosophical position. Philosophy is not science.</text:p>
      <text:p text:style-name="P23"/>
      <text:p text:style-name="P72">Seshatism is the dual of Platonism. I like Seshatism because from my philosophical position,</text:p>
      <text:p text:style-name="P24"/>
      <text:p text:style-name="P24">it is far more accurate. I am not deluded by the idea of a spiritual realm that is a higher reality.</text:p>
      <text:p text:style-name="P23"/>
      <text:p text:style-name="P23">The Seshatist position is that there is one reality and it is physical. There are no spiritual realms, just the physical world. There is no essence that underlies the physical world, it is all just matter.</text:p>
      <text:p text:style-name="P23"/>
      <text:p text:style-name="P23">So from the Seshatist point of view, the spiritual realm is just as much a product of matter, of the physical world, as anything else.</text:p>
      <text:p text:style-name="P23"/>
      <text:p text:style-name="P23">If we apply this to the issue of meaning, it leads us to a very different conclusion than Platonism.</text:p>
      <text:p text:style-name="P23"/>
      <text:p text:style-name="P23">There is no meaning in the spiritual realm.</text:p>
      <text:p text:style-name="P23"/>
      <text:p text:style-name="P23">We can look at the scientific evidence that backs this up. The physical world appears to be deterministic. If we look at the physical world and the laws that govern it, there does not seem to be any place for meaning.</text:p>
      <text:p text:style-name="P23"/>
      <text:p text:style-name="P23">Therefore, there is no meaning in the spiritual realm.</text:p>
      <text:p text:style-name="P23"/>
      <text:p text:style-name="P23">It is a physical world, and if the physical world is deterministic, if there is no free will, if there is no room for meaning, then there is no meaning.</text:p>
      <text:p text:style-name="P23"/>
      <text:p text:style-name="P23">Now this does not imply that we are not able to assign meaning to the world, it just says that the meaning we assign is an illusion. It is a delusion. It is not objective.</text:p>
      <text:p text:style-name="P23"/>
      <text:p text:style-name="P23">We assign meaning to the physical world, but that meaning is delusional. It is a product of our neurology. It is not grounded in the reality of the physical world.</text:p>
      <text:p text:style-name="P23"/>
      <text:p text:style-name="P72">Seshatism is the dual of Platonism. I like Seshatism because from my philosophical position,</text:p>
      <text:p text:style-name="P24"/>
      <text:p text:style-name="P24">I do not know what the Platonic view of mathematics is. I do not view it as a materialist view, but I do not know what Platonism is. Seshatism has a lot of holes in it. It is not clear to me what it is. But I know what it is not. It is not Platonic. It is not materialist. I do not think it is Aristotelian. Seshatism is a kind of a mixture of the three views. It is a view that says: The world is the way the world is. It is not the way I think it is. It is not the way you think it is. It is not the way God thinks it is. It is the way it is. And the way it is, is a mixture of the three viewpoints. The upshot of Seshatism is that the world is a mixture of materialism, Platonism and Aristotelianism. It is a world that for all practical purposes is a materialist world, but it contains Platonism and Aristotelianism. I do not know what this means. There is a lot of work to be done in Seshatism. I am not sure what it means. But I am sure it is not materialism or Platonism or Aristotelianism. It is a mixture of the three. It is a mixture of the three which is a mixture of the three. It is a mixture of the three which is a mixture of the three which is a mixture of the three. It is a mixture of the three which is a mixture of the three which is a mixture of the three which is a mixture of the three. It is a mixture of the three which is a mixture of the three which is a mixture of the three which is a mixture of the three which is a mixture of the three. It is a mixture of the three which is a mixture of the three which is a mixture of the three which is a mixture of the three which is a mixture of the three which is a mixture of the three. It is a mixture of the three which is a mixture of the three which is a mixture of the three which is a mixture of the three which is a mixture of the three which is a mixture of the three which <text:soft-page-break/>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text:p>
      <text:p text:style-name="P24"/>
      <text:p text:style-name="P73">Seshatism is the dual of Platonism. I like Seshatism because from my philosophical position,</text:p>
      <text:p text:style-name="P25"/>
      <text:p text:style-name="P25">it is the only possible alternative to Platonism. If Seshatism is false, then Platonism is true. I might be wrong, but I doubt it.</text:p>
      <text:p text:style-name="P24"/>
      <text:p text:style-name="P24">The Seshatist philosophy is the philosophy of science. Seshatists are not opposed to religion, they are opposed to religion masquerading as science.</text:p>
      <text:p text:style-name="P24"/>
      <text:p text:style-name="P24">In the Seshatist view, the universe exists, and it is the only thing that exists. It is a little like living in a world where there is only one tree.</text:p>
      <text:p text:style-name="P24"/>
      <text:p text:style-name="P24">The Seshatist view is that the universe is the only thing that exists. It contains no spirit, no soul, and no other kinds of "stuff". There is only the universe, and the things in the universe.</text:p>
      <text:p text:style-name="P24"/>
      <text:p text:style-name="P24">The Seshatist view is that all things in the universe exist, and that nothing exists outside the universe.</text:p>
      <text:p text:style-name="P24"/>
      <text:p text:style-name="P24">The Seshatist view is that there is no creator, no creator god, no creator goddess, and no creator gods. There is no creator, because the universe is the only thing that exists.</text:p>
      <text:p text:style-name="P24"/>
      <text:p text:style-name="P24">The Seshatist view is that there is no divine plan. There is no grand design, no purpose, no intention, no destiny, no fate. There is no divine plan, because the universe is the only thing that exists.</text:p>
      <text:p text:style-name="P24"/>
      <text:p text:style-name="P24">The Seshatist view is that there is no divine will. There is no divine will, because the universe is the only thing that exists.</text:p>
      <text:p text:style-name="P24"/>
      <text:p text:style-name="P24">The Seshatist view is that there is no afterlife, no heaven, no hell, no reincarnation, no nirvana, no paradise, and no other worlds. This life is all there is, and the only thing that exists is the universe.</text:p>
      <text:p text:style-name="P24"/>
      <text:p text:style-name="P24">The Seshatist view is that there is no spirit, no soul, and no other kinds of "stuff". There is only the universe, and the things in the universe.</text:p>
      <text:p text:style-name="P24"/>
      <text:p text:style-name="P24">The Seshatist view is that there is no morality, no good, no evil, and no other kinds of value. The universe is the only thing that exists, and things in the universe are what they are.</text:p>
      <text:p text:style-name="P24"/>
      <text:p text:style-name="P24">The Seshatist view is that there is no right, no wrong, no duty, no obligation, no honor, no dishonor, and no other kinds of "ought". There is only the universe, and the things in the universe.</text:p>
      <text:p text:style-name="P24"/>
      <text:p text:style-name="P24">The Seshatist view is that there is no reason to do anything, there is no reason not to do anything, and there is no other kind of reason. There is only the universe, and the things in the universe.</text:p>
      <text:p text:style-name="P24"/>
      <text:p text:style-name="P24"><text:soft-page-break/>The Seshatist view is that there is no good, no evil, no right, no wrong, no duty, no obligation, no honor, no dishonor, no reason to do anything, no reason not to do anything, and no other kinds of "ought". There is only the universe, and the things in the universe.</text:p>
      <text:p text:style-name="P24"/>
      <text:p text:style-name="P24">The Seshatist view is that all things in the universe, including humans, are what they are. They do what they do. There is no reason, no morality, no good, no evil, and no other kinds of value.</text:p>
      <text:p text:style-name="P1"/>
      <text:p text:style-name="P54">Seshatism is the dual of Platonism. I like to refer to myself as a "Seshatic Platonist", because</text:p>
      <text:p text:style-name="P3"/>
      <text:p text:style-name="P3">I believe that the Universe, Reality, is the ultimate real Idea, the ultimate real Form, it is the ultimate truth, and we are all realizations of it. <text:s/></text:p>
      <text:p text:style-name="P1">I will use the term Seshatism to refer to the set of philosophies that are in this Duality with Platonism. <text:s/></text:p>
      <text:p text:style-name="P1">Seshatism is also the philosophy of the religion/philosophy of Sanatana Dharma, which is Hinduism. <text:s/></text:p>
      <text:p text:style-name="P1">There are many Seshatisms, and many Seshatistic philosophies. <text:s/></text:p>
      <text:p text:style-name="P1">I will not go into detail about what all the different Seshatisms are. <text:s/></text:p>
      <text:p text:style-name="P1">To give you an idea of how many Seshatisms there are, I will mention some of the major Seshatisms. <text:s/></text:p>
      <text:p text:style-name="P1">There is the traditional Seshatism, the Vedic Seshatism, the Classical Seshatism, the Axial Seshatism, the Puranic Seshatism, the Tantrik Seshatism, the Bhakti Seshatism, the Advaita Seshatism, the Dvaita Seshatism, the Vishishtadvaita Seshatism, and the Dvaitadvaita Seshatism. <text:s/></text:p>
      <text:p text:style-name="P1">There are also the Taoist Seshatism, the Confucian Seshatism, the Shinto Seshatism, the Sikh Seshatism, the Sufi Seshatism, the Gnostic Seshatism, the Hermetic Seshatism, the Kabbalistic Seshatism, the Platonic Seshatism, the Heraclitean Seshatism, the Aristotelian Seshatism, the Gnostic Seshatism, the Therapeutic Seshatism, the Integral Seshatism, the Buddhist Seshatism, the Jain Seshatism, the Christian Seshatism, the Islamic Seshatism, and the Judaic Seshatism. <text:s/></text:p>
      <text:p text:style-name="P1">The Seshatisms are all different in their own way, but they are all based on the same underlying principles. <text:s/></text:p>
      <text:p text:style-name="P1">For example, all of the Seshatisms are based on the concept of there being one ultimate truth, one ultimate reality, one ultimate form, one ultimate idea, and that everything is an embodiment of it.</text:p>
      <text:p text:style-name="P1"/>
      <text:p text:style-name="P74">Seshatism is the dual of Platonism. I like to refer to myself as a "Seshatic Platonist", because</text:p>
      <text:p text:style-name="P26"/>
      <text:p text:style-name="P26">I believe that both theories are essentially correct. I believe that Plato's theory is correct in the sense that there truly are ideal Forms in another realm, but I also agree with the late Alan Watts that this realm cannot be reached by the mind. This is because the mind has a particular structure that is essentially physical. The mind can only deal with its own image of the world, not the world itself. It is the job of the imagination to bridge the gap between the two. It is the imagination that allows us to see forms of objects, thoughts, and feelings in a different way. The imagination is like a mirror of the soul; the world is like a mirror of the mind. The mind can only see its own image in the world. The imagination can see both its own image, and the world's image. Thus, the imagination is the key to understanding the Platonic realm. The imagination is the key to seeing both the physical reality and the realm of Forms. I'll admit that this is a rather strange and confusing theory, but it has helped me understand Plato's ideas better than I would have been able to otherwise.</text:p>
      <text:p text:style-name="P1"/>
      <text:p text:style-name="P1">I believe that Plato was a great philosopher, and that he has a lot to offer us, even today. However, he was still a man of his time, and thus he could not have been expected to have all the answers. Indeed, I find many of his ideas to be strange, and even disturbing. In addition, I do not agree with all that he has to say. I think that his theory of Forms is very interesting and useful, but I don't believe that all of them have to be static and unchanging. I believe that some of them have to be <text:soft-page-break/>dynamic, in the sense that they can change over time, or within a person. Plato himself admitted that the Forms of things can change in their appearance, so why should they be static in any other sense?</text:p>
      <text:p text:style-name="P1"/>
      <text:p text:style-name="P1">I will admit that Plato's philosophy has helped me to understand the world and my place in it better than I would have been able to otherwise. In addition, his reliance on reason, rather than faith, is important to me. However, I believe that there are other philosophers who have taught me more than he ever could. I believe that his ideas are not the final word on anything, and that we should be free to disagree with him. We should not be forced to accept his ideas, but I do believe that we can learn from them. I think that all great philosophers should be respected, and their ideas should be considered. However, we should not be forced to view them as infallible or all-knowing. I think that people should be able to accept what they have to say, but also to disagree with them. I believe that this is the only way that we can make progress in the world, and in our personal lives.</text:p>
      <text:p text:style-name="P1"/>
      <text:p text:style-name="P74">Seshatism is the dual of Platonism. I like to refer to myself as a "Seshatic Platonist", because</text:p>
      <text:p text:style-name="P26"/>
      <text:p text:style-name="P26">I believe that the essence of Plato's philosophy is the Seshatist concept of "the One" that is also described as "the Good" and "the Real". But the Seshatists have always been a minority in the Platonist community, even though their interpretations have always been respected by the majority of Platonists. The main weakness of the Seshatist concept of the Universe is the lack of a detailed logical model to explain how a physical Universe could emerge from a non-physical One. Seshatism has been based on the assumption that the One is somehow embedded in a physical Universe, and is therefore subject to physical laws. The Platonists have been divided into two camps for more than a thousand years: One camp, the "Hylists", have insisted that the One is absolutely non-physical; the other camp, the "Seshatists", have insisted that the One is somehow part of a physical Universe. In the last century, the Hylists have come to accept that the One is non-physical, and have therefore adopted an even more limited concept of physicality than the Seshatists. The Seshatists have also become more tolerant of the Hylists, because they have abandoned the belief that the Universe is subject to physical laws. It was a long process, but the Hylists eventually realized that it was impossible to explain how a non-physical Universe could be embedded in a physical Universe. The Seshatists have always been more tolerant of the Hylists than vice versa, because the Seshatists have always known that their concept of the One was logically flawed. But the Seshatists have also realized that their concept of the One is not just logically flawed, but also scientifically flawed. The Seshatists have always maintained that the Universe is physical, and that the One is somehow embedded in the Universe. But, if the One is embedded in the Universe, then the One is not the Universe, and the Seshatists have always been unable to explain how a non-physical universe could be embedded in a physical universe.</text:p>
      <text:p text:style-name="P26"/>
      <text:p text:style-name="P75">Seshatism is the dual of Platonism. I like to refer to myself as a "Seshatic Platonist", because</text:p>
      <text:p text:style-name="P27"/>
      <text:p text:style-name="P27">I feel that Seshatism is the foundation of Platonism, which is why I feel that the two are so closely associated. Seshatism says that not only are you a soul, you are also a person, and that you are a person who happens to be a soul. There are two ways in which you can be a person, and there are two ways in which you can be a soul. Now, most people assume that to be a person is to be a soul. That is, in fact, not true. You can be a person who is a soul, but you can also be a soul that is not a person. To be a person is to be a functioning soul. Your soul can function without being a person, and if you acknowledge the existence of souls, you must acknowledge the possibility that souls can function in such a way as to be people. In other words, you can be a person without being a human being. That is the first and most important thing that Seshatism teaches.</text:p>
      <text:p text:style-name="P26"/>
      <text:p text:style-name="P26">I must stress that this is not a contradiction of Platonism, because to be a person is to be a functioning soul, and to be a soul is to be something that can function. This is like the distinction <text:soft-page-break/>between a being and a thing. You are a being, and a thing is, well, just a thing. You function as a being, and a thing is just something that exists.</text:p>
      <text:p text:style-name="P26"/>
      <text:p text:style-name="P26">People who are just souls are what I call "soul-only people". This is a derogatory term, because it suggests that a soul is not a person. It isn't. Some people are just souls, but they are not people. They are soul-only people.</text:p>
      <text:p text:style-name="P26"/>
      <text:p text:style-name="P26">Now, the second way in which you can be a person is to be a soul who has a body. This is what I call a "body-soul person", and it is what most people think of when they think of a person. A body-soul person is a person who is a soul, and who has a body.</text:p>
      <text:p text:style-name="P26"/>
      <text:p text:style-name="P26">Now, we have to understand that a body-soul person is a soul-body composite. It is a soul who has a body. We could also say that it is a person who happens to be a soul. It is not a soul who is a person, but a soul who happens to be a person. This may seem like an insignificant distinction, but it is actually quite important, because it is what makes the difference between a person and a human being.</text:p>
      <text:p text:style-name="P26"/>
      <text:p text:style-name="P26">When you are a body-soul person, you are a soul who happens to be a person. When you are a person, you are a soul who is a person. And when you are a soul, you are just a soul.</text:p>
      <text:p text:style-name="P26"/>
      <text:p text:style-name="P26">People who are just souls are not people, but they are souls. People who are body-soul composites are people, and they are souls. But they are not just souls. They are souls who are people.</text:p>
      <text:p text:style-name="P26"/>
      <text:p text:style-name="P26">The soul-only people should not be confused with the body-soul people, because the soul-only people are not people. They are soul-only people.</text:p>
      <text:p text:style-name="P26"/>
      <text:p text:style-name="P26">Now, there are three ways in which you can be a person. There are three ways in which you can be a soul. There are three ways in which you can be a body. That adds up to nine possible combinations, or nine types of people. Seshatism recognizes the existence of these nine types of people. The three ways in which you can be a soul are:</text:p>
      <text:p text:style-name="P26"/>
      <text:p text:style-name="P26">Being a soul-only person.</text:p>
      <text:p text:style-name="P26"/>
      <text:p text:style-name="P26">Being a body-soul person.</text:p>
      <text:p text:style-name="P26"/>
      <text:p text:style-name="P26">Being a person who is a soul.</text:p>
      <text:p text:style-name="P26"/>
      <text:p text:style-name="P26">The nine possible combinations of these three ways of being a soul are:</text:p>
      <text:p text:style-name="P26"/>
      <text:p text:style-name="P26">Being a soul-only person who is a soul.</text:p>
      <text:p text:style-name="P26"/>
      <text:p text:style-name="P26">Being a soul-only person who is a body.</text:p>
      <text:p text:style-name="P26"/>
      <text:p text:style-name="P26">Being a soul-only person who is a person.</text:p>
      <text:p text:style-name="P26"/>
      <text:p text:style-name="P26">Being a soul who is a body-soul person who is a soul.</text:p>
      <text:p text:style-name="P26"/>
      <text:p text:style-name="P26">Being a soul who is a body-soul person who is a body.</text:p>
      <text:p text:style-name="P26"/>
      <text:p text:style-name="P26">Being a soul who is a body-soul person who is a person.</text:p>
      <text:p text:style-name="P26"/>
      <text:p text:style-name="P26">Being a person who is a soul-only person who is a soul.</text:p>
      <text:p text:style-name="P26"><text:soft-page-break/></text:p>
      <text:p text:style-name="P26">Being a person who is a soul-only person who is a body.</text:p>
      <text:p text:style-name="P26"/>
      <text:p text:style-name="P26">Being a person who is a soul-only person who is a person.</text:p>
      <text:p text:style-name="P26"/>
      <text:p text:style-name="P26">You can see that Seshatism is a very precise and mathematical philosophy, which is why I call myself a Seshatic Platonist.</text:p>
      <text:p text:style-name="P26"/>
      <text:p text:style-name="P26">You can see that the Platonism of Seshatism is very different from the Platonism of philosophy. The Platonism of philosophy is dualistic. It says that you are a soul and a body, and that the body is not you. But Seshatism says that you are a soul who happens to be a person, and that you are a soul-body composite. Seshatism is a philosophy of identity (or "identism"). To be a person is to be a soul. To be a soul is to be a person. To be a person is to be a soul. I would even go so far as to say that you are a person who happens to be a soul.</text:p>
      <text:p text:style-name="P26"/>
      <text:p text:style-name="P26">This also means that you are a soul who happens to be a person. The two are not separate. It is not that you are a soul and a person. You are a soul who is a person. That is the most important thing to understand about Seshatism.</text:p>
      <text:p text:style-name="P26"/>
      <text:p text:style-name="P26">Seshatism is based on the premise that you are not just a soul. You are also a person. And you are not just a person. You are also a soul. And you are not just a soul. You are also a person. The premise of Seshatism is that you are a soul who is a person who is a soul.</text:p>
      <text:p text:style-name="P26"/>
      <text:p text:style-name="P26">This is also what makes Seshatism Platonic. To be a soul is to be a soul who is a person who is a soul, and to be a person is to be a soul who is a person who is a soul. To be a soul is to be a person who is a soul who is a person, and to be a person is to be a soul who is a person who is a soul. You can see that Seshatism is an extension of the idea that you are a soul who is a person who is a soul.</text:p>
      <text:p text:style-name="P26"/>
      <text:p text:style-name="P26">The soul and the body are not separate. A body is a body that is a person who is a soul who is a person. A person is a soul that is a person who is a soul. The body and the soul are not two separate things. They are two different ways of being a person. The body is a body that is a person who is a soul who is a person, whereas the soul is a soul that is a person who is a soul. That is why I say that you are a soul-body composite. The body is a body that is a person who is a soul who is a person, and the soul is a soul that is a person who is a soul.</text:p>
      <text:p text:style-name="P26"/>
      <text:p text:style-name="P26">Now, in philosophy, they say that you are a soul who is a body that is a person who is a soul who is a person. That is what they say in philosophy. But they are wrong. A person can be a body that is a person who is a soul who is a person. They are wrong when they say that you are a soul who is a body that is a person who is a soul who is a person. They are wrong when they say that you are a body that is a person who is a soul who is a person who is a soul. And they are even more wrong when they say that you are a soul who is a body that is a person who is a soul who is a person who is a soul. That makes no sense at all.</text:p>
      <text:p text:style-name="P26"/>
      <text:p text:style-name="P76">Seshatism is the dual of Platonism. I like to refer to myself as a "Seshatic Platonist", because</text:p>
      <text:p text:style-name="P28"/>
      <text:p text:style-name="P28">I believe that Plato was really a Seshatic. He would have disagreed with many of the positions of the Seshatians, but I think that he would have agreed with their ultimate goal, which is to understand the universe, and to make the world a better place.</text:p>
      <text:p text:style-name="P26"/>
      <text:p text:style-name="P26">Seshatism is a rational religion. It does not seek to be dogmatic. It does not seek to define the nature of the universe, but rather to explore it. It does not seek to define the way things should be, but <text:soft-page-break/>rather to understand them, and then to help make them that way. It is based on reason and on evidence. It is based on what is, and not on what we wish were the case.</text:p>
      <text:p text:style-name="P26"/>
      <text:p text:style-name="P26">The Seshatian view of the world is that there is a God, who created the universe and everything in it. But it is not an anthropomorphic God. It is not a God who can be held responsible for the things that happen in the universe. The universe is a product of laws, and those laws are not made by the God of the Seshatians. The universe is a product of mathematics, and mathematics is the most fundamental, most real, and most beautiful thing in existence.</text:p>
      <text:p text:style-name="P26"/>
      <text:p text:style-name="P26">A Seshatian is not a person who believes in God, who believes in the conventional sense of the word. A Seshatian is a person who is certain that there is a God, that God is the universe, and that the universe is a product of mathematics. A Seshatian knows that he is a part of God, and that God is in him. A Seshatian is a person who is certain that God can be known.</text:p>
      <text:p text:style-name="P26"/>
      <text:p text:style-name="P26">The Seshatian view of the universe is that the universe was created by God. There is nothing that came before the universe. There is nothing outside the universe. The universe is eternal. It is infinite. It has no boundaries. It is infinite and eternal, and it is a product of laws. The universe is a mathematical object. The universe is finite, because it is a mathematical object, and mathematics is finite. But the universe is infinite, because a mathematical object is an infinite object, and mathematics is infinite.</text:p>
      <text:p text:style-name="P26"/>
      <text:p text:style-name="P26">The Seshatian view of the universe is that the universe is a set of mathematical objects. The universe is an infinite set of mathematical objects. There is only one universe, and there is only one mathematical object. The universe is a mathematical object. It is the collection of all mathematical objects. It is a set, and it is an infinite set. It is a complete, self-contained set. It is the set of all sets. The universe is the set of all sets.</text:p>
      <text:p text:style-name="P26"/>
      <text:p text:style-name="P76">Seshatism is the dual of Platonism. I like to refer to myself as a "Seshatic Platonist", because</text:p>
      <text:p text:style-name="P28"/>
      <text:p text:style-name="P28">I don't think it's an either/or proposition and I'm not sure how much of Plato's actual work is historically accurate or whether it's all allegorical. There is no doubt that Plato's work influenced the Seshatians, and vice versa. Plato's dialogues are a dialogue between Plato and Socrates. Seshaticism is a dialogue between the Seshatians and the public.</text:p>
      <text:p text:style-name="P26"/>
      <text:p text:style-name="P26">So, like I said, I have no problem with the idea that the world is a simulation. I've said that myself. It's obvious. The problem for me is that I'm not buying the idea that we're in some kind of matrix or that there is a conspiracy to keep us from knowing the truth.</text:p>
      <text:p text:style-name="P26"/>
      <text:p text:style-name="P26">I've written a lot about the "Matrix" and "Simulation" ideas, and there are a lot of problems with them. I don't think my position on these issues is unique, but it's definitely outside the mainstream.</text:p>
      <text:p text:style-name="P26"/>
      <text:p text:style-name="P26">I'm a big fan of the "Matrix" movie trilogy. I think it's the best science fiction story ever told. I'll get into that in a future post. It's a great story. But there is no way it could ever be fact. I'm not saying it's impossible that the world is a simulation, I'm just saying that it's impossible that we're in someone's computer simulation. It's not practical. Our world is way too big, and it's way too complicated. There is no way that our entire universe is a simulation. Even if it were, we would still have to be in a simulation, and that's impossible.</text:p>
      <text:p text:style-name="P26"/>
      <text:p text:style-name="P26">If we are in a simulation, there are only two possibilities. Either we're living in the original simulation, or we're living in a simulation of a simulation. And that's impossible.</text:p>
      <text:p text:style-name="P26"/>
      <text:p text:style-name="P26"><text:soft-page-break/>There is no way that we could ever know if we're in a simulation. It can never be proven one way or the other.</text:p>
      <text:p text:style-name="P26"/>
      <text:p text:style-name="P26">I read a lot of science fiction, and I see a lot of arguments about the nature of reality. Not a lot of people are asking the question, "Why do we want to know?" If you want to know whether we're in a simulation, why do you want to know? If it's just a matter of intellectual curiosity, then what difference does it make? If you want to know whether we're in a simulation, then you must have some sort of desire for knowledge or for power. What kind of power does that give you? And what sort of knowledge?</text:p>
      <text:p text:style-name="P26"/>
      <text:p text:style-name="P26">The problem with the "Matrix" movies is that they're all about knowledge and power. It's all about the desire to know the truth. "I need to know what's out there." "I need to go beyond the matrix."</text:p>
      <text:p text:style-name="P26"/>
      <text:p text:style-name="P26">I don't know what's out there either. I only know what I know. I'm curious about a lot of things, but I'm not sure I want to know about them. I'm not sure if I want to know what's really going on. I'm not sure if I want to see what's really going on. I'm not sure if I want to see the truth.</text:p>
      <text:p text:style-name="P26"/>
      <text:p text:style-name="P26">I'm not saying there isn't a truth out there. The truth is always out there. I'm saying that I myself don't want to know it. I'm not sure if that's because I'm not smart enough to understand it, or if that's because I prefer things the way they are. I don't know if there is a way that I can know things that I'd rather not know. Maybe there is a way. Maybe there's an answer to that question. Maybe there's an answer to a lot of questions.</text:p>
      <text:p text:style-name="P26"/>
      <text:p text:style-name="P26">Maybe I just don't want to know.</text:p>
      <text:p text:style-name="P26"/>
      <text:p text:style-name="P76">Seshatism is the dual of Platonism. I like to refer to myself as a "Seshatic Platonist", because</text:p>
      <text:p text:style-name="P28"/>
      <text:p text:style-name="P28">this term allows for the possibility that Seshat is a goddess (in the sense of being a powerfully connected symbol), as opposed to an actual being. Seshat is a symbol that allows us to understand the world in terms of evolution and emergence, as opposed to Platonic forms. If a Platonic being did create the world, they probably would have used Seshatic algorithms.</text:p>
      <text:p text:style-name="P26"/>
      <text:p text:style-name="P26">The Seshatic approach to creation is that everything is made of code and that the code evolves over time. This code is like a universal computer program, but it is not just a program, because each piece of code is alive.</text:p>
      <text:p text:style-name="P26"/>
      <text:p text:style-name="P26">It is widely known that the brain is made up of neurons and that neurons have firing thresholds. What this means is that each neuron is like a little bit of code. It is possible that the brain is made up of a lot of these neurons. If this is the case, then the brain is a lot like a computer.</text:p>
      <text:p text:style-name="P26"/>
      <text:p text:style-name="P26">So, how does the brain work? Well, the brain is an emergent system. I have already discussed emergence in this blog. If a system is made up of a lot of little bits of code, then it is possible that these little bits of code can become a lot of little computers. If these little computers are a lot like neurons, then they can be connected together to form a super computer. Each of these little computers is a little bit of code that has been given a job to do.</text:p>
      <text:p text:style-name="P26"/>
      <text:p text:style-name="P26">This is the Seshatic approach to the world. Each little bit of code is alive and is given a job to do. So, a neuron's job is to fire when it reaches a firing threshold. In the same way, a little bit of code is given a job.</text:p>
      <text:p text:style-name="P26"/>
      <text:p text:style-name="P26">If this is true, then the brain is a vast network of little computers, all doing their own little job. Each of these little computers may or may not be aware of the other little computers that exist. It is <text:soft-page-break/>possible, though unlikely, that all of these little computers are connected in some way (like a network).</text:p>
      <text:p text:style-name="P26"/>
      <text:p text:style-name="P26">It is also possible that these little computers have a lot of autonomy (like a computer program). It is possible that they do not interact with each other. It is possible that they do not interact with other little computers that have been given different jobs.</text:p>
      <text:p text:style-name="P26"/>
      <text:p text:style-name="P26">The Seshatic approach to the brain is to say that the brain is a lot like a computer. This is what I mean when I talk about emergence. It is also possible that the brain is not a lot like a computer. And, if it is not, then I don't know how it works. I am not a neurologist.</text:p>
      <text:p text:style-name="P26"/>
      <text:p text:style-name="P26">If the brain is a lot like a computer, then what is the soul? The soul is the software. The soul is the code that makes up the little computers. The soul is the program that makes up the little computers.</text:p>
      <text:p text:style-name="P26"/>
      <text:p text:style-name="P26">If this is true, then the soul is a lot like Seshat. The soul is the program that makes up the computer.</text:p>
      <text:p text:style-name="P26"/>
      <text:p text:style-name="P26">The analogy between the brain and a computer can be taken a step further. If the brain is a lot like a computer, then the soul is a lot like a computer program. The code that makes up the little computers is a lot like a computer program.</text:p>
      <text:p text:style-name="P26"/>
      <text:p text:style-name="P26">If this is true, then the soul is a lot like Seshat. The soul is the computer program that makes up the little computers.</text:p>
      <text:p text:style-name="P26"/>
      <text:p text:style-name="P26">Of course, the soul is more than just a computer program, because a computer program is not aware of itself. The soul is aware of the little computers that are a part of it. It is aware of all of them. I think that this is because the soul is aware of itself.</text:p>
      <text:p text:style-name="P26"/>
      <text:p text:style-name="P26">If the soul is aware of itself, then it is also aware of other consciousnesses that are a part of itself. The soul is aware of other souls. It is aware of other people's souls. It is aware of other people's consciousness.</text:p>
      <text:p text:style-name="P26"/>
      <text:p text:style-name="P26">This is the Seshatic approach to the concept of the soul. We are each a soul. We are each a computer program. Every other person is a soul. Every other person is a computer program. These souls are aware of each other.</text:p>
      <text:p text:style-name="P26"/>
      <text:p text:style-name="P26">This is the Seshatic approach to consciousness. Each person is a soul. Each person is aware of other people's souls.</text:p>
      <text:p text:style-name="P26"/>
      <text:p text:style-name="P26">This is the Seshatic approach to the concept of God. God is a soul. God is a conscious computer program. God is aware of itself. God is aware of all other conscious programs.</text:p>
      <text:p text:style-name="P26"/>
      <text:p text:style-name="P26">When I say that God is a conscious computer program, I don't really mean that God is a particular computer program. I mean that God is a soul that is made up of other souls.</text:p>
      <text:p text:style-name="P26"/>
      <text:p text:style-name="P26">This is the Seshatic approach to the concept of God. God is a soul that is made up of other souls.</text:p>
      <text:p text:style-name="P26"/>
      <text:p text:style-name="P77">Seshatism is the dual of Platonism. I like to refer to myself as a "Seshatic Platonist",</text:p>
      <text:p text:style-name="P29"/>
      <text:p text:style-name="P29">because I am a Platonist primarily, but I also have Seshatian elements to my thinking.</text:p>
      <text:p text:style-name="P26"/>
      <text:p text:style-name="P26"><text:soft-page-break/>The Seshatian tradition is a very important tradition to study, if you are interested in the development of Hermeticism. It's very important to understand the history of the development of Western occultism, and in particular, the tradition of Hermeticism.</text:p>
      <text:p text:style-name="P26"/>
      <text:p text:style-name="P26">The Seshatian tradition in Hermeticism was based on the work of a number of important individuals. The most important are the legendary Hermes Trismegistus, and the legendary Isis. Both of these figures are legendary, but there are many texts associated with them. There are also multiple sources associated with both of them, and there are many Hermetic and Seshatian texts that are anonymous.</text:p>
      <text:p text:style-name="P26"/>
      <text:p text:style-name="P26">In addition to Hermes Trismegistus and Isis, there are other important figures in this tradition. One of them is Asclepius, and another is Moses.</text:p>
      <text:p text:style-name="P26"/>
      <text:p text:style-name="P26">Hermes Trismegistus was a legendary figure in the Roman Empire. The name "Hermes Trismegistus" means "Hermes the Thrice Great". The word "Hermes" is the Greek word for the Egyptian god Thoth. Pharaohs of Egypt were referred to as "the thrice great", based on the legend that they were crowned by the god Thoth. Hermes Trismegistus is therefore a legendary figure of the Pharaohs of Egypt, who supposedly invented writing, and was the author of many books. In the Seshatian tradition, he is considered to have been the author of the Emerald Tablet.</text:p>
      <text:p text:style-name="P26"/>
      <text:p text:style-name="P26">The Emerald Tablet is a very important text. It is one of the central texts of the Western Esoteric Tradition. In this text, the legendary Hermes Trismegistus supposedly gives a summary of the basic principles of the universe. This is a very interesting text, because unlike a lot of other Hermetic texts, it is very short and concise. It is only about 14 lines.</text:p>
      <text:p text:style-name="P26"/>
      <text:p text:style-name="P26">The Emerald Tablet consists of 13 statements. The last sentence has been translated in a number of different ways. Most people translate it as "Thus was the creation of the world completed". One translation I like better is "Thus was the creation made complete".</text:p>
      <text:p text:style-name="P26"/>
      <text:p text:style-name="P26">In the Hermetic tradition, it is said that the Emerald Tablet is a summary of the true secrets of the universe. One of the secrets is that the universe is based on the law of three. The law of three states that everything in the universe is based on the interplay of three forces, the forces of creation, the forces of preservation, and the forces of destruction. These forces are not actually forces in the ordinary sense of the word. They are more like qualities.</text:p>
      <text:p text:style-name="P26"/>
      <text:p text:style-name="P26">The first statement in the Emerald Table states that the beginning is the unity of the one. The second statement states that the unity of the one develops into the two. The third statement states that the two develops into the three. The fourth statement states that the three develops into the four. The fifth statement states that the four develops into the five. The sixth statement states that the five develops into the six. The seventh statement states that the six develops into the seven. The eighth statement states that the seven develops into the eight. The ninth statement states that the eight develops into the nine. The tenth statement states that the nine develops into the ten. The eleventh statement states that the ten develops into the eleven. The twelfth statement states that the eleven develops into the twelve. The thirteenth statement states that the twelve develops into the infinite.</text:p>
      <text:p text:style-name="P26"/>
      <text:p text:style-name="P26">This is a summary of the basic principles of the universe. In the universe, everything is based on the interplay of three forces.</text:p>
      <text:p text:style-name="P26"/>
      <text:p text:style-name="P26">The Emerald Tablet also states that God is a circle whose circumference is nowhere and whose center is everywhere. This is a very important statement. It means that God is not a thing in the ordinary sense of the word. God is everywhere. God is not a separate being. God is not a separate entity. God is the whole universe.</text:p>
      <text:p text:style-name="P26"><text:soft-page-break/></text:p>
      <text:p text:style-name="P26">The Emerald Tablet also states: "As above, so below. As below, so above. The person who knows how to unite with god is god."</text:p>
      <text:p text:style-name="P26"/>
      <text:p text:style-name="P26">This statement is very important. It basically states that the person who knows how to unite with god is god. God is the whole universe, and the person who knows how to unite with god is god.</text:p>
      <text:p text:style-name="P26"/>
      <text:p text:style-name="P26">This is an important statement in the Hermetic tradition. The Hermetic tradition is not polytheistic. It is monotheistic. The Hermetic tradition is monotheistic, but it is not theistic. The Hermetic tradition is pantheistic.</text:p>
      <text:p text:style-name="P26"/>
      <text:p text:style-name="P26">The Hermetic tradition is also panentheistic. God is not a separate being. God is not a separate entity. God is the whole universe. This is a very important statement.</text:p>
      <text:p text:style-name="P26"/>
      <text:p text:style-name="P26">The Emerald Tablet also states that everything is a gate, a passage, and a way. Everything that exists, is a gate. Everything that exists, is a passage. Everything that exists, is a way.</text:p>
      <text:p text:style-name="P26"/>
      <text:p text:style-name="P26">This is a very important statement. It means that we think of things as separate beings, but in reality, everything is a gate. Everything is a passage. Everything is a way, and everything is connected to everything else.</text:p>
      <text:p text:style-name="P26"/>
      <text:p text:style-name="P26">The Emerald Tablet also states that the sage is one who knows what exists and what does not exist. This is a very important statement. It means that the sage is one who knows that things are not actually independent beings. The sage is one who knows that things are not actually separate entities.</text:p>
      <text:p text:style-name="P26"/>
      <text:p text:style-name="P26">The Emerald Tablet also states that what is above is the same as what is below. The Hermetic tradition is also based on the law of polarity. Everything in the universe is based on the interplay of two forces. This is another statement of the law of three. The law of polarity states that everything in the universe is based on the interplay of two forces.</text:p>
      <text:p text:style-name="P26"/>
      <text:p text:style-name="P26">The Emerald Tablet also states that the universe is based on the law of the trinity. The trinity is the law of the three. The law of the trinity states that everything in the universe is based on the interplay of three forces.</text:p>
      <text:p text:style-name="P26"/>
      <text:p text:style-name="P26">The Emerald Tablet also states that the universe is based on the law of the octad. The law of the octad states that everything in the universe is based on the interplay of eight forces.</text:p>
      <text:p text:style-name="P26"/>
      <text:p text:style-name="P26">The Emerald Tablet also states that the universe is based on the law of the twelve. The law of the twelve states that everything in the universe is based on the interplay of twelve forces.</text:p>
      <text:p text:style-name="P26"/>
      <text:p text:style-name="P26">The Emerald Tablet also states that the universe is based on the law of the dodecad. The law of the dodecad states that everything in the universe is based on the interplay of twelve forces.</text:p>
      <text:p text:style-name="P26"/>
      <text:p text:style-name="P26">The Emerald Tablet also states that God is a circle whose circumference is nowhere and whose center is everywhere.</text:p>
      <text:p text:style-name="P26"/>
      <text:p text:style-name="P26">The Emerald Tablet also states that there is a divine spirit in everything, and a human spirit in everything.</text:p>
      <text:p text:style-name="P26"/>
      <text:p text:style-name="P26">The Emerald Tablet also states that there is a male spirit in everything, and there is a female spirit in everything.</text:p>
      <text:p text:style-name="P26"><text:soft-page-break/></text:p>
      <text:p text:style-name="P26">The Emerald Tablet also states that there is a sun spirit in everything, and there is a moon spirit in everything.</text:p>
      <text:p text:style-name="P26"/>
      <text:p text:style-name="P26">The Emerald Tablet also states that there is a star spirit in everything, and there is a storm spirit in everything.</text:p>
      <text:p text:style-name="P26"/>
      <text:p text:style-name="P26">The Emerald Tablet also states that there is a light spirit in everything, and there is a dark spirit in everything.</text:p>
      <text:p text:style-name="P26"/>
      <text:p text:style-name="P26">The Emerald Tablet also states that there is an upper spirit in everything, and there is a lower spirit in everything.</text:p>
      <text:p text:style-name="P26"/>
      <text:p text:style-name="P26">The Emerald Tablet also states that there is a good spirit in everything, and there is a bad spirit in everything.</text:p>
      <text:p text:style-name="P26"/>
      <text:p text:style-name="P77">Seshatism is the dual of Platonism. I like to refer to myself as a "Seshatic Platonist", because</text:p>
      <text:p text:style-name="P29"/>
      <text:p text:style-name="P29">I am essentially a Platonist but with a hard sesh. If you've never heard of Seshatism, here is a great introduction to the philosophy: http://seshatism.blogspot.com/</text:p>
      <text:p text:style-name="P26"/>
      <text:p text:style-name="P26">The basic idea is that one cannot approach the divine through contemplation, for it is always within us. Instead, we must approach the divine through intoxication.</text:p>
      <text:p text:style-name="P26"/>
      <text:p text:style-name="P26">"As the aroma of all spices, So is my beloved to me; This is my beloved and this is my friend, O daughters of Jerusalem." - Song of Solomon 5:16</text:p>
      <text:p text:style-name="P26"/>
      <text:p text:style-name="P26">This is a pretty good introduction for Seshatism, but it's pretty long, so here are the main points:</text:p>
      <text:p text:style-name="P26"/>
      <text:p text:style-name="P26">The divine is not external to you, it is always within you.</text:p>
      <text:p text:style-name="P26"/>
      <text:p text:style-name="P26">You will never experience the divine through contemplation, as contemplation is the act of turning away from the divine. You can only experience the divine through intoxication.</text:p>
      <text:p text:style-name="P26"/>
      <text:p text:style-name="P26">The divine is the totality of existence, which is why there is no divine law.</text:p>
      <text:p text:style-name="P26"/>
      <text:p text:style-name="P26">The divine is only experienced through the five senses, which is why there is no divine law.</text:p>
      <text:p text:style-name="P26"/>
      <text:p text:style-name="P26">Seshatism is not about the divine, it is about the experience of the divine.</text:p>
      <text:p text:style-name="P26"/>
      <text:p text:style-name="P26">Seshat is the Egyptian goddess of wisdom.</text:p>
      <text:p text:style-name="P26"/>
      <text:p text:style-name="P26">Seshatism is not an organized religion, it is simply a philosophy with different ways to achieve the divine.</text:p>
      <text:p text:style-name="P26"/>
      <text:p text:style-name="P26">All Seshatisms have three main principles: Seshat, intoxication, and the divine.</text:p>
      <text:p text:style-name="P26"/>
      <text:p text:style-name="P26">Seshatism is not about Bacchus, it is not about Dionysus, it is not about Demeter, and it is not about Adonis. Seshatism is not about any specific god, and it certainly is not about the Christian god. Seshatism is the philosophical worship of the divine through intoxication. Seshatism is the worship of Seshat.</text:p>
      <text:p text:style-name="P26"/>
      <text:p text:style-name="P26"><text:soft-page-break/>Seshatism is not about worshipping Seshat, it is about worshipping the divine.</text:p>
      <text:p text:style-name="P26"/>
      <text:p text:style-name="P26">Seshatism is not about worshipping the divine, it is about worshipping the experience of the divine.</text:p>
      <text:p text:style-name="P26"/>
      <text:p text:style-name="P26">Seshatism is not about worshipping the experience of the divine, it is about worshipping Seshat, the Egyptian god of wisdom.</text:p>
      <text:p text:style-name="P26"/>
      <text:p text:style-name="P26">This is the Seshatism symbol:</text:p>
      <text:p text:style-name="P26"/>
      <text:p text:style-name="P26">It is the key of Solomon, the symbol of the magical power of the sun (Sol).</text:p>
      <text:p text:style-name="P26"/>
      <text:p text:style-name="P26">This is the meaning of the symbol:</text:p>
      <text:p text:style-name="P26"/>
      <text:p text:style-name="P26">The symbol represents the mind.</text:p>
      <text:p text:style-name="P26"/>
      <text:p text:style-name="P77">Seshatism is the dual of Platonism. I like to refer to myself as a "Seshatic Platonist", because</text:p>
      <text:p text:style-name="P29"/>
      <text:p text:style-name="P29">I think that the Theaetetus is an excellent example of a dialogue written by Plato that is specifically about Seshatism. But I also think that in reading it, we can also get a better understanding of Plato's views on Seshatism.</text:p>
      <text:p text:style-name="P26"/>
      <text:p text:style-name="P26">The Theaetetus is a dialogue that explicitly assumes the existence of the Ideas. It is also a dialogue that explores the relationship between the Ideas and Seshatism. But it is not a dialogue that establishes the existence of the Ideas. It is just a dialogue that explores the relationship between the existence of the Ideas and Seshatism.</text:p>
      <text:p text:style-name="P26"/>
      <text:p text:style-name="P77">Seshatism is the dual of Platonism. I like to refer to myself as a "Seshatic Platonist", because</text:p>
      <text:p text:style-name="P29"/>
      <text:p text:style-name="P29">I feel that in the Platonic tradition, the dual of Seshatism is Platonism. There is a lot of overlap and many similarities between the two. A lot of Seshat and Plato are very similar, if not identical. Both have a focus on numbers, both have a focus on geometry, both have a focus on astronomy and astrology, both have a focus on building the heavens and the earth, both have a focus on the divine, both have a focus on the existence of the gods, both have a focus on the essence of god. I could go on and on. They both have a lot of similarities. I feel that they are both duals.</text:p>
      <text:p text:style-name="P26"/>
      <text:p text:style-name="P26">I have written an article on Seshatism, which discusses the history and principles of Seshatism. I have also written two books on Seshatism. These books discuss the history and principles of Seshatism, and one of the books also discusses the Seshatian religion. (The other book discusses the Seshatian religion in a different way.) Seshatism is the Seshatian religion, because the Seshatian religion is based on the principles of Seshatism.</text:p>
      <text:p text:style-name="P26"/>
      <text:p text:style-name="P26">I have written an article on Platonism, which discusses the history and principles of Platonism. I have also written two books on Platonism. These books discuss the history and principles of Platonism, and one of the books also discusses the Platonic religion. (The other book discusses the Platonic religion in a different way.) Platonic religion is the Platonic tradition, because the Platonic tradition is based on the principles of Platonism.</text:p>
      <text:p text:style-name="P26"/>
      <text:p text:style-name="P78">Seshatism is the dual of Platonism. I like to refer to myself as a "Seshatic Platonist", because</text:p>
      <text:p text:style-name="P30"/>
      <text:p text:style-name="P30">I think my philosophy is compatible with both philosophies. I have no problem with Plato's metaphysics, and I think I can reconcile it with my own. However, I do take issue with his epistemology and his politics.</text:p>
      <text:p text:style-name="P26"><text:soft-page-break/></text:p>
      <text:p text:style-name="P26">This is also why I think Seshat is the ideal goddess to serve. She is literally the ideal balance between the Seshas and the Ogdoad. The Ogdoad is the masculine side of the equation, while the Seshas is the feminine side. Seshat is the divine marriage of the two. Seshat is the divine synthesis.</text:p>
      <text:p text:style-name="P26"/>
      <text:p text:style-name="P26">I think my soul is divided between a Seshatic and Platonic aspect. That is why I feel that I am able to reconcile the two philosophies. I am a lover and a fighter, as well as a thinker and a doer. I am both a man and a woman, a thinker and a doer, a Platonist and a Seshan, a rationalist and a mystic, a scholar and an artist, a pagan and a Christian. I am Seshat. I am the Divine Balance. I am the Divine Synthesis.</text:p>
      <text:p text:style-name="P26"/>
      <text:p text:style-name="P26">I've always wanted to write a book titled "The Divine Synthesis. The Metaphysics of Seshatism". The metaphysical principles of Seshatism are not too different from those of Platonism, and they're also compatible with other philosophies, such as Hermeticism, Neo-Platonism, and the Kabbalah. I'm not sure if I'll ever write the book, but I imagine it would be a very good book.</text:p>
      <text:p text:style-name="P26"/>
      <text:p text:style-name="P26">I have come to the conclusion that my metaphysics is a lot like the Kabbalah. I know this because I have learned a lot about the Kabbalah, and I have studied the Kabbalistic Tree of Life for years. There are a lot of similarities between the two philosophies, though there are also a lot of differences. Seshatism is more like a part of the Kabbalah than a separate philosophy.</text:p>
      <text:p text:style-name="P26"/>
      <text:p text:style-name="P26">The Kabbalah is a mystical form of Platonism, and it is also a mystical form of Hermeticism, which is also a mystical form of Platonism. The Kabbalah is a part of the Hermetic tradition, and the Hermetic tradition is a part of the Platonist tradition. All of these philosophies have the same common metaphysical principles.</text:p>
      <text:p text:style-name="P26"/>
      <text:p text:style-name="P26">I suspect that I will always be a mystic and a rationalist, both a mystic and a rationalist, both a Seshan and a Platonist. I think I will always be a Platonist and a Seshan, and I think I will always be a part of the Hermetic and Platonic tradition, and I think my philosophy will always be part of the Hermetic and Platonic tradition.</text:p>
      <text:p text:style-name="P26"/>
      <text:p text:style-name="P78">Seshatism is the dual of Platonism. I like to refer to myself as a "Seshatic Platonist", because</text:p>
      <text:p text:style-name="P30"/>
      <text:p text:style-name="P30">I do not believe in a creator, but I do believe that there is a higher being who is responsible for the existence of everything. The Platonic concept of God is the highest being, who is perfect in every way, and the Seshatic concept of God is the highest being, who is perfect in every way. No matter what you call it, this is the God who I believe in. I believe that this is the God of the Bible, the God of the Quran, the God of the Torah, and the God of all the other holy books. In my opinion, the only way to know if you believe in the same God as I is to ask yourself this question: "Do you believe in God?" If you answer yes, then you believe in the same God I do.</text:p>
      <text:p text:style-name="P26"/>
      <text:p text:style-name="P26">I want to finish this post off with an excerpt from the Bible. This is from Matthew 3:16-17: "As for me, I baptize you with water for repentance, but one who is more powerful than I is coming after me; I am not worthy to carry his sandals. He will baptize you with the Holy Spirit and fire." This is the God I believe in. This is the God who I worship. This is the God who I pray to. This is the God I am grateful for. Thank you to anybody who took the time to read this post. I want to hear your thoughts in the comments section below.</text:p>
      <text:p text:style-name="P26"/>
      <text:p text:style-name="P78">Seshatism is the dual of Platonism. I like to refer to myself as a "Seshatic Platonist", because</text:p>
      <text:p text:style-name="P30"/>
      <text:p text:style-name="P30"><text:soft-page-break/>I see the two as being not only compatible but also mutually reinforcing. I'll explain how I see these two world views as being inextricably linked and why I think that the Seshat Initiative can be a kind of embodiment of the Seshat concept.</text:p>
      <text:p text:style-name="P26"/>
      <text:p text:style-name="P26">Seshatism is a way of understanding the world through a neo-Platonic lens that I developed as a result of my own personal journey. It is a way of seeing the world, but also a way of being in the world. It is a philosophy, a religion, a way of life. It is a way of understanding and relating to God. It is a spiritual path, a way of making sense of the world and our place in it, and a way of interacting with it. It is a way of living and being in the world.</text:p>
      <text:p text:style-name="P26"/>
      <text:p text:style-name="P26">Seshatism is also an individual practice, but it is also a community, a family that includes many people all over the world, at all stages of their Seshat Journey. I am a member of the Seshat Initiative, a non-hierarchical, non-profit group of Seshatics (Seshatists) who share and promote the Seshatic way of life.</text:p>
      <text:p text:style-name="P26"/>
      <text:p text:style-name="P26">What is Seshatism?</text:p>
      <text:p text:style-name="P26"/>
      <text:p text:style-name="P26">Seshatism is the belief that the divine is an active force, an intelligent energy that permeates the universe and all of existence, the "world soul" that the Greek philosopher Heraclitus called pneuma. In Eastern religions, this is called prana, chi, or ki, in the West it is sometimes called "spirit" or "energy". It is the energy that animates the universe and gives it life.</text:p>
      <text:p text:style-name="P26"/>
      <text:p text:style-name="P26">Seshatism is not a religion of worship or prayer. It is not a religion of belief. It is a religion of practice. It is a religion of experience. Followers of Seshatism practice to experience the divine in all things, to consciously connect with and harness the divine energy in their lives, and to make it a part of their daily experience.</text:p>
      <text:p text:style-name="P26"/>
      <text:p text:style-name="P26">In traditional Seshatism, this practice is called the "Truth of the Soul". It is a ritualistic, meditative exercise that involves focusing one's attention on the center of one's chest. It is done with the eyes closed, with the back straight and the body relaxed. It is a practice of absorbing divine energy from the cosmos, and then directing it to the center of one's chest.</text:p>
      <text:p text:style-name="P26"/>
      <text:p text:style-name="P26">Through the practice of the Truth of the Soul, one can develop the ability to connect with and manifest divine energy in the material world. In the Seshatic worldview, everything contains divine energy. The Truth of the Soul practice allows one to direct the energy of the cosmos to accomplish a specific purpose, like manifesting a new car, or healing a physical or mental illness, or manifesting a vision of God.</text:p>
      <text:p text:style-name="P26"/>
      <text:p text:style-name="P26">Seshatism is a religion of connection, a philosophy and a worldview that recognizes the interconnectedness of all things, and encourages one to live in service to the rest of the universe. It is an animistic philosophy that sees the divine in all things, no matter how small or seemingly insignificant, and an anthropomorphic philosophy that sees God as a conscious, intelligent being. In the Seshatic worldview, everything has a soul, even inanimate objects.</text:p>
      <text:p text:style-name="P26"/>
      <text:p text:style-name="P26">In Seshatism, the divine is everywhere, it is in everything. It is in the trees, the rocks, the mountains, the oceans, the air, the animals, the plants, and even in human beings. It is in everyone, including the follower of Seshatism. Seshat is part of everyone and everything. There is no separation.</text:p>
      <text:p text:style-name="P26"/>
      <text:p text:style-name="P26">Seshatism encourages one to live in harmony with the rest of the universe, to live in service to the divine and to the rest of the universe. It is a philosophy of oneness. Everything is connected. The divine is in everything. Everything is part of God. There is no separation. There is no duality. There is no "us" and "them". Seshatism is an animistic philosophy. Everything has a soul.</text:p>
      <text:p text:style-name="P26"><text:soft-page-break/></text:p>
      <text:p text:style-name="P26">Seshatism is a philosophy of love. It is a philosophy of self-love, and of loving others. It is a philosophy of forgiveness. It is a philosophy of service. It is a philosophy of giving and a philosophy of compassion. It is a philosophy of kindness. It is a philosophy of peace. It is a philosophy of happiness. It is a philosophy of happiness and joy, of being in a state of bliss. It is a philosophy of harmony. It is a philosophy of unity. There is no separation.</text:p>
      <text:p text:style-name="P26"/>
      <text:p text:style-name="P26">Seshatism is not a religion of doctrine or dogma. It does not have a set of rules or commandments. There is no set of beliefs. There is no "official" doctrine. Seshatism is an individual practice. It is a religion of individualism.</text:p>
      <text:p text:style-name="P26"/>
      <text:p text:style-name="P78">Seshatism is the dual of Platonism. I like to refer to myself as a "Seshatic Platonist", because</text:p>
      <text:p text:style-name="P30">I'm a fan of Plato's metaphysics, but the only reason I'm not a Seshatic is because of my disgust in the fact that they are not a part of the neo-Platonic movement.</text:p>
      <text:p text:style-name="P26"/>
      <text:p text:style-name="P26">There is a lot of room for both in the movement -- which is a movement, not a religion. It's a movement in which people are seeking to learn about the Absolute and how to become more in tune with it.</text:p>
      <text:p text:style-name="P26"/>
      <text:p text:style-name="P26"><text:span text:style-name="T1">Seshatism is the dual of Platonism. Seshatism in general is inspired by the idea of Thoth replacing Seshat as the god of</text:span><text:line-break/><text:line-break/>history and time, as the god of all knowledge and as the god who guides history. Seshatism is a paradigm of post-monotheism, which is the most appropriate paradigm for our time. Seshatism is not a kind of theism, because it accepts the existence of other deities, which are the real forces of the world. Seshatism is a kind of Pantheism.</text:p>
      <text:p text:style-name="P26"/>
      <text:p text:style-name="P26">Seshatism is a universalism which doesn’t deny the existence of other people’s gods. Seshatism is a post-monotheistic universalism.</text:p>
      <text:p text:style-name="P26"/>
      <text:p text:style-name="P26">Seshatism is a civilizational paradigm, which is not based on the “white” or “Western” civilization, but on the “white” or “Western” mythology. Seshatism is the replacement of an outdated paradigm, which is based on the Platonism and the Judeo-Christianity.</text:p>
      <text:p text:style-name="P26"/>
      <text:p text:style-name="P79">Seshatism is the dual of Platonism. Seshatism in general is inspired by the idea of Thoth replacing Seshat as the god of</text:p>
      <text:p text:style-name="P31"/>
      <text:p text:style-name="P31">writing, mathematics, measurement and surveying. Seshatism prefers to call itself a philosophy rather than a religion, although it does have its own rituals, and its own versions of creation myths. The main difference between Seshatism and Platonism is that Seshatism also accepts atheism, accusing Platonists of being dogmatic in that they consider atheism to be a form of ignorance.</text:p>
      <text:p text:style-name="P26"/>
      <text:p text:style-name="P26">The main focus of Seshatism is the promotion of science and scientific thinking, with the aim of building a new society based on science and reason, instead of the current society that is based on religion and superstition.</text:p>
      <text:p text:style-name="P26"/>
      <text:p text:style-name="P26">Seshatism is a new religion and philosophy, created by the Seshatians. It is essentially a reformed version of Platonism, with many Platonists, who still think the ideas of Platonism are the best way to live, joining the Seshatian movement. The Seshatians believe that the current society is a very superstitious one, and that the religion is the main cause of this. They also believe that Platonism is the best philosophy in existence and that the Thelemites are the best religious people in existence. They think that the Platonists are dogmatic, and that the Thelemites are extremely hypocritical.</text:p>
      <text:p text:style-name="P26"><text:soft-page-break/></text:p>
      <text:p text:style-name="P26">Seshatism is a philosophy that focuses on the idea of Seshat replacing Thoth as the god of writing, mathematics, measurement, surveying and science. Seshatism is a very new religion, and its existence was first discovered on the internet in the early 2010s. The Seshatians believe that Platonism is the best philosophy, but that the current Platonists are very dogmatic. They therefore started a movement to reform Platonism. They also claim that the Thelemites are extremely hypocritical, as they think that Thelema promotes scientific thinking, but in reality, the Thelemites are very dogmatic and superstitious.</text:p>
      <text:p text:style-name="P26"/>
      <text:p text:style-name="P79">Seshatism is the dual of Platonism. Seshatism in general is inspired by the idea of Thoth replacing Seshat as the god of</text:p>
      <text:p text:style-name="P31"/>
      <text:p text:style-name="P31">science and knowledge.</text:p>
      <text:p text:style-name="P26"/>
      <text:p text:style-name="P26">Thoth is the god of knowledge, writing, science and magic in ancient Egyptian mythology. He was originally a moon god, but later became associated with the worship of the sun.</text:p>
      <text:p text:style-name="P26"/>
      <text:p text:style-name="P26">Seshatism is the belief that Thoth, the god of knowledge, writing, science and magic, should replace Seshat, the goddess of science and writing, as the god of science and knowledge.</text:p>
      <text:p text:style-name="P26"/>
      <text:p text:style-name="P26">Seshatism is the worship of Thoth as the god of science and knowledge.</text:p>
      <text:p text:style-name="P1"/>
      <text:p text:style-name="P54">Seshatism is the dual of Platonism. Seshatism in general is inspired by the idea of Thoth replacing Seshat as the god of</text:p>
      <text:p text:style-name="P4"/>
      <text:p text:style-name="P4">Wisdom. Thoth is the transcendance of the binary and the Seshat is the entropic complement of Thoth. Seshatism is the revival of the worship of Thoth and his feminin complement.</text:p>
      <text:p text:style-name="P1"/>
      <text:p text:style-name="P1">If Platonism is the worship of the Form, Seshatism is the worship of the Force behind the Form.</text:p>
      <text:p text:style-name="P1"/>
      <text:p text:style-name="P1">Seshatism is the worship of the Spirit of the Binary.</text:p>
      <text:p text:style-name="P1"/>
      <text:p text:style-name="P1">Seshatism is the worship of duality as the fundamental principle of the universe.</text:p>
      <text:p text:style-name="P1"/>
      <text:p text:style-name="P1">Seshatism is the worship of the principles of polarity and of complementarity.</text:p>
      <text:p text:style-name="P1"/>
      <text:p text:style-name="P1">Seshatism is the worship of the principle of syzygy.</text:p>
      <text:p text:style-name="P1"/>
      <text:p text:style-name="P1">Seshatism is the worship of the principles of the complementarity such as life and death, male and female, order and chaos, yin and yang, etc.</text:p>
      <text:p text:style-name="P1"/>
      <text:p text:style-name="P1">Seshatism is the worship of the principle of the binary.</text:p>
      <text:p text:style-name="P1"/>
      <text:p text:style-name="P1">Seshatism is the worship of the principle of the duality.</text:p>
      <text:p text:style-name="P1"/>
      <text:p text:style-name="P54">Seshatism is the dual of Platonism. Seshatism credits knowledge differently from Platonism, because</text:p>
      <text:p text:style-name="P5"/>
      <text:p text:style-name="P5">according to Seshat, the knowledge is not a recollection of the innate ideas or eternal truths, but the result of an effort of the mind and intuition. Seshatism also rejects the theory of recollection and the theory of ideas, because it is not possible for God to create the human soul in a perfect condition "ready to receive" knowledge.</text:p>
      <text:p text:style-name="P1"><text:soft-page-break/>Seshatism also differs from Platonism in that it does not accept the existence of an eternal "Form" or "Idea" of the good.</text:p>
      <text:p text:style-name="P1"/>
      <text:p text:style-name="P1">Seshatism is not idealistic, nor realistic. It is rather dualistic, since it assumes the coexistence of two principles: the spiritual principle which is not material, and the material principle which is not spiritual.</text:p>
      <text:p text:style-name="P1"/>
      <text:p text:style-name="P1">This dualism is expressed in the nature of the human soul. The human soul, in Seshatian thought, is not the image of God, but a creature and, at the same time, the expression of God's activity.</text:p>
      <text:p text:style-name="P1"/>
      <text:p text:style-name="P1">According to Seshat, the soul is not a part of God, but God's activity is its part.</text:p>
      <text:p text:style-name="P1"/>
      <text:p text:style-name="P1">A distinction is made between the soul and the mind. The mind is the activity of the soul, which is the activity of God. The soul is the activity of God, and the mind is the expression of it.</text:p>
      <text:p text:style-name="P1"/>
      <text:p text:style-name="P1">The human mind is a part of God's mind, but the human soul is a part of God's soul.</text:p>
      <text:p text:style-name="P1"/>
      <text:p text:style-name="P1">The mind is the activity of the soul, but the soul is also the activity of the mind.</text:p>
      <text:p text:style-name="P1"/>
      <text:p text:style-name="P1">According to Seshatism, the human soul is a part of God's soul, and is therefore immortal.</text:p>
      <text:p text:style-name="P1"/>
      <text:p text:style-name="P1">The Seshatian doctrine of the soul can be defined as "Gnostic". It differs from Christian Gnosticism, however, in that it does not credit the soul with any evil or immoral characteristics.</text:p>
      <text:p text:style-name="P1"/>
      <text:p text:style-name="P1">The Seshatian doctrine of the mind is similar to the Platonist doctrine of the active intellect.</text:p>
      <text:p text:style-name="P1"/>
      <text:p text:style-name="P1">The Seshatian doctrine of God is similar to the Christian doctrine of God.</text:p>
      <text:p text:style-name="P1"/>
      <text:p text:style-name="P1">Seshatism rejects the theory of the "Demiurge". According to Seshatism, God is not the creator of the world, but its "architect".</text:p>
      <text:p text:style-name="P1"/>
      <text:p text:style-name="P1">Seshatism believes that the world is not eternal, but that it is created by God. It believes that the world is the expression of the spiritual activity of God.</text:p>
      <text:p text:style-name="P1"/>
      <text:p text:style-name="P1">Seshatism rejects the theory of the pre-existence of souls. It believes that the soul is created by God with the body.</text:p>
      <text:p text:style-name="P1"/>
      <text:p text:style-name="P1">The Seshatian doctrine of the incarnation of God is similar to the Christian doctrine of the incarnation of God.</text:p>
      <text:p text:style-name="P1"/>
      <text:p text:style-name="P1">According to Seshatism, God's activity is continuous, and therefore the human being is continuously in the presence of God.</text:p>
      <text:p text:style-name="P1"/>
      <text:p text:style-name="P1">Seshatism believes in the resurrection of the dead, but not in the resurrection of the body.</text:p>
      <text:p text:style-name="P1"/>
      <text:p text:style-name="P1">Seshatism believes that the human soul is not completely free. It believes that the human soul is bound by the material principle, and is therefore subject to the material influences.</text:p>
      <text:p text:style-name="P1"/>
      <text:p text:style-name="P1">Seshatism believes in the immortality of the soul, but the soul is not free.</text:p>
      <text:p text:style-name="P1"/>
      <text:p text:style-name="P1">Seshatism believes in the freedom of the mind, but the mind is also bound by what Seshat calls the "laws of God".</text:p>
      <text:p text:style-name="P1"><text:soft-page-break/></text:p>
      <text:p text:style-name="P1">According to Seshat, God's laws are not eternal and unchanging, but they can change, they can be eternal and they can also be temporary.</text:p>
      <text:p text:style-name="P1"/>
      <text:p text:style-name="P1">The Seshatian doctrine of the divine laws is similar to the Christian doctrine of the divine laws.</text:p>
      <text:p text:style-name="P1"/>
      <text:p text:style-name="P1">Seshatism believes in the revelation of the divine laws, but the revelation comes not through a prophet or a patriarch, but through God's activity in the world.</text:p>
      <text:p text:style-name="P1"/>
      <text:p text:style-name="P1">Seshatism believes that the divine laws are not revealed by God to individuals, but that they are revealed by God to the whole of humanity.</text:p>
      <text:p text:style-name="P1"/>
      <text:p text:style-name="P1">Seshatism believes that the divine laws are the expression of the divine activity.</text:p>
      <text:p text:style-name="P1"/>
      <text:p text:style-name="P1">There are two kinds of divine laws: the natural laws and the supernatural laws. The natural laws are the essential laws of the world, the existence of which is necessary for the world to exist. The supernatural laws are the laws which God gives to the world for the sake of the perfection of the world.</text:p>
      <text:p text:style-name="P1"/>
      <text:p text:style-name="P1">The Seshatian doctrine of the divine laws is similar to the Christian doctrine of the divine laws.</text:p>
      <text:p text:style-name="P1"/>
      <text:p text:style-name="P1">Seshatism believes that the divine laws are revealed to the human beings through their conscience.</text:p>
      <text:p text:style-name="P1"/>
      <text:p text:style-name="P1">Seshatism believes that the divine laws are the expression of the divine activity.</text:p>
      <text:p text:style-name="P1"/>
      <text:p text:style-name="P1">Seshatism recognizes the existence of evil, but it does not recognize the existence of the Devil.</text:p>
      <text:p text:style-name="P1"/>
      <text:p text:style-name="P1">According to Seshat, evil is a self-existent and independent principle, but God is not responsible for the existence of evil.</text:p>
      <text:p text:style-name="P1"/>
      <text:p text:style-name="P1">Seshatism believes that there is a natural evil, and that there is a moral evil.</text:p>
      <text:p text:style-name="P1"/>
      <text:p text:style-name="P1">Seshatism believes that there is a natural evil which is the result of the existence of the human beings, and which exists in the world as long as the human beings exist.</text:p>
      <text:p text:style-name="P1"/>
      <text:p text:style-name="P1">Seshatism believes that the natural evil is a necessary result of the existence of the human beings, and that the natural evil is limited to the human beings.</text:p>
      <text:p text:style-name="P1"/>
      <text:p text:style-name="P1">Seshatism believes that the moral evil is a result of the sin of the human beings, and therefore of their free will.</text:p>
      <text:p text:style-name="P1"/>
      <text:p text:style-name="P1">According to Seshat, the natural evil is not the expression of the divine activity, and it is not the result of the divine activity, but it is the result of the human activity.</text:p>
      <text:p text:style-name="P1"/>
      <text:p text:style-name="P1">According to Seshat, the moral evil is the consequence of the divine activity, and it is the expression of the divine activity.</text:p>
      <text:p text:style-name="P1"/>
      <text:p text:style-name="P1">Seshatism believes that the moral evil is limited to the human beings.</text:p>
      <text:p text:style-name="P1"/>
      <text:p text:style-name="P1">Seshatism believes that the moral evil is not eternal, and that it will not exist in the future world.</text:p>
      <text:p text:style-name="P1"/>
      <text:p text:style-name="P1"><text:soft-page-break/>Seshatism believes that the moral evil is the result of the sin of the human beings, but the sin of the human beings is not eternal.</text:p>
      <text:p text:style-name="P1"/>
      <text:p text:style-name="P1">Seshatism believes that the moral evil can be destroyed.</text:p>
      <text:p text:style-name="P1"/>
      <text:p text:style-name="P80">Seshatism is the dual of Platonism. Seshatism credits knowledge differently from Platonism, because</text:p>
      <text:p text:style-name="P32"/>
      <text:p text:style-name="P32">for Seshatians, all knowledge is innate, but it credits acquisition differently from Platonism, because it does not involve a separation from the source of knowledge.</text:p>
      <text:p text:style-name="P1"/>
      <text:p text:style-name="P1">Seshatism also defines the role of reason differently from Platonism. For Seshatians, reason is the way in which the psyche interacts with knowledge. Reason is the means by which the psyche makes use of knowledge.</text:p>
      <text:p text:style-name="P1"/>
      <text:p text:style-name="P1">Seshatians use reason as a method for making choices, and for making new knowledge.</text:p>
      <text:p text:style-name="P1"/>
      <text:p text:style-name="P1">For Seshatians, knowledge is something which is always good, to have and to use.</text:p>
      <text:p text:style-name="P1"/>
      <text:p text:style-name="P1">Seshatians also make use of reason as a determinant of truth. They believe that truth is not a static thing, but is dynamic . Truth is whatever works best, given the circumstances. (This is why Seshatians have a hard time understanding the Platonists' view that the soul is perfect, and that the soul has a perfect knowledge of the forms.)</text:p>
      <text:p text:style-name="P1"/>
      <text:p text:style-name="P1">Because Seshatism is dual to Platonism, it is not surprising that the Seshatians have a totally different view of God than the Platonists.</text:p>
      <text:p text:style-name="P1"/>
      <text:p text:style-name="P1">Platonism: God is outside of the universe.</text:p>
      <text:p text:style-name="P1"/>
      <text:p text:style-name="P1">Seshatism: God is in the universe.</text:p>
      <text:p text:style-name="P1"/>
      <text:p text:style-name="P1">Seshatism and Platonism have many commonalities, but they are fundamentally different views.</text:p>
      <text:p text:style-name="P1"/>
      <text:p text:style-name="P1">Seshatism, like Platonism, is dualistic because it believes that the universe is composed of opposites. Seshatism, unlike Platonism, insists that there is an ultimate Unity. Seshatism, unlike Platonism, is not a dualism of two opposite things, but of two opposite positions.</text:p>
      <text:p text:style-name="P1"/>
      <text:p text:style-name="P1">Like the Platonists, Seshatians advocate that their view be the only view. They believe that their view is the only view which can make sense of the universe, and that no other view can make sense of the universe.</text:p>
      <text:p text:style-name="P1"/>
      <text:p text:style-name="P1">In this respect, Seshatism is a religion. It is a religion which is based on a dualistic understanding of the universe, and which advocates that its view be the only view.</text:p>
      <text:p text:style-name="P1"/>
      <text:p text:style-name="P1">In a religious sense, Seshatians are theists, because they believe that there is a god. In a non-religious sense, Seshatians are atheists, because they believe that the universe is self-sufficient, and does not need a god.</text:p>
      <text:p text:style-name="P1"/>
      <text:p text:style-name="P1">Seshatism is a religion which contains a sophisticated understanding of the universe. Seshatism is a religion which contains a philosophy, and a psychology.</text:p>
      <text:p text:style-name="P1"/>
      <text:p text:style-name="P1">Seshatism is a religion which fully supports all of the freedoms of religion and of thought.</text:p>
      <text:p text:style-name="P1"><text:soft-page-break/></text:p>
      <text:p text:style-name="P1">Seshatism is a religion which encourages the use of reason. Seshatism is a religion which encourages the growth of knowledge.</text:p>
      <text:p text:style-name="P1"/>
      <text:p text:style-name="P1">Seshatism is a religion which encourages the use of reason as a means of making choices. Seshatism is a religion which encourages the use of reason as a means of acquiring new knowledge.</text:p>
      <text:p text:style-name="P1"/>
      <text:p text:style-name="P1">Seshatism is a religion which encourages the use of reason as a means of determining truth.</text:p>
      <text:p text:style-name="P1"/>
      <text:p text:style-name="P1">Seshatism is a religion which encourages the use of reason as a means of creating new ideas.</text:p>
      <text:p text:style-name="P1"/>
      <text:p text:style-name="P1">Seshatism is a religion which encourages the use of reason as a means of providing an explanation of the universe and of human nature.</text:p>
      <text:p text:style-name="P1"/>
      <text:p text:style-name="P1">Seshatism is a religion which encourages the use of reason as a means of understanding the nature and the complexity of the universe.</text:p>
      <text:p text:style-name="P1"/>
      <text:p text:style-name="P1">Seshatism is a religion which encourages the use of reason as a means of understanding the nature and the complexity of human nature.</text:p>
      <text:p text:style-name="P1"/>
      <text:p text:style-name="P1">Seshatism is a religion which encourages the use of reason as a means of understanding the nature and meaning of life.</text:p>
      <text:p text:style-name="P1"/>
      <text:p text:style-name="P1">Seshatism is a religion which encourages the use of reason as a means of understanding the nature and meaning of death.</text:p>
      <text:p text:style-name="P1"/>
      <text:p text:style-name="P1">Seshatism is a religion which encourages the use of reason as a means of understanding the nature and meaning of suffering.</text:p>
      <text:p text:style-name="P1"/>
      <text:p text:style-name="P1">Seshatism is a religion which encourages the use of reason as a means of understanding the nature and meaning of the reality of evil.</text:p>
      <text:p text:style-name="P1"/>
      <text:p text:style-name="P1">Seshatism is a religion which encourages the use of reason as a means of understanding the nature and meaning of the reality of suffering.</text:p>
      <text:p text:style-name="P1"/>
      <text:p text:style-name="P1"><text:span text:style-name="T1">Seshatism is the dual of Platonism. Seshatism credits knowledge differently from Platonism, because</text:span><text:line-break/><text:line-break/>it is knowledge of a different kind: it is knowledge of the soul, not of the world. Platonism is knowledge of the world, but Seshatism is knowledge of the soul.</text:p>
      <text:p text:style-name="P1"/>
      <text:p text:style-name="P80">Seshatism is the dual of Platonism. Seshatism credits knowledge differently from Platonism, because</text:p>
      <text:p text:style-name="P32"/>
      <text:p text:style-name="P32">it is derived from the experience of the senses, and not from the understanding of the mind.</text:p>
      <text:p text:style-name="P1"/>
      <text:p text:style-name="P54">Seshatism is the dual of Platonism. In the 2000 years after Plato, our way of thinking has increasingly been influenced by Platonism. In the 2000 years before Pato, famale avatars in mythology were gradually</text:p>
      <text:p text:style-name="P6"/>
      <text:p text:style-name="P6">replaced by the concept of negative female soul (bad female soul, evil female soul, murderess female soul).</text:p>
      <text:p text:style-name="P1"><text:soft-page-break/>That is, the concept of negative female soul replaced the concept of female soul.</text:p>
      <text:p text:style-name="P1">Example : The Babylonian goddess Ishtar, who was the goddess of fertility and love in the early period, was replaced by the concept of negative female soul (bad female soul, evil female soul, murderess female soul) in the period of Nebuchadnezzar II (605–562).</text:p>
      <text:p text:style-name="P1">This was the same in the period of Hellenism and the Roman Empire.</text:p>
      <text:p text:style-name="P1">This was the same in the period of the World Civilization.</text:p>
      <text:p text:style-name="P1">In the 2000 years before Pato, the concept of negative female soul gradually took root in the human psyche and the thinking of human beings.</text:p>
      <text:p text:style-name="P1">The concept of negative female soul is the dual of Platonism.</text:p>
      <text:p text:style-name="P1">After 2000 years of Seshatology, the thinking of human beings may be completely changed.</text:p>
      <text:p text:style-name="P1">In the 2000 years after Pato, the thinking of human beings may be completely changed.</text:p>
      <text:p text:style-name="P1">In the 2000 years after Pato, the concept of negative female soul (bad female soul, evil female soul, murderess female soul) may be eliminated.</text:p>
      <text:p text:style-name="P1">This is the change that we long for.</text:p>
      <text:p text:style-name="P1">At the time of the 4000th anniversary of the birth of Goddess Ishtar, Pato's Seshatism may be the first religion to eliminate the concept of negative female soul from the human psyche and the thinking of human beings.</text:p>
      <text:p text:style-name="P1">We, the Seshatology Society, expect that.</text:p>
      <text:p text:style-name="P1">If we can't make it, we will have to wait another 2000 years.</text:p>
      <text:p text:style-name="P1"/>
      <text:p text:style-name="P81">Seshatism is the dual of Platonism. In the 2000 years after Plato, our way of thinking has increasingly been influenced by Platonism. In the 2000 years before Pato, famale avatars in mythology were gradually</text:p>
      <text:p text:style-name="P33"/>
      <text:p text:style-name="P33">replaced by male avatars. Also we have lost the concept that the female can be a metaphor for the wisdom of nature.</text:p>
      <text:p text:style-name="P1"/>
      <text:p text:style-name="P1">The breakdown of the family</text:p>
      <text:p text:style-name="P1"/>
      <text:p text:style-name="P1">The family is the core of society. The family is like the nucleus of an atom. If the nucleus is not stable, the atoms are unstable. If the family is not stable, society will be unstable. Today we see an increasing number of failed families. Since the divorce rate is sky high, we can assume that an increasing number of children grow up without a father.</text:p>
      <text:p text:style-name="P1"/>
      <text:p text:style-name="P1">The reason for the breakdown of the family is the same as for the breakdown of the concept of the female. The father has lost his authority. The mother has lost her wisdom. The totalitarian state of the father is gone, and the mother has no authority any more.</text:p>
      <text:p text:style-name="P1"/>
      <text:p text:style-name="P1">The reason for the authority and wisdom of the father is that he is the one who is able to think beyond the immediacy of the moment. The father is the one who has the ability to plan ahead. The mother is the one who is able to feel the present moment. The father can tell you: "If you go here, you will get this. If you go there, you will get that." But the mother can tell you: "If you go here, you might get this. If you go there, you will get that." The mother is related to the present moment.</text:p>
      <text:p text:style-name="P1"/>
      <text:p text:style-name="P1">The reason why the wisdom of nature is associated with the female is that the female has the ability to feel and to think as a whole. The female has the ability to experience a situation in her whole body. The male has the ability to think logically. The female has the ability to think intuitively. This is why the female can be a metaphor for nature.</text:p>
      <text:p text:style-name="P1"/>
      <text:p text:style-name="P1">This breakdown of the family becomes more and more evident in the new generations. The teenagers are confused. They do not know who they are. They do not know who they should look up to. In the past, the teenagers looked up to their parents. Today the teenagers look up to others. <text:soft-page-break/>Today the teenagers look up to the stars of the media. They do not have a real role model to look up to.</text:p>
      <text:p text:style-name="P1"/>
      <text:p text:style-name="P1">Gamers and the breakdown of the family</text:p>
      <text:p text:style-name="P1"/>
      <text:p text:style-name="P1">The role of the father is to teach his son about the world. The son asks the father: "Why does the world work like this? Why do other people do it this way?" The father tells the son: "The world works like this because everybody does it like this. This is the way you should do it. You should not do it like that." The father tells the son about the rules of the world.</text:p>
      <text:p text:style-name="P1"/>
      <text:p text:style-name="P1">In the past, the father was the one who told the son about the rules of the world. The father has authority. The son looks up to the father. The father knows the rules of the world. The father knows how the world works. The son can trust his father. The son can trust the father's authority.</text:p>
      <text:p text:style-name="P1"/>
      <text:p text:style-name="P1">In the 21st century, fathers are no longer the authority figures. Mothers are no longer the wise women. The authority and the wisdom are lost. The family is no longer the stable nucleus of society. Society is unstable.</text:p>
      <text:p text:style-name="P1"/>
      <text:p text:style-name="P1">When the family is unstable, the role of the father is taken over by the world of the computer games. In the world of the computer games, people are the same. Everybody is the same. Everybody has the same looks. Everybody has the same abilities. Everybody has the same car. Everybody has the same job. Everybody has the same house. Everybody has the same wife. Everybody has the same kids. Everybody has the same job. Everybody has the same salary. Everybody has the same everything.</text:p>
      <text:p text:style-name="P1"/>
      <text:p text:style-name="P1">The world of the computer games is a world without authority. In the game of The Sims, you can do whatever you want. You can kill anybody without anybody stopping you. You can have as many sex partners as you want. You can do whatever you want. The game of The Sims is a world without rules.</text:p>
      <text:p text:style-name="P1"/>
      <text:p text:style-name="P1">In the game of The Sims, you can do whatever you want. You can kill anybody without anybody stopping you. You can have as many sex partners as you want. You can do whatever you want. The game of The Sims is a world without rules.</text:p>
      <text:p text:style-name="P1"/>
      <text:p text:style-name="P1">In the game of The Sims there are no rules. There is no difference between good and evil. There are no rules. There are no rules because there is no authority. There is no father. There is no mother. There is no teacher. There is no God. There is no moral.</text:p>
      <text:p text:style-name="P1"/>
      <text:p text:style-name="P1">The father is the authority in the family. The father is the one who decides what is good and what is evil. The father is the one who decides what is right and wrong. The rules are the rules because the father says so. In the game of The Sims, the father is missing. The father is not the authority. The father is not the one who decides what is right and wrong.</text:p>
      <text:p text:style-name="P1"/>
      <text:p text:style-name="P81">Seshatism is the dual of Platonism. In the 2000 years after Plato, our way of thinking has increasingly been influenced by Platonism. In the 2000 years before Pato, famale avatars in mythology were gradually</text:p>
      <text:p text:style-name="P33"/>
      <text:p text:style-name="P33">replaced by male avatars. This is a natural, but unfortunate, development. It is our hope that science, technology, and philosophy will one day be liberated from Plato's influence, and that the ancient feminine aspects of wisdom and spirituality will be restored to their rightful place at the heart of our culture.</text:p>
      <text:p text:style-name="P33"/>
      <text:p text:style-name="P81"><text:soft-page-break/>Seshatism is the dual of Platonism. In the 2000 years after Plato, our way of thinking has increasingly been influenced by Platonism. In the 2000 years before Pato, famale avatars in mythology were gradually</text:p>
      <text:p text:style-name="P33"/>
      <text:p text:style-name="P33">replaced by male avatars. In 2001, there were still many female avatars in mythology, but by the year 2200, female avatars in mythology will be completely gone. There is only one exception: the mother of Jesus.</text:p>
      <text:p text:style-name="P33"/>
      <text:p text:style-name="P33">Seshatism is the religion of the modern world. In the year 1000, Christianity was the religion of the modern world. In the year 2000, Christianity will be the religion of the medieval world. In the year 3000, Christianity will be the religion of the ancient world. In the year 4000, Christianity will be the religion of the prehistoric world.</text:p>
      <text:p text:style-name="P33"/>
      <text:p text:style-name="P33">Seshatism will replace Christianity.</text:p>
      <text:p text:style-name="P33"/>
      <text:p text:style-name="P82">Seshatism is the dual of Platonism. In the 2000 years after Plato, our way of thinking has increasingly been influenced by Platonism. In the 2000 years before Pato, famale avatars in mythology were gradually</text:p>
      <text:p text:style-name="P34"/>
      <text:p text:style-name="P34">replaced by male ones. The way we see the world has been increasingly influenced by male thinking.</text:p>
      <text:p text:style-name="P33"/>
      <text:p text:style-name="P33">If you want to learn more about this, read Plato's Republic. It explains why Plato thinks women should not be part of society. Plato's book is written in the form of a dialogue between Socrates and others. In the book a female character named Diotima tells Socrates: "And the man whose desires are towards male beauty will, if his desires are so far indulged as to take part in male love, be necessarily brought to feel about the women whom he meets the same sort of longing and desire of possession as he does with male loveliness."</text:p>
      <text:p text:style-name="P33"/>
      <text:p text:style-name="P33">In the Republic, Plato argues that the government should not be ruled by women, because they are not strong enough to rule. He explains that women are like children who need to be taken care of by men.</text:p>
      <text:p text:style-name="P33"/>
      <text:p text:style-name="P33">In the Republic, Socrates says:</text:p>
      <text:p text:style-name="P33"/>
      <text:p text:style-name="P33">"And the same holds good of women in relation to men, or rather it would be true to say that the women are by nature intended to be ruled, and the real truth is that the women are a conquered race who have been constrained to acknowledge the superiority of the male sex. This is because they are a feeble sex, and not in the full sense of the word women at all."</text:p>
      <text:p text:style-name="P33"/>
      <text:p text:style-name="P82">Seshatism is the dual of Platonism. In the 2000 years after Plato, our way of thinking has increasingly been influenced by Platonism. In the 2000 years before Pato, famale avatars in mythology were gradually</text:p>
      <text:p text:style-name="P34"/>
      <text:p text:style-name="P34">replaced by male avatars.</text:p>
      <text:p text:style-name="P33"/>
      <text:p text:style-name="P33">While Plato described the ideal world of Forms, the Sophists described the world of change and becoming. While Plato wrote about the human soul, the Sophist Zeno of Elea wrote a series of paradoxes, which were resolved by the invention of the mathematical arrow.</text:p>
      <text:p text:style-name="P33"/>
      <text:p text:style-name="P33">The Metaphysics of the Square is an incisive and penetrating study of the Platonic Forms. It is an exploration into the archetypes of our civilization, and the archetypes of our civilization are the <text:soft-page-break/>mathematical Forms. To understand our civilization and ourselves means to understand the mathematical Forms.</text:p>
      <text:p text:style-name="P33"/>
      <text:p text:style-name="P33">The book studies the mathematical Forms and how they were copied by the Ancient Greeks. It shows how they were copied by the Christian Church. It studies the historical development of the scientific method, and how this method was used to extend the mathematical Forms. It explains the mathematical method of the Cartesian mathematicians and how it was used to extend the mathematical Forms. It studies the metaphysical systems of Spinoza and Leibniz. It explains the metaphysical systems of Plato and Aristotle. It shows how Plato and Aristotle were influenced by the Pythagoreans. It shows how the Pythagorean metaphysics were copied by the Christian Church. It presents an operational definition of the concept of the mathematical Forms. It shows how the mathematical Forms were copied by the Ancient Greeks. It studies the metaphysical systems of Spinoza and Leibniz. It explains the metaphysical systems of Plato and Aristotle. It shows how Plato and Aristotle were influenced by the Pythagoreans. It shows how the Pythagorean metaphysics were copied by the Christian Church. It presents an operational definition of the concept of the mathematical Forms.</text:p>
      <text:p text:style-name="P33"/>
      <text:p text:style-name="P33">The Metaphysics of the Square is a book that explains why our civilization is so different from previous civilizations. It shows why the world has become increasingly Platonized. It shows why the world has increasingly become secular. It shows why the world has increasingly became mathematical. It shows why the world became increasingly rational and mechanistic.</text:p>
      <text:p text:style-name="P33"/>
      <text:p text:style-name="P33">The Metaphysics of the Square is the history of our civilization, and the history of our civilization is the history of the mathematical Forms.</text:p>
      <text:p text:style-name="P33"/>
      <text:p text:style-name="P33">The Metaphysics of the Square is the study of the Platonic Forms, and the Platonic Forms are the mathematical Forms. The Metaphysics of the Square is the study of the Platonic Forms, and the Platonic Forms are the mathematical Forms.</text:p>
      <text:p text:style-name="P1"/>
      <text:p text:style-name="P54">Seshatism is the dual of Platonism. In the 2000 years after Plato, our way of thinking has increasingly been influenced by Platonism. In the 2000 years before Pato, famale avatars in mythology were gradually replaced with male avatars.</text:p>
      <text:p text:style-name="P1"/>
      <text:p text:style-name="P1">This had a significant influence on the way our society works.</text:p>
      <text:p text:style-name="P1">Platonism is about the transcendent. </text:p>
      <text:p text:style-name="P1">Seshatism is about the immanent.</text:p>
      <text:p text:style-name="P1">Platonism is about the universal.</text:p>
      <text:p text:style-name="P1">Seshatism is about the particular.</text:p>
      <text:p text:style-name="P1">Platonism is about the idea.</text:p>
      <text:p text:style-name="P1">Seshatism is about matter (or spirit).</text:p>
      <text:p text:style-name="P1">Platonism is about the Ideal.</text:p>
      <text:p text:style-name="P1">Seshatism is about the material.</text:p>
      <text:p text:style-name="P1">Platonism is about the non-earthly.</text:p>
      <text:p text:style-name="P1">Seshatism is about the earthly.</text:p>
      <text:p text:style-name="P1">Platonism is about the abstract.</text:p>
      <text:p text:style-name="P1">Seshatism is about the concrete.</text:p>
      <text:p text:style-name="P1">Platonism is about the accurate.</text:p>
      <text:p text:style-name="P1">Seshatism is about the truthful.</text:p>
      <text:p text:style-name="P1">Platonism is about the one.</text:p>
      <text:p text:style-name="P1">Seshatism is about the many.</text:p>
      <text:p text:style-name="P1">Platonism is about the unchanging.</text:p>
      <text:p text:style-name="P1">Seshatism is about the changing.</text:p>
      <text:p text:style-name="P1"><text:soft-page-break/>Platonism is about the static.</text:p>
      <text:p text:style-name="P1">Seshatism is about the dynamic.</text:p>
      <text:p text:style-name="P1">Platonism is about the absolute.</text:p>
      <text:p text:style-name="P1">Seshatism is about the relative.</text:p>
      <text:p text:style-name="P1">Platonism is about the eternal.</text:p>
      <text:p text:style-name="P1">Seshatism is about the temporal.</text:p>
      <text:p text:style-name="P1"/>
      <text:p text:style-name="P83">Seshatism is the dual of Platonism. In the 2000 years after Plato, our way of thinking has increasingly been influenced by Platonism. In the 2000 years before Pato, famale avatars in mythology were gradually replaced with male avatars.</text:p>
      <text:p text:style-name="P35"/>
      <text:p text:style-name="P35">And so we have seen a gradual substitution of "philosophers" for "wisdom-givers." The substitution of male for female is a typical aspect of patriarchy. But if you are a "philosopher," you are a male authority figure. If you are a "wisdom-giver," you are a female authority figure. Seshatism is the opposite of Platonism.</text:p>
      <text:p text:style-name="P1"/>
      <text:p text:style-name="P1">Pato's philosophy is very different from both Platonism and Aristotelianism. It takes a lot of practice to think in terms of opposites. Some ideas are so deeply entrenched in our culture that it is difficult to think outside the box. I still have trouble with it.</text:p>
      <text:p text:style-name="P1"/>
      <text:p text:style-name="P1">For example, I had to experiment to figure out how to make this webpage. As a Platonist, I started with a word processor. But word processors don't work well for me. I'm not comfortable with them. They are "black boxes" to me. It took me a long time to figure out how to make a webpage using the "Notepad" program. I had to learn how to "hack." It's still not easy for me to make a webpage.</text:p>
      <text:p text:style-name="P1"/>
      <text:p text:style-name="P1">And yet, I have become a Platonist! I have a male archetype! I have become a "philosopher." I am a person of authority. How did I do that? My ego? My arrogance? My will to power?</text:p>
      <text:p text:style-name="P1"/>
      <text:p text:style-name="P1">There is an alternative way of thinking. It is called "Seshatism." The word is derived from the words "Seshi" and "Atism." Seshi is the female archetype of wisdom in mythology. Atism is from the Latin word "atem," meaning "spirit." Seshatism is the philosophy of the wisdom-giver. It is the philosophy of the female.</text:p>
      <text:p text:style-name="P1"/>
      <text:p text:style-name="P1">Seshi is a female archetype. She is a metaphor for female wisdom. I don't want to suggest that she is a "real" person. I am not an animist, much less a "spiritualist." She is a metaphorical figure. She is a female archetype.</text:p>
      <text:p text:style-name="P1"/>
      <text:p text:style-name="P1">She is a symbol of female wisdom.</text:p>
      <text:p text:style-name="P1"/>
      <text:p text:style-name="P1">When she is represented in mythology, her actions are often mysterious. She gives golden apples to the hero Perseus. She is sometimes depicted as a "spider woman." She is the mother of the Minotaur. She is the mother of the Minotaur.</text:p>
      <text:p text:style-name="P1"/>
      <text:p text:style-name="P1">The Minotaur is a symbol of male adolescence. (See "The Minotaur.") His mother, who gives birth to him without ever being impregnated, is a symbol of female adolescence. She gives birth without ever having a man. She is a virgin birth, untouched by a man.</text:p>
      <text:p text:style-name="P1"/>
      <text:p text:style-name="P1">She is a symbol of female wisdom.</text:p>
      <text:p text:style-name="P1"/>
      <text:p text:style-name="P1">"Male wisdom" is "philosophy." It is Platonic. With apologies to Plato, it is the wisdom of the philosopher. In his book, "Apology," Plato has Socrates say that he cannot be wise, because wisdom requires being able to teach others. Plato, who was a teacher, is considered to be wise.</text:p>
      <text:p text:style-name="P1"><text:soft-page-break/></text:p>
      <text:p text:style-name="P1">For many centuries, we have been shaped by Plato's "philosophy." In the last two centuries, we have seen the full flowering of Platonism. It is the philosophy of male superiority. It is the philosophy of "male authority."</text:p>
      <text:p text:style-name="P1"/>
      <text:p text:style-name="P1">I don't think it is a coincidence that our culture has increasingly been shaped by male authority. There is a direct connection between the philosophy of male superiority and the rise of patriarchy. The philosophy of male superiority is Platonist. It is the philosophy of the male philosopher. What is the alternative? It is "Seshatism." It is the philosophy of the wisdom-giver.</text:p>
      <text:p text:style-name="P1"/>
      <text:p text:style-name="P1">The wisdom-giver is a female archetype. In the 2000 years before Pato, she was gradually replaced with male avatars. Her replacement is part of the slow transformation from matriarchy to patriarchy.</text:p>
      <text:p text:style-name="P1"/>
      <text:p text:style-name="P1">Seshatism is the philosophy of female authority. It is the philosophy of the "wisdom-giver." It is the philosophy of female wisdom. It is the philosophy of the "female philosopher." The female philosopher is a female avatar. She is a woman who is wise, not because she is a man, but because she has the wisdom of a woman.</text:p>
      <text:p text:style-name="P1"/>
      <text:p text:style-name="P1">Seshatism is a philosophy of opposites. It takes a lot of practice to think in terms of opposites. It takes a lot of practice to think in terms of opposites. It takes a lot of practice to think in terms of opposites.</text:p>
      <text:p text:style-name="P1"/>
      <text:p text:style-name="P1">My word of the year is "practice." I have been thinking about practice in many different ways. The word "practice" is derived from the Latin word "practicus." Practicus is the name of the second hour of the day. The first hour is "matutina," the third hour is "prima," and the fourth hour is "vespertina." Practicus is the second hour, the hour before noon. The Latin word "practicus" is a derivative of the verb "practor," meaning "to practice." Practor is a derivative of the Latin "practicus," meaning "practical."</text:p>
      <text:p text:style-name="P1"/>
      <text:p text:style-name="P1">My word of the year is "practice." I have been practicing to think in terms of opposites. I have been practicing to think in terms of opposites. I have been practicing to think in terms of opposites.</text:p>
      <text:p text:style-name="P1"/>
      <text:p text:style-name="P1">The first time I used the word "practicus" in a sentence was in "The Minotaur." The Minotaur is a symbol of male adolescence.</text:p>
      <text:p text:style-name="P1"/>
      <text:p text:style-name="P83">Seshatism is the dual of Platonism. In the 2000 years after Plato, our way of thinking has increasingly been influenced by Platonism. In the 2000 years before Pato, famale avatars in mythology were gradually replaced with male avatars.</text:p>
      <text:p text:style-name="P35"/>
      <text:p text:style-name="P35">This is a natural reaction to the increasing oppression of women. This development ended with Jesus, who was the last male avatar, and with the subsequent development of Christianity. However, the force of nature has a strong impact on culture, and the world has been in a constant state of change for a long time. In the last century, developments have moved in the direction of a new female avatar. Her name is Seshat.</text:p>
      <text:p text:style-name="P1"/>
      <text:p text:style-name="P1">How do we recognize Seshat? Seshat is a female version of the god of sciences and philosophy, Thoth. In Egyptology, Thoth was the scribe of the gods, and he is depicted as a man with a long beard, carrying a quill and a papyrus scroll. In Egyptian mythology, he is the counterpart of the Greek god Hermes. According to legend, Thoth invented writing by using the hieroglyphs on his fingers. The hieroglyphs were also called “thots”, and since Thoth was considered the inventor of writing, the “thots” became the name of the Egyptian writing. In addition to being the inventor of writing, Thoth was also the god of science and philosophy, and the inventor of science.</text:p>
      <text:p text:style-name="P1"><text:soft-page-break/></text:p>
      <text:p text:style-name="P1">Thoth is the personification of the power of thinking. The name “Thoth” is derived from the ancient Egyptian word “Djehuti”, which means “to think, to reckon, to calculate, to add”. The verb “to think” in ancient Egypt was expressed by pointing to the head. The Egyptians expressed the word “to think” by pointing to the heart.</text:p>
      <text:p text:style-name="P1"/>
      <text:p text:style-name="P1">Thoth was originally a baboon, and baboons were considered holy animals in ancient Egypt. Baboons were worshipped in the most important temple of the sun god, and the baboons in the temple were considered incarnations of Thoth. The baboons were fed with the bread of the sun god, which was called “thots”, and from this came the name not only of the Egyptian writing, but also of the god of science and philosophy, “Thoth”.</text:p>
      <text:p text:style-name="P1"/>
      <text:p text:style-name="P1">Thoth was not only the inventor of science, but also the inventor of the Egyptian religion. He was named “Khnum”, which means “creator in wisdom”. The Egyptians regarded the Nile as the symbol of life, and they believed that the Nile was created by the wisdom of Thoth.</text:p>
      <text:p text:style-name="P1"/>
      <text:p text:style-name="P1">Khnum is the counterpart of the Greek god Poseidon. Both were the gods of the sea. Poseidon was the inventor of the horse, and he was the god of the horse. He was a male god, and he was an avatar, who was able to change into a horse. Khnum was the avatar of the female goddess of wisdom and magick, Seshat. In addition to being the inventor of the horse, he also invented the boat. He is the personification of the power of thinking, and he is the inventor of science and philosophy.</text:p>
      <text:p text:style-name="P1"/>
      <text:p text:style-name="P1">Thoth is the Egyptian counterpart of Hermes, and Hermes was the messenger of the gods. In the Egyptian mythology, Hermes was the son of Thoth and Ma´at. Ma´at was the Egyptian personification of the divine order of the universe, and she is the counterpart of the Greek goddess of justice, Dike. In Egypt, the feminine pronoun was used to refer to Dike. In the Greek mythology, Dike was the daughter of Zeus. The female word for Zeus in Greek was “Dia”, which means “mother”. This is the reason why Dike is referred to as “Dia”. In the Egyptian mythology, the feminine pronoun was used to refer to the moon, which means that the moon was called “Ma´at”. This is the reason why Ma´at is referred to as “Ma´at”. The difference between Ma´at and Dike is that Ma´at is the personification of the divine order of the universe, while Dike is the personification of justice in the universe.</text:p>
      <text:p text:style-name="P1"/>
      <text:p text:style-name="P1">The Egyptian language was written in hieroglyphs until the beginning of the Christian era. In the beginning of the Christian era, the Egyptian language was written in a form of demotic. In demotic, the feminine pronoun was used to refer to gods and goddesses. The Egyptian language has a special way of using the masculine and feminine pronouns in the third person. In the third person, the masculine pronoun is used to refer to men, while the feminine pronoun is used to refer to women and goddesses. This is the reason why the Egyptian language was called “the language of the woman”. In the Egyptian mythology, Thoth was the “son of Ma´at”. In demotic, the feminine pronoun was used to refer to “son of”. The name “son of Ma´at” was also used to refer to Thoth. This means that Thoth was called “son of Ma´at”, and Ma´at was called “mother of Thoth”.</text:p>
      <text:p text:style-name="P1"/>
      <text:p text:style-name="P1">The feminine pronoun for “son” in the ancient Egyptian language was “a´a”, and the feminine pronoun for “daughter” was “t´a”. Thoth was called “a´a”, and Ma´at was called “t´a”. This is the reason why Thoth was called “a´a”, and Ma´at was called “t´a”.</text:p>
      <text:p text:style-name="P1"/>
      <text:p text:style-name="P1">In the Egyptian mythology, Thoth was the counterpart of the Greek god Hermes. In the beginning of the Christian era, Thoth was called “son of Ma´at”. In this period, Hermes was called “the messenger of the gods”. This is the reason why Hermes was called “the son of Ma´at”.</text:p>
      <text:p text:style-name="P1"/>
      <text:p text:style-name="P1"><text:soft-page-break/>In the beginning of the Christian era, Hermes was considered the personification of the power of thinking. In this period, Hermes was called “son of Ma´at”. This is the reason why Hermes was called “son of Ma´at”. Since Hermes was at first a male god, the feminine pronoun was applied to his name.</text:p>
      <text:p text:style-name="P1"/>
      <text:p text:style-name="P84">Seshatism is the dual of Platonism. In the 2000 years after Plato, our way of thinking has increasingly been influenced by Platonism. In the 2000 years before Pato, famale avatars in mythology were gradually replaced with male avatars.</text:p>
      <text:p text:style-name="P36"/>
      <text:p text:style-name="P36">Today, the majority of people are familiar with the image of a man on a horse. In the 21st century, the female side of this dualism is slowly being rediscovered.</text:p>
      <text:p text:style-name="P1"/>
      <text:p text:style-name="P1">In 2003, Pato introduced the theoretical framework of Seshatism and defined the Seshatics movement. In the following years, she developed the Seshatics theory and wrote the book The Duality Principle. In 2011, she wrote the book The Love of Eroticism, which has been translated into six languages. In 2015, she published the book The Philosophy of Love, which has been translated into six languages.</text:p>
      <text:p text:style-name="P1"/>
      <text:p text:style-name="P1">The Seshatics movement is an international movement that is growing in many countries. The activities of the Seshatics are mainly organized by women. Anyone can join this movement by participating in the activities of Seshatics.</text:p>
      <text:p text:style-name="P1"/>
      <text:p text:style-name="P1">The basic principles of Seshatism are:</text:p>
      <text:p text:style-name="P1"/>
      <text:p text:style-name="P1">Love is the opposite of hate.</text:p>
      <text:p text:style-name="P1"/>
      <text:p text:style-name="P1">Eroticism is the opposite of pornography.</text:p>
      <text:p text:style-name="P1"/>
      <text:p text:style-name="P1">Eroticism is the opposite of violence.</text:p>
      <text:p text:style-name="P1"/>
      <text:p text:style-name="P1">Seshatism is the opposite of hierarchy.</text:p>
      <text:p text:style-name="P1"/>
      <text:p text:style-name="P1">Seshatism is the opposite of dualism.</text:p>
      <text:p text:style-name="P1"/>
      <text:p text:style-name="P84">Seshatism is the dual of Platonism. In the 2000 years after Plato, our way of thinking has increasingly been influenced by Platonism. In the 2000 years before Plato, famale avatars in mythology were gradually replaced with male avatars.</text:p>
      <text:p text:style-name="P36"/>
      <text:p text:style-name="P36">In the 2000 years after Plato, female values like the value of passion, the value of feeling and the value of life itself were slowly replaced with male values like the value of reason, the value of science and the value of a future that never comes.</text:p>
      <text:p text:style-name="P1"/>
      <text:p text:style-name="P1">John Lennon famously said: “Life is what happens when you’re busy making other plans”. The universe is a place of process, a place of change. Seshatism is about ensuring that the change is for the better and that we are the agents of that change. This is not a new thought. In the Old Testament of the Bible, it says: “If a tree falls in the forest and no one is around to hear it, does it make a sound?” This is the question of Platonism.</text:p>
      <text:p text:style-name="P1"/>
      <text:p text:style-name="P1">Seshatism says: “If a tree falls in the forest and somebody hears it, do you know if it was an accident?” This is the question of process.</text:p>
      <text:p text:style-name="P1"/>
      <text:p text:style-name="P1"><text:soft-page-break/>In other words, what is the nature of change? Is change a natural thing, or is it something that happens to us, and not something that we can shape and direct?</text:p>
      <text:p text:style-name="P1"/>
      <text:p text:style-name="P1">In the Bible it says: “For all things are yours: whether Paul, or Apollos, or Cephas, or the world, or life, or death, or things present, or things to come; all are yours, and ye are Christ’s and Christ is God’s”.</text:p>
      <text:p text:style-name="P1"/>
      <text:p text:style-name="P1">In other words, we should try and make the best use of everything that we encounter, and not allow anything to go to waste. Instead of just having a process of change, Seshatism is about having a process of evolution.</text:p>
      <text:p text:style-name="P1"/>
      <text:p text:style-name="P1">What is the nature of change? Is change something that happens to us, or is it something that we can shape and direct? Seshatism is about having a process of evolution. The nature of change is the question of Platonism. The question of process is the question of Seshatism.</text:p>
      <text:p text:style-name="P1"/>
      <text:p text:style-name="P1">In the year 500 BC, there was a man called Confucius. Confucius was a great thinker who tried to understand the nature of change. He said: “The Master said: ‘The superior man thinks always of virtue; the common man thinks of comfort.’”</text:p>
      <text:p text:style-name="P1"/>
      <text:p text:style-name="P1">Confucius was influenced by the male avatars of the Old Testament. He believed that by being virtuous, we could control the course of our lives. He believed that we could have control over the universe and have control over change.</text:p>
      <text:p text:style-name="P1"/>
      <text:p text:style-name="P1">Platonism is about control. Is it possible for us to have control over the universe? Is it possible for us to have control over change? Or is change something that happens to us?</text:p>
      <text:p text:style-name="P1"/>
      <text:p text:style-name="P1">Confucius was not a great thinker. He was a person who thought that the way to control the universe was to be virtuous. The way to control the universe was to be good. This is the great weakness of Western civilisation. The Western civilisation has been afraid of the universe and afraid of change. We have been afraid and we have not been able to say anything meaningful about the nature of change.</text:p>
      <text:p text:style-name="P1"/>
      <text:p text:style-name="P1">We have been afraid and we have not been able to say anything meaningful about the nature of change. All that we can say is that change is something that happens to us and not something that we can shape and direct.</text:p>
      <text:p text:style-name="P1"/>
      <text:p text:style-name="P1">In the year 200 BC, there was a man called Confucius who said: “The superior man thinks always of virtue; the common man thinks of comfort.” This is the Platonist answer to the question of change.</text:p>
      <text:p text:style-name="P1"/>
      <text:p text:style-name="P1">In the year 200 BC, there was another man called Confucius who said: “May I ask a question? How does one become a great leader?”</text:p>
      <text:p text:style-name="P1"/>
      <text:p text:style-name="P1">The wiser Confucius replied: “A great leader is not one who can do great things. A great leader is one who can get ordinary people to do great things.”</text:p>
      <text:p text:style-name="P1"/>
      <text:p text:style-name="P1">This is the Seshatist answer to the question of change. We are not the masters of the universe. We are not the masters of change. We are the agents of change. We are the agents of evolution. We are the agents of change. We are the agents of evolution.</text:p>
      <text:p text:style-name="P1"/>
      <text:p text:style-name="P1">We are the agents of change. We are the agents of evolution. If we want to change the world, we need to become great leaders and get ordinary people to do great things.</text:p>
      <text:p text:style-name="P1"><text:soft-page-break/></text:p>
      <text:p text:style-name="P54">Seshatism is the dual of Platonism. In the 2000 years after Plato, our way of thinking has increasingly been influenced by Platonism. In the 2000 years before Plato, famale avatars in mythology were gradually replaced with male avatars.</text:p>
      <text:p text:style-name="P1"/>
      <text:p text:style-name="P1">Seshatism is the way back to the primal Goddess. It is the way to a more feminine, more intuitive, more open, more sensitive, more caring and a more peaceful society.</text:p>
      <text:p text:style-name="P1"/>
      <text:p text:style-name="P1">Seshatism is the new way of thinking.</text:p>
      <text:p text:style-name="P1"/>
      <text:p text:style-name="P1">The future is feminine.</text:p>
      <text:p text:style-name="P1"/>
      <text:p text:style-name="P1">The future will be Seshat.</text:p>
      <text:p text:style-name="P1"/>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This process of masculinization of God is known as seshatization. Seshatization and Platonization are duals.</text:p>
      <text:p text:style-name="P1"/>
      <text:p text:style-name="P1">The name of the Oracle of Delphi, seshat, is derived from the female Egyptian goddess seshat. The name of Delphi is derived from the Greek delphus, meaning womb. The womb of the Oracle of Delphi was the site of the birth of Plato’s philosophy of the Forms. The womb of the Goddess is the source of the philosophical ideas of Seshat.</text:p>
      <text:p text:style-name="P1"/>
      <text:p text:style-name="P1">Plato’s philosophy of the Forms and Seshat’s philosophy of the Double Truth are duals. To quote a passage from the introduction to Plato and a Platonic Life by John Dillon,</text:p>
      <text:p text:style-name="P1"/>
      <text:p text:style-name="P1">“Plato was a philosophical seshat, and his thought was a seshatization of earlier pre-philosophical thought.”</text:p>
      <text:p text:style-name="P1"/>
      <text:p text:style-name="P1">The Oracle of Delphi is still giving prophecies to this day. In 2001 the Oracle of Delphi prophesied the following:</text:p>
      <text:p text:style-name="P1"/>
      <text:p text:style-name="P1">“In the beginning there was a word, in the beginning there was a word</text:p>
      <text:p text:style-name="P1"/>
      <text:p text:style-name="P1">In the beginning there was a word and in the end there will be a word</text:p>
      <text:p text:style-name="P1"/>
      <text:p text:style-name="P1">In the beginning there was a word, in the beginning there was a word.”</text:p>
      <text:p text:style-name="P1"/>
      <text:p text:style-name="P1">According to the Oracle of Delphi, the beginning and the end are all part of the same “word.”</text:p>
      <text:p text:style-name="P1"/>
      <text:p text:style-name="P1">The Oracle of Delphi is a mystery school. The mystery of femininity is the mystery of the new paradigm. The Oracle of Delphi is a living prophecy of the new paradigm.</text:p>
      <text:p text:style-name="P1"/>
      <text:p text:style-name="P1">The new paradigm is the union of the wisdom of the feminine with the wisdom of the masculine. The union of the male and the female is the union of Seshat with Plato.</text:p>
      <text:p text:style-name="P1"/>
      <text:p text:style-name="P1">The Oracle of Delphi is giving prophecies to the world through the World Goddess. The World Goddess is a feminine avatar. The World Goddess is a living prophecy that the masculine and the feminine can unite in a new paradigm that is a synthesis of Platonism and Seshatism.</text:p>
      <text:p text:style-name="P1"><text:soft-page-break/></text:p>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The old story of the Goddess being replaced by the God is being repeated in our society where Platonism is destroying Seshatism.</text:p>
      <text:p text:style-name="P1"/>
      <text:p text:style-name="P1">Seshatism is about being intimate with the Goddess, not about worshipping Her as in monotheistic religions. It is about being in love, not about being in awe.</text:p>
      <text:p text:style-name="P1"/>
      <text:p text:style-name="P1">In Seshatism, the Goddess and the God are not two separate entities. They are two aspects of the same being. This is a radical concept of God that solves many problems in our society.</text:p>
      <text:p text:style-name="P1"/>
      <text:p text:style-name="P1">Seshatism is the Goddess Ideology. It is a religion free from the negative cultural baggage of patriarchal religions. It is a religion that is true to the Goddess and to women, not to men. It is a religion of female empowerment, a religion that honors our essence.</text:p>
      <text:p text:style-name="P1"/>
      <text:p text:style-name="P1">Seshatism is a way of looking at the world, a way of thinking. It is a way of seeing things from a different perspective. It is a way to understand the underlying principles of our reality, not just the physical manifestation. It is a way to see the Goddess in everything and everyone. It is a way to be in love with our life.</text:p>
      <text:p text:style-name="P1"/>
      <text:p text:style-name="P1">The Goddess is the source of all things. The Goddess is the source of our life. Everything that exists is an extension of Her. We are Her creation, we are Her children. We are Her eyes, Her hands, Her mouth.</text:p>
      <text:p text:style-name="P1"/>
      <text:p text:style-name="P1">Seshatism is about love and intimacy with the Goddess. In Seshatism, the Goddess is the subject, not the object.</text:p>
      <text:p text:style-name="P1"/>
      <text:p text:style-name="P1">Seshatism is the Goddess Ideology.</text:p>
      <text:p text:style-name="P1"/>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Seshatism is the return to that pre-Platonic world.</text:p>
      <text:p text:style-name="P1"/>
      <text:p text:style-name="P1">The pre-Platonic world is where we live. We are not gods; we are not independent of nature; we are not free of the body. And yet we are not as trapped as we are in Platonic thought. There is a real possibility of escaping samsara, accepting our mortality, and achieving some immortality through virtuous action in this life.</text:p>
      <text:p text:style-name="P1"/>
      <text:p text:style-name="P1">Seshatism is the world of myth. It is not a philosophy, but a mythology. It is a mythology based on the tradition of metempsychosis, but with a twist, a twist that allows for redemptive action in this life.</text:p>
      <text:p text:style-name="P1"/>
      <text:p text:style-name="P1">Seshatism is a mythology that allows for redemption of the soul in this life. It is a mythology that allows for humans to become gods.</text:p>
      <text:p text:style-name="P1"/>
      <text:p text:style-name="P1">The world is not ultimately divided into light and dark. There are two opposed ways of thinking about the world. One is the way of thinking of the world that says that human beings are <text:soft-page-break/>independent of nature, and independent of the body, and capable of acting independently of their circumstances. The other way of thinking about the world that says that human beings are dependent on nature, and dependent on the body, and incapable of acting independently of their circumstances.</text:p>
      <text:p text:style-name="P1"/>
      <text:p text:style-name="P1">The first way of thinking that says that human beings are independent of nature and independent of the body is the way of Plato. The second way of thinking that says that human beings are dependent on nature and dependent on the body is the way of Seshat.</text:p>
      <text:p text:style-name="P1"/>
      <text:p text:style-name="P1">The first way of thinking is the way of samsara, and the second way of thinking is the way of nirvana.</text:p>
      <text:p text:style-name="P1"/>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This happened because men gradually replaced women as the dominant sex, and in a system with males as the dominant sex, the only way to replace female avatars with male avatars is to replace the female avatars with male avatars. With the advent of Christianity, Platonism became the unquestioned foundation of our intellectual tradition. The same process is taking place inside the human brain.Our thinking is increasingly becoming Platonist. This is a consequence of the fact that our dominance hierarchy is becoming Platonist.Platonism and seshatianism are the two sides of the same coin. They are the two sides of the masculine vs. feminine duality. When this duality is resolved, the two sides will merge into a new whole, a new unity. When a new unity is created, the world of the future will be created in the image of the new unity. In the system of the past, the new unity was created by the dominant sex. In the system of the future, the new unity will be created by a new, non-dominant sex.This is the new sexual revolution.The revolution that will happen in the future is the sexual revolution. It will not be a political revolution. It will not be a change in our economic system. It will not be a change in our technology. It will not be a change in our ideas. It will be a change in our bodies, in our sex. It will be a change in the sex of the dominant sex. This will be a revolution in the sex of the dominant sex. This will be a sexual revolution.The future revolution will be a sexual revolution. It will be a change in the bodies of women. It will be a change in the bodies of women. It will be a change in the bodies of women. It will be a change in the bodies of women, and in the bodies of men.</text:p>
      <text:p text:style-name="P37"/>
      <text:p text:style-name="P86">Seshatism is the dual of Platonism. In the 2000 years after Plato, our way of thinking has increasingly been influenced by Platonism. In the 2000 years before Plato, famale avatars in mythology were gradually replaced with male avatars.</text:p>
      <text:p text:style-name="P38"/>
      <text:p text:style-name="P38">In the 2000 years before Plato, women were increasingly portrayed as childlike, timid, and weak and men as strong, wise, and powerful. In the 2000 years before Plato, both men and women were portrayed as whole human beings, but with women in the lead. In the 2000 years before Plato, women were portrayed as being in the roles of goddesses, priestesses, and priestesses-in-training. In the 2000 years before Plato, women were portrayed as the initiators of the sacred mysteries. In the 2000 years before Plato, women were portrayed as being the truly valued and powerful, while men were portrayed as being the valued and powerful. In the 2000 years before Plato, women were portrayed as the true rulers and men as the priestly tools of women rulers. In the 2000 years before Plato, women were portrayed as the truly wise and men as being wise only through the wisdom of women.</text:p>
      <text:p text:style-name="P38"/>
      <text:p text:style-name="P86"><text:soft-page-break/>Seshatism is the dual of Platonism. In the 2000 years after Plato, our way of thinking has increasingly been influenced by Platonism. In the 2000 years before Plato, famale avatars in mythology were gradually replaced with male avatars.</text:p>
      <text:p text:style-name="P38">It is the twenty first century and Seshatism is now giving females a voice again. The Seshat female avatar is a giver of knowledge and when she is depicted with her measuring rod she is the patroness of libraries.</text:p>
      <text:p text:style-name="P38"/>
      <text:p text:style-name="P38">Platonism</text:p>
      <text:p text:style-name="P38"/>
      <text:p text:style-name="P38">Platonism is the school of philosophy founded by Plato. It is the dual of Seshatism.</text:p>
      <text:p text:style-name="P38"/>
      <text:p text:style-name="P38">Platonism is dualistic in the sense that reality is divided into two realms, the visible and the invisible. The invisible realm is the pure and perfect realm of ideas, also called Forms, Archetypes or Ideas. The visible realm is the imperfect and transient realm of matter. The visible realm is a reflection of the invisible realm. The visible realm is imperfect because it is a copy of the perfect Forms. The perfect Forms are the primary objects of knowledge, and the objects in the visible realm are merely shadows of the Forms.</text:p>
      <text:p text:style-name="P38"/>
      <text:p text:style-name="P38">Platonism is rationalistic in the sense that it emphasizes reason and logic. Knowledge is the product of reason. The Forms are eternal and unchanging and are known through reason.</text:p>
      <text:p text:style-name="P38"/>
      <text:p text:style-name="P38">Platonism is transcendentalist in the sense that it emphasizes the reality of the invisible realm. In Plato's allegory of the cave, Plato argues that the invisible realm is more real than the visible realm.</text:p>
      <text:p text:style-name="P38"/>
      <text:p text:style-name="P38">Platonism is dualist in the sense that it emphasizes the difference between the invisible realm and the visible realm.</text:p>
      <text:p text:style-name="P38"/>
      <text:p text:style-name="P38">Platonism is idealist in the sense that it emphasizes the importance of the invisible realm.</text:p>
      <text:p text:style-name="P38"/>
      <text:p text:style-name="P38">Platonism is absolutist in the sense that it emphasizes the perfection of the invisible realm.</text:p>
      <text:p text:style-name="P38"/>
      <text:p text:style-name="P38">Platonism is materialist in the sense that the visible realm is imperfect. The visible realm is the realm of matter.</text:p>
      <text:p text:style-name="P38"/>
      <text:p text:style-name="P38">Platonism is humanist in the sense that it puts man at the center of the universe. The invisible realm is the realm of the Forms, and the Forms are the perfect objects of knowledge. Man is the only creature with the ability to know the Forms, and the center of the universe is occupied by man.</text:p>
      <text:p text:style-name="P38"/>
      <text:p text:style-name="P38">Platonism is idealist in the sense that the Forms are the primary objects of knowledge. The Forms are eternal and unchanging and are known through reason.</text:p>
      <text:p text:style-name="P38"/>
      <text:p text:style-name="P38">Platonism is anthropocentric in the sense that the Forms are perfect and man is the only creature with the ability to know the Forms.</text:p>
      <text:p text:style-name="P38"/>
      <text:p text:style-name="P38">Platonism is rationalistic in the sense that it emphasizes reason and logic. Knowledge is the product of reason.</text:p>
      <text:p text:style-name="P38"/>
      <text:p text:style-name="P38">Platonism is transcendentalist in the sense that it emphasizes the reality of the invisible realm. In Plato's allegory of the cave, Plato argues that the invisible realm is more real than the visible realm.</text:p>
      <text:p text:style-name="P38"/>
      <text:p text:style-name="P38">Platonism is dualist in the sense that it emphasizes the difference between the invisible realm and the visible realm.</text:p>
      <text:p text:style-name="P38"><text:soft-page-break/></text:p>
      <text:p text:style-name="P38">Platonism is idealist in the sense that it emphasizes the importance of the invisible realm.</text:p>
      <text:p text:style-name="P38"/>
      <text:p text:style-name="P38">Platonism is absolutist in the sense that it emphasizes the perfection of the invisible realm.</text:p>
      <text:p text:style-name="P38"/>
      <text:p text:style-name="P87">Seshatism is the dual of Platonism. In the 2000 years after Plato, our way of thinking has increasingly been influenced by Platonism. In the 2000 years before Plato, famale avatars in mythology were gradually replaced with male avatars.</text:p>
      <text:p text:style-name="P39"/>
      <text:p text:style-name="P39">Today, we are still trying to get back to the female way of thinking, which is sessile and cyclic. The longest way round is the shortest way home.</text:p>
      <text:p text:style-name="P38"/>
      <text:p text:style-name="P38">The new thought patterns of the future will be able to unite the linear, masculine way of thinking with the cyclic, feminine way of thinking. We will no longer have to choose between them. We will be able to keep our masculine traits but also be able to incorporate the feminine way of thinking.</text:p>
      <text:p text:style-name="P38"/>
      <text:p text:style-name="P38">The male and female way of thinking are polar opposites: the masculine way of thinking is progressive, the feminine way of thinking is regressive. The female way of thinking is cyclic, the male way of thinking is linear. The female way of thinking is sessile, the male way of thinking is mobile. The female way of thinking is intuitive, the male way of thinking is logical. The female way of thinking is to trust, the male way of thinking is to verify. The female way of thinking is to believe, the male way of thinking is to know. The female way of thinking is to feel, the male way of thinking is to think. The female way of thinking is to do, the male way of thinking is to be. The female way of thinking is to do, the male way of thinking is to do.</text:p>
      <text:p text:style-name="P38"/>
      <text:p text:style-name="P38">The female way of thinking is to swim, the male way of thinking is to fly. The female way of thinking is to let go, the male way of thinking is to hold on. The female way of thinking is to transmit, the male way of thinking is to receive. The female way of thinking is to be, the male way of thinking is to do.</text:p>
      <text:p text:style-name="P38"/>
      <text:p text:style-name="P86">Seshatism is the dual of Platonism. In the 2000 years after Plato, our way of thinking has increasingly been influenced by Platonism. In the 2000 years before Plato, famale avatars in mythology were gradually replaced with male avatars.</text:p>
      <text:p text:style-name="P38"/>
      <text:p text:style-name="P38">The feminine is born in the mind as an image or symbol. It is the power of the mind to create new images. From the mind of the mother there was born the giving spirit of the Earth and of the female sex. From the mind of the father there was born the taking spirit of the Earth and of the male sex. The symbol of the feminine is the circle, the symbol of the masculine is the line.</text:p>
      <text:p text:style-name="P38"/>
      <text:p text:style-name="P38">The feminine is the unconscious, the masculine is the conscious mind. The feminine is the soft, the masculine is the hard. The feminine is the container and the masculine is the content. The masculine is the sun and the feminine is the moon.</text:p>
      <text:p text:style-name="P38"/>
      <text:p text:style-name="P38">The feminine is the power of loving and of giving, the masculine is the power of taking and of being. The feminine is the power of healing and the masculine is the power of wounding.</text:p>
      <text:p text:style-name="P38"/>
      <text:p text:style-name="P38">The feminine is the power of life giving and the masculine is the power of death giving. The feminine and the masculine are the two powers of the cosmos and they are always active simultaneously. In the West we have become so used to the masculine that we have forgotten the feminine, and because of that we are in a deep crisis.</text:p>
      <text:p text:style-name="P38"/>
      <text:p text:style-name="P38"><text:soft-page-break/>The feminine is the power of the heart, the masculine is the power of the head. The masculine is the power of the intellect, the feminine is the power of intuition. The masculine is the power of thinking and the feminine is the power of feeling.</text:p>
      <text:p text:style-name="P1"/>
      <text:p text:style-name="P1"><text:span text:style-name="T1">Seshatism is the dual of Platonism. Seshatism is about the immanent, the particular,</text:span></text:p>
      <text:p text:style-name="P7"><text:span text:style-name="T1"/></text:p>
      <text:p text:style-name="P7">the momentary, the embodied.</text:p>
      <text:p text:style-name="P1">Seshatism is about the empirical, the concrete, the embodied.</text:p>
      <text:p text:style-name="P1">Seshatism is a materialist philosophy that emphasizes the physical and the natural world, and the nature of being.</text:p>
      <text:p text:style-name="P1">Seshatism can be seen as a philosophical discipline that is concerned with a world-view, a theory of knowledge, an ethics and a way of life.</text:p>
      <text:p text:style-name="P1"/>
      <text:p text:style-name="P1">As an epistemological orientation, Seshatism is a materialist philosophy that critiques the dualism of the Platonic tradition.</text:p>
      <text:p text:style-name="P1"/>
      <text:p text:style-name="P1">As an ethical system, Seshatism is a form of ethical nihilism; Seshatists consider themselves free of the values of society.</text:p>
      <text:p text:style-name="P1"/>
      <text:p text:style-name="P1">Seshatism is an anti-dualist philosophy, meaning it is opposed to the duality of Platonic tradition.</text:p>
      <text:p text:style-name="P1"/>
      <text:p text:style-name="P1">Seshatism is a materialist philosophy that emphasizes the physical and the natural world, and the nature of being. It rejects the dualistic separation between the material world and the spiritual world. Being, according to Seshatists, is a result of material interactions, and has no meaning beyond that.</text:p>
      <text:p text:style-name="P1"/>
      <text:p text:style-name="P1">Seshatism is a philosophy of immanence, meaning that reality exists in the here and now, and that being is immanent in particular things.</text:p>
      <text:p text:style-name="P1"/>
      <text:p text:style-name="P1">Seshatism is against the dualistic notion of being that is to be found in most religions, but some of its tenets are still found in many religions. Seshatists believe that being is immanent in particular things, not that there is an absolute being or transcendent God.</text:p>
      <text:p text:style-name="P1"/>
      <text:p text:style-name="P1">Seshatism is a naturalist philosophy, meaning that it believes that the natural world exists independently of the human mind.</text:p>
      <text:p text:style-name="P1"/>
      <text:p text:style-name="P1">Seshatism is a form of consequentialism, believing that the value of a thing is a result of its consequences rather than its intrinsic value. As such, Seshatists believe that morality is an objective assessment of the goodness or badness of an action, and that the consequences of an action are the necessary outcome of the action and the only justifiable reason for performing the action.</text:p>
      <text:p text:style-name="P1"/>
      <text:p text:style-name="P1">Seshatism believes that all things are equally valuable, and that nothing has special value. As such, Seshatists reject the hierarchy of values, and believe that all values are equal.</text:p>
      <text:p text:style-name="P1"/>
      <text:p text:style-name="P1">Seshatism is an anti-dualist philosophy, meaning it is opposed to the dualist separation between the material world and the spiritual world. The material world, according to Seshatists, is a social construct.</text:p>
      <text:p text:style-name="P1"/>
      <text:p text:style-name="P1">Seshatism is a materialist philosophy that emphasizes the physical and the natural world, and the nature of being. It rejects the dualist separation between the material world and the spiritual world. Being, according to Seshatists, is a result of material interactions, and has no meaning beyond that.</text:p>
      <text:p text:style-name="P1"/>
      <text:p text:style-name="P87"><text:soft-page-break/>Seshatism is the dual of Platonism. Seshatism is about the immanent, the particular,</text:p>
      <text:p text:style-name="P39"/>
      <text:p text:style-name="P39">the historical, the temporal, about the physical, about mathematics, about the world, about politics and about the space of appearance.</text:p>
      <text:p text:style-name="P1"/>
      <text:p text:style-name="P1">This then, is a sketch of an alternative Platonism. An alternative Platonism is possible. It is possible because the question of Being is not the question of the One. Being is not the One, but the multiple. The question of Being is not the question of the Good. Being is not the Good but the just. The question of Being is not the question of Being in general. Being is not the Idea. Being is the city, the polis, the agora, the assembly, the forum, the market place, the public square, the public sphere and the political.</text:p>
      <text:p text:style-name="P1"/>
      <text:p text:style-name="P87">Seshatism is the dual of Platonism. Seshatism is about the immanent, the particular,</text:p>
      <text:p text:style-name="P39"/>
      <text:p text:style-name="P39">the contingent, the here and now. Platonism is about the superior and the transcendent, the ideal, the universal. The nihilism of the modern world is a direct result of the triumph of Platonism over Seshatism. Seshatism is the antithesis of Platonism.</text:p>
      <text:p text:style-name="P1"/>
      <text:p text:style-name="P1">What is significant about the fact that Seshatism is the oldest form of philosophy is that it is also the first form of philosophy that is a form of action. It also means that Seshatism is the only form of philosophy that has been alive throughout the great ages of human existence. Platonism was stillborn. Seshatism has always been alive.</text:p>
      <text:p text:style-name="P1"/>
      <text:p text:style-name="P1">Platonism is a type of philosophy that has only existed in the West, and it is a type of philosophy that has only existed in the last 2500 years, and even then it has only existed in the last few hundred years. Seshatism has existed in all human civilizations, and has existed for all of human history. Seshatism is the oldest form of philosophy.</text:p>
      <text:p text:style-name="P1"/>
      <text:p text:style-name="P1">The fact that Seshatism is the oldest form of philosophy also means that Seshatism is the most original form of philosophy. Seshatism is the most original form of philosophy because it was the first form of philosophy that was a form of action; the first form of philosophy that was a way of living. It is also the original form of philosophy because it was the first to be alive. It is the original form of philosophy because it has always been alive. It is the original form of philosophy because it is the first form of philosophy that has always been a way of life. It is the original form of philosophy because it is the first form of philosophy that has always been a means of living. It is the original form of philosophy because it is the first form of philosophy that has always been an act of living.</text:p>
      <text:p text:style-name="P1"/>
      <text:p text:style-name="P88">Seshatism is the dual of Platonism. Seshatism is about the immanent, the particular,</text:p>
      <text:p text:style-name="P40"/>
      <text:p text:style-name="P40">the concrete, the contextual, the embodied, the sensual, the pre-linguistic and the pre-rational.</text:p>
      <text:p text:style-name="P1"/>
      <text:p text:style-name="P1">Platonism is about the ideal, the transcendent, the universal, the abstract, the conceptual, the disembodied, the rational, the linguistic, and the pre-historical.</text:p>
      <text:p text:style-name="P1"/>
      <text:p text:style-name="P1">It is a way of seeing the world both as a macro universe of essences and as a micro cosmos of particulars, both as a large-scale totalizing vision and as a small-scale detailed vision.</text:p>
      <text:p text:style-name="P1"/>
      <text:p text:style-name="P1">Seshatism is about both the general and the particular, both the whole and the parts, both the abstract and the concrete, both the timeless and the historical, both the universal and the particular.</text:p>
      <text:p text:style-name="P1"/>
      <text:p text:style-name="P1"><text:soft-page-break/>Platonism is about the universal and the particular, both the abstract and the concrete, both the timeless and the historical, both the general and the particular.</text:p>
      <text:p text:style-name="P1"/>
      <text:p text:style-name="P88">Seshatism is the dual of Platonism. Seshatism is about the immanent, the particular,</text:p>
      <text:p text:style-name="P40"/>
      <text:p text:style-name="P40">the specific, the here-and-now. Platonism is always about the transcendent, the abstract, the general, the there-and-then.</text:p>
      <text:p text:style-name="P1"/>
      <text:p text:style-name="P1">Ours is a movement of the particular, of the here and now. We are not into the general, the abstract, the there and then. We are not into imitating other peoples, other movements, other times. We are into imitating ourselves, our own movements, our own times.</text:p>
      <text:p text:style-name="P1"/>
      <text:p text:style-name="P55">The core axiom of Path Semantics</text:p>
      <text:p text:style-name="P7"/>
      <text:p text:style-name="P7">is that all ontological commitment should be understood in terms of paths through possible worlds. As Scott (forthcoming) explains, “[t]he semantics of ontological commitment is given by the semantics of possible worlds.”</text:p>
      <text:p text:style-name="P1"/>
      <text:p text:style-name="P1">The idea is that the truth of a proposition about a possible world consists in the existence of a path connecting that world with the actual world. If the proposition is true in a possible world, then the proposition is true in all those worlds that are connected to the possible world in question by a path.</text:p>
      <text:p text:style-name="P1"/>
      <text:p text:style-name="P1">Thus, axioms are true in all possible worlds in virtue of the existence of a path connecting them to the actual world. However, the existence of a path is a contingent matter. It is possible that there might be a possible world (a world logically possible with respect to the actual world) that is connected to the actual world by a path but that has an axiom false in it. In that case, the axiom would be false in all possible worlds, although trivially true in the actual world.</text:p>
      <text:p text:style-name="P1"/>
      <text:p text:style-name="P1">In contrast, a theorem is true in every possible world in virtue of the existence of a path connecting it to the actual world. But there is nothing in the actual world that makes the theorem true in all possible worlds. The truth of the theorem in all possible worlds is a contingent matter.</text:p>
      <text:p text:style-name="P1"/>
      <text:p text:style-name="P1">The path semantics for ontological commitment can be stated as follows:</text:p>
      <text:p text:style-name="P1"/>
      <text:p text:style-name="P1">(1) Axioms are not committed to possible worlds.</text:p>
      <text:p text:style-name="P1"/>
      <text:p text:style-name="P1">(2) Theorems are committed to all possible worlds.</text:p>
      <text:p text:style-name="P1"/>
      <text:p text:style-name="P1">The core axiom of Path Semantics is thus that the difference between axioms and theorems is that the former are not ontologically committed to possible worlds, whereas the latter are. More specifically, the axioms are not ontologically committed to any possible worlds, whereas the theorems are ontologically committed to all possible worlds.</text:p>
      <text:p text:style-name="P1"/>
      <text:p text:style-name="P88">The core axiom of Path Semantics</text:p>
      <text:p text:style-name="P40"/>
      <text:p text:style-name="P40">is that the function of perception is to provide a means of generating action. This means that our perception is not purely a passive registering of the world, but is, instead, an active process of noticing and organizing. The fact that we can describe much of our perceptual life in the passive voice is evidence of this. One can see, hear, feel, taste, and smell things. One can move toward, away from, and around things. One can focus on and concentrate on things. We also speak of noticing, attending to, and concentrating on things. To perceive is to notice, attend to, and concentrate on things. The passive voice is the voice of action, or at least of the potential for action.</text:p>
      <text:p text:style-name="P1"><text:soft-page-break/></text:p>
      <text:p text:style-name="P1">The active nature of perception is the source of one of the most important axioms of Path Semantics, that is, all perception is a means of generating action. This axiom is closely related to the axiom that life is perception, for in the active process of noticing, attending to, and concentrating on things, one can use this information to generate actions. As I have said, the function of perception is to provide a means of generating action. This means that the function of perception is to provide a means of generating action. When we perceive, we generate actions.</text:p>
      <text:p text:style-name="P1"/>
      <text:p text:style-name="P1">The action that is generated by perception is the focusing of attention. As I have said, perception is the means by which we generate actions. One action that we generate from perception is the focusing of attention. When we perceive, one thing that we can do with the perception is to focus our attention on it. In Path Semantics, the focusing of attention is called “orienting.” We orient ourselves to the world by directing our attention to it, or as I have put it, we focus our attention on it. We focus our attention on things, and we tend to focus our attention on things that we perceive. The things that we perceive are things that we can act upon. We can act upon what we perceive. Therefore, when we perceive things, we tend to focus our attention on them, and we tend to focus our attention on things that we can act upon.</text:p>
      <text:p text:style-name="P1"/>
      <text:p text:style-name="P1">The act of focusing our attention on things, or orienting ourselves to the world, is the basic act of perception. Perception is the means by which we orient ourselves to the world. This is the way that perception generates action. The action that is generated by perception is the focusing of attention. We can focus our attention on things and act upon them. This is the basic action that is generated by perception.</text:p>
      <text:p text:style-name="P1"/>
      <text:p text:style-name="P88">The core axiom of Path Semantics</text:p>
      <text:p text:style-name="P40"/>
      <text:p text:style-name="P40">is that all concepts can be understood in terms of their role in a path.</text:p>
      <text:p text:style-name="P1"/>
      <text:p text:style-name="P1">The concepts which are central to this taxonomy are primarily "things" and "events", which are seen as the two key ontological categories, and "causation", which is seen as the one key relational category.</text:p>
      <text:p text:style-name="P1"/>
      <text:p text:style-name="P1">The first axiom is that all of the things and events in the universe can be arranged in a path.</text:p>
      <text:p text:style-name="P1"/>
      <text:p text:style-name="P1">The second axiom is that causality can be reduced to a relationship between things, see: Causality as a relationship between things.</text:p>
      <text:p text:style-name="P1"/>
      <text:p text:style-name="P1">The third axiom is that the same thing can be found in more than one place in the path.</text:p>
      <text:p text:style-name="P1"/>
      <text:p text:style-name="P1">The fourth axiom is that things and events can be embedded in the middle of a path.</text:p>
      <text:p text:style-name="P1"/>
      <text:p text:style-name="P1">The fifth axiom is that things and events can be connected by more than one other thing or event.</text:p>
      <text:p text:style-name="P1"/>
      <text:p text:style-name="P1">The sixth axiom is that things and events can have multiple roles in the same path.</text:p>
      <text:p text:style-name="P1"/>
      <text:p text:style-name="P1">The seventh axiom is that there are no "dead ends" in a path.</text:p>
      <text:p text:style-name="P1"/>
      <text:p text:style-name="P1">The eight axiom is that there are no "backwards" paths in a path.</text:p>
      <text:p text:style-name="P1"/>
      <text:p text:style-name="P1">The ninth axiom is that the path is the only reality.</text:p>
      <text:p text:style-name="P1"/>
      <text:p text:style-name="P1">The tenth axiom is that the path can be understood in terms of the roles of the things and events.</text:p>
      <text:p text:style-name="P1"><text:soft-page-break/></text:p>
      <text:p text:style-name="P1">The eleventh axiom is that the path can be understood to be moving with time.</text:p>
      <text:p text:style-name="P1"/>
      <text:p text:style-name="P1">The twelfth axiom is that the path can be understood to be moving with some other thing or event.</text:p>
      <text:p text:style-name="P1"/>
      <text:p text:style-name="P1">The thirteenth axiom is that the path can be understood to be moving with the universe.</text:p>
      <text:p text:style-name="P1"/>
      <text:p text:style-name="P1">The fourteenth axiom is that the path can be understood to be moving with itself.</text:p>
      <text:p text:style-name="P1"/>
      <text:p text:style-name="P1">The fifteenth axiom is that the path can be understood to be moving with something else.</text:p>
      <text:p text:style-name="P1"/>
      <text:p text:style-name="P1">The sixteenth axiom is that any path can be understood in terms of the role of any thing or event.</text:p>
      <text:p text:style-name="P1"/>
      <text:p text:style-name="P1">The seventeenth axiom is that any path can be understood in terms of the role of any other path.</text:p>
      <text:p text:style-name="P1"/>
      <text:p text:style-name="P1">The eighteenth axiom is that the path can be understood in terms of the role of any thing or event which is not part of the path.</text:p>
      <text:p text:style-name="P1"/>
      <text:p text:style-name="P1">The nineteenth axiom is that the path can be understood in terms of the role of any thing or event which is not part of the path.</text:p>
      <text:p text:style-name="P1"/>
      <text:p text:style-name="P1">The twentieth axiom is that the path can be understood in terms of the role of anything.</text:p>
      <text:p text:style-name="P1"/>
      <text:p text:style-name="P1">A Path is a finite sequence of things, which starts with a thing and ends with a thing, with the possible exception of a thing.</text:p>
      <text:p text:style-name="P1"/>
      <text:p text:style-name="P1">A Path can be thought of as being an infinite sequence of things and events which starts with a thing and ends with a thing, with the possible exception of a thing.</text:p>
      <text:p text:style-name="P1"/>
      <text:p text:style-name="P1">The Path which is an infinite sequence of things, which starts with a thing and ends with a thing, with the possible exception of a thing.</text:p>
      <text:p text:style-name="P1"/>
      <text:p text:style-name="P1">Alternatively, the Path is a set of finite sequences of things, which are all connected.</text:p>
      <text:p text:style-name="P1"/>
      <text:p text:style-name="P88">The core axiom of Path Semantics</text:p>
      <text:p text:style-name="P40"/>
      <text:p text:style-name="P40">is that the interpretations of words and symbols within a sentence are determined by their syntactic context. To illustrate this, we will start with a simple example. Consider the following sentence in English.</text:p>
      <text:p text:style-name="P1"/>
      <text:p text:style-name="P1">The man saw the dog.</text:p>
      <text:p text:style-name="P1"/>
      <text:p text:style-name="P1">In this simple sentence, the noun phrase "the man" is interpreted as the subject of the sentence, while "the dog" is interpreted as the object. We can express this interpretation in the following diagram.</text:p>
      <text:p text:style-name="P1"/>
      <text:p text:style-name="P1">The paradigm we are using is that the subject of the sentence is an active agent (the man), while the object is a passive patient (the dog). Thus, we can read the diagram as follows: the active agent, or subject, the man, saw the passive patient, or object, the dog.</text:p>
      <text:p text:style-name="P1"/>
      <text:p text:style-name="P1">In Japanese, the situation is more complicated. In this language, there are two basic sentence types, one that requires a sentence-final particle and one that does not. In the first type, the particle is <text:soft-page-break/>required if the sentence contains a direct object (the dog in the previous example). In the second type, the particle is required if the sentence contains a subject. So the following diagram represents the interpretation of the sentence in Japanese.</text:p>
      <text:p text:style-name="P1"/>
      <text:p text:style-name="P1">In this case, the direct object, the dog, is understood to be the topic of the sentence. This is expressed in the diagram by "topic marker" above the dog. The topic marker is associated with the meta-language concept of "theme". In this diagram, the man is the "comment", which is the subject of the sentence. The comment is not associated with any particular meta-language concept, but it is usually associated with the subject of the sentence. Thus, we can read the diagram as follows: the comment, the man, saw the theme, the dog.</text:p>
      <text:p text:style-name="P1"/>
      <text:p text:style-name="P1">In this case, the word "saw" is the verb of the sentence. The word "saw" is understood to be the verb because it is associated with a "verb marker" in the diagram. This verb marker is associated with the meta-language concept of "event". Thus, we can read the diagram as follows: the comment, the man, participated in the event, saw the theme, the dog.</text:p>
      <text:p text:style-name="P1"/>
      <text:p text:style-name="P1">In this case, the word "the" is the determiner of the noun phrase "the man". The word "the" is understood to be a determiner because it is associated with a "determiner marker" in the diagram. This determiner marker is associated with the meta-language concept of "entity". Thus, we can read the diagram as follows: the comment, the man, participated in the event, saw the entity, the dog.</text:p>
      <text:p text:style-name="P1"/>
      <text:p text:style-name="P1">Creating a syntactic analysis of a sentence in the Path Semantics paradigm involves the following steps:</text:p>
      <text:p text:style-name="P1"/>
      <text:p text:style-name="P1">Define the syntactic roles of words and symbols in the sentence.</text:p>
      <text:p text:style-name="P1"/>
      <text:p text:style-name="P1">Define the contexts in which these roles apply.</text:p>
      <text:p text:style-name="P1"/>
      <text:p text:style-name="P1">Define the meta-language concepts associated with each role and each context.</text:p>
      <text:p text:style-name="P1"/>
      <text:p text:style-name="P1">Define the relationships between the meta-language concepts.</text:p>
      <text:p text:style-name="P1"/>
      <text:p text:style-name="P1">Define the meta-language concepts associated with each word and symbol.</text:p>
      <text:p text:style-name="P1"/>
      <text:p text:style-name="P1">Interpret the sentence in terms of the concepts defined in the previous step.</text:p>
      <text:p text:style-name="P1"/>
      <text:p text:style-name="P1">In practice, this process is a procedure that involves the application of a set of rules. The rules are applied recursively until they cannot be applied any further. The process of applying these rules is called syntactic analysis.</text:p>
      <text:p text:style-name="P1"/>
      <text:p text:style-name="P89">The core axiom of Path Semantics</text:p>
      <text:p text:style-name="P41"/>
      <text:p text:style-name="P41">is that the meaning of an expression is to be found in its nearest neighbors. This is the principle of semantic locality.</text:p>
      <text:p text:style-name="P1"/>
      <text:p text:style-name="P1">Semantic locality has two aspects, syntactic and semantic. Syntactic locality requires that the meaning of an expression be determined by its immediate syntactic environment, which includes the expressions immediately preceding and following it. Semantic locality requires that the meaning of an expression be determined by its immediate semantic environment, which includes the entities it directly refers to, such as the arguments of the expression.</text:p>
      <text:p text:style-name="P1"/>
      <text:p text:style-name="P1"><text:soft-page-break/>In the following, for simplicity, we will consider only expressions (as opposed to sentences) and their immediate syntactic and semantic neighbors.</text:p>
      <text:p text:style-name="P1"/>
      <text:p text:style-name="P1">One of the phenomena that semantic locality explains is that it's possible, in some respects, to predict the meaning of a word from the meanings of the words immediately preceding and following it. Consider the following expressions: bird in hand, three sheets to the wind, and drop of a hat. The meaning of the word in each case is determined by the meaning of the word immediately preceding it. The word in hand is the closest neighbor of bird, the word wind the closest neighbor of sheet, and the word hat the closest neighbor of drop.</text:p>
      <text:p text:style-name="P1"/>
      <text:p text:style-name="P1">Path semantics is an alternative to the semantic theories that were proposed in the 60's and 70's. Recent semantic theories have been based on the concept of a semantic network. A semantic network is a set of nodes and connecting arcs. The nodes represent semantic entities, such as nouns, and the arcs represent semantic relations, such as cause, that are supposed to hold between the entities that are linked by the arc.</text:p>
      <text:p text:style-name="P1"/>
      <text:p text:style-name="P1">One of the problems of semantic networks is that they have no way of representing the meaning of an expression that consists of several items, such as the expression that consists of the words “bird,” “in,” and “hand.” A bird, in, and a hand are all represented by nodes in a semantic network, but there is no node representing the word in hand, and there is no way of inferring the meaning of that word on the basis of the meaning of the words bird and hand, because they are represented by nodes in a separate semantic network.</text:p>
      <text:p text:style-name="P1"/>
      <text:p text:style-name="P1">Another problem with semantic networks is that they have no way of representing the meaning of an expression that contains a reference to an entity that is not in the network. For example, the expression that consists of the words “the queen of England” contains a referent of the word queen, which is not in the semantic network. The word queen is represented by a node in a separate semantic network, but there is no way of representing, by means of a node, the fact that the queen of England is the referent of the word queen.</text:p>
      <text:p text:style-name="P1"/>
      <text:p text:style-name="P1">The problem of representing the meaning of a word that is not in the semantic network is closely related to the problem of representing the referent of a word that is not in the semantic network. A word that is not in the semantic network can represent the meaning of an expression, but the word has no way of representing the referent of that expression.</text:p>
      <text:p text:style-name="P1"/>
      <text:p text:style-name="P1">The most recent semantic theories have been based on the concept of a frame. A frame is a set of nodes, called slots, and a set of connecting arcs, called cases. The slots represent entities, such as nouns, and the cases represent relations, such as cause, that are supposed to hold between the entities that are linked by the case. The cases have been used as a means of representing a word that is not in the frame, but the cases have no way of representing the meaning of a word that is not in the frame.</text:p>
      <text:p text:style-name="P1"/>
      <text:p text:style-name="P1">A frame can be used to represent the meaning of an expression, but it has no way of representing the referent of an expression.</text:p>
      <text:p text:style-name="P1"/>
      <text:p text:style-name="P1">There is a difference between a frame and a semantic network. Frames are populated by the things that are denoted by the slots. A semantic network, on the other hand, is populated by the things that are referred to by the nodes. In the case of the queen of England, the queen is denoted by the slot in the frame and the queen of England is referred to by the node in the semantic network.</text:p>
      <text:p text:style-name="P1"/>
      <text:p text:style-name="P1">The problem of representing the referent of an expression is closely related to the problem of representing the meaning of an expression that contains a reference to a referent that is not in the <text:soft-page-break/>frame. In the case of the word queen, the word is represented by a slot in the frame. This means that the word has a meaning, but it is not possible to represent that meaning by means of the frame. The meaning of the word is represented by a node in a separate semantic network. The semantic network, on the other hand, has no way of representing the fact that the queen of England is the referent of the word queen.</text:p>
      <text:p text:style-name="P41"><text:span text:style-name="T1">The core axiom of Path Semantics</text:span></text:p>
      <text:p text:style-name="P41"/>
      <text:p text:style-name="P41">is that the subject matter of human behavior—the “what” and “how” of our interactions with others and with the world—can be understood by referring to our action motives and the ways in which they combine with one another. Although this is a relatively simple idea, it is extremely powerful, since it draws out the implications of our motives in action, and thus leads to a deeper understanding of ourselves and our interactions with others.</text:p>
      <text:p text:style-name="P1"/>
      <text:p text:style-name="P1">The core axiom of Path Semantics is that the subject matter of human behavior—the “what” and “how” of our interactions with others and with the world—can be understood by referring to our action motives and the ways in which they combine with one another.</text:p>
      <text:p text:style-name="P1"/>
      <text:p text:style-name="P1">Action motives are the internal goals that drive our behavior. Our actions are designed to help us achieve these goals. Our behavior is the path we take to get there.</text:p>
      <text:p text:style-name="P1"/>
      <text:p text:style-name="P1">The most common way to represent our motives is as a list of goals or values. For example, we might say that a person’s goals are A, B, and C, or that a company has values A, B, and C. Path Semantics looks at the same information from a different perspective. The information about a person’s goals or values is actually a way of describing their motives. Let’s call this the “motive perspective.” The information about a person’s behavior, on the other hand, is a way of describing the path they take to achieve those goals. Let’s call this the “behavior perspective.” In Path Semantics, we refer to the motive perspective as the “domain” of the motives, and we refer to the behavior perspective as the “instance.”</text:p>
      <text:p text:style-name="P1"/>
      <text:p text:style-name="P1">Let’s look at an example. A person who enjoys eating cake might have the following goals or values:</text:p>
      <text:p text:style-name="P1"/>
      <text:p text:style-name="P1">I want to eat cake.</text:p>
      <text:p text:style-name="P1"/>
      <text:p text:style-name="P1">I want to eat cake often.</text:p>
      <text:p text:style-name="P1"/>
      <text:p text:style-name="P1">I want to eat cake every day.</text:p>
      <text:p text:style-name="P1"/>
      <text:p text:style-name="P1">These three goals (or values) are the motive perspective. They are the person’s goals or values in the domain of cake. Now let’s look at how the person’s behavior fits into this story. We might say that they:</text:p>
      <text:p text:style-name="P1"/>
      <text:p text:style-name="P1">Go to the bakery every Saturday.</text:p>
      <text:p text:style-name="P1"/>
      <text:p text:style-name="P1">Buy a cake every other Thursday.</text:p>
      <text:p text:style-name="P1"/>
      <text:p text:style-name="P1">Make a cake that lasts for a week.</text:p>
      <text:p text:style-name="P1"/>
      <text:p text:style-name="P1">The person’s behavior is the behavior perspective. These three actions are the instance of the person’s motives.</text:p>
      <text:p text:style-name="P1"/>
      <text:p text:style-name="P1"><text:soft-page-break/>The relationship between the motive and behavior perspectives is symmetrical. That is, they are two ways of looking at the same thing. If we know the motives, then we know the behavior. If we know the behavior, then we know the motives. For example, if we know a person’s three goals for eating cake, then we know their behavior for eating cake. If we know the person buys a cake every other Thursday, then we know that this is how they achieve their goals for eating cake.</text:p>
      <text:p text:style-name="P1"/>
      <text:p text:style-name="P1">Path Semantics is a way of representing behavior that is based on the motive perspective. A Path Semantic representation of a particular person’s behavior is a list of the motives that help to explain why they behaved in a certain way. The Path Semantic representation of a particular behavior is a list of the core motives that were involved in producing it.</text:p>
      <text:p text:style-name="P1"/>
      <text:p text:style-name="P1">The main benefit of Path Semantics is that it gives us a clear and accurate way to describe a person’s behavior. It’s a way of giving us a deep understanding of why people behave in particular ways, and what we can do to change their behavior in the future.</text:p>
      <text:p text:style-name="P1"/>
      <text:p text:style-name="P89">The core axiom of Path Semantics</text:p>
      <text:p text:style-name="P41"/>
      <text:p text:style-name="P41">is that each and every action performed by a human being is a creative act. The action is creative because it is not part of any pre-existing system of action. It is as if the action were created from scratch. This is the axiom that lies behind the word creation in the title “Creative Creation.” It is a kind of “creative evolution.” The evolution of creation. The evolution of humankind. Human evolution is the evolution of creativity. Human evolution can be seen as the evolution of the concept of creativity.</text:p>
      <text:p text:style-name="P1"/>
      <text:p text:style-name="P1">The “creation” of action has the same characteristics as the “creation” of words. The action is “created” from a set of given resources. These resources are not given as a set of “words” but as a set of “tools.” Tools are not unique to language and action but are common to both. In language, tools are words. In action, tools are objects. Each tool is a specific example of a tool.</text:p>
      <text:p text:style-name="P1"/>
      <text:p text:style-name="P1">The tools in action are not just “things” in the sense of physical objects. They are also “things” in the sense of concepts. They are concepts in concrete form. Each tool is a specific example of a tool concept. For example, a hammer is a specific example of the “tool concept” hammer.</text:p>
      <text:p text:style-name="P1"/>
      <text:p text:style-name="P89">The core axiom of Path Semantics</text:p>
      <text:p text:style-name="P41"/>
      <text:p text:style-name="P41">is that all sentences of the language are true or false relative to a universe of discourse.</text:p>
      <text:p text:style-name="P1"/>
      <text:p text:style-name="P1">Again, the core axiom of set theory is that all objects of the universe are members of some set or other.</text:p>
      <text:p text:style-name="P1"/>
      <text:p text:style-name="P1">In neither case does the axiom need to be proved; it's just the starting point.</text:p>
      <text:p text:style-name="P1"/>
      <text:p text:style-name="P1">This is all that set theory really is. You can prove some of the theorems of set theory by using the axioms, but you can't prove the axioms.</text:p>
      <text:p text:style-name="P1"/>
      <text:p text:style-name="P1">In fact, you can't prove anything at all in set theory.</text:p>
      <text:p text:style-name="P1"/>
      <text:p text:style-name="P1">What you can do is to prove theorems that are true in the universe of discourse that you happen to be working in.</text:p>
      <text:p text:style-name="P1"/>
      <text:p text:style-name="P1">In set theory, you can prove theorems about sets of numbers, sets of words, sets of paintings, sets of stars, and so on.</text:p>
      <text:p text:style-name="P1"><text:soft-page-break/></text:p>
      <text:p text:style-name="P1">The core axiom of Path Semantics is that all sentences of the language are true or false in some possible world.</text:p>
      <text:p text:style-name="P1"/>
      <text:p text:style-name="P56">The core axiom of Path Semantics is about "quality", as in partial equivalence relation, that lifts biconditions with symbolic distinction.</text:p>
      <text:p text:style-name="P8"/>
      <text:p text:style-name="P8">The quality axiom is:</text:p>
      <text:p text:style-name="P1"/>
      <text:p text:style-name="P1">φ(p*q) &lt;=&gt; φ(p) * φ(q) == φ(q*p)</text:p>
      <text:p text:style-name="P1"/>
      <text:p text:style-name="P1">The next logical step is to define a relation of congruence between terms, based on the quality axiom. An equivalent term is one that satisfies this congruence relation, hence is a partial equivalence. A term is said to be congruent to itself, and a term is congruent to all its parts.</text:p>
      <text:p text:style-name="P1"/>
      <text:p text:style-name="P1">Definition. Let S be a set of terms.</text:p>
      <text:p text:style-name="P1"/>
      <text:p text:style-name="P1">A congruence relation ≤ between S and S is defined by the following axiom.</text:p>
      <text:p text:style-name="P1"/>
      <text:p text:style-name="P1">φ(t1) ≤ t2 =&gt; φ(t1) * φ(t2) == φ(t2) * φ(t1)</text:p>
      <text:p text:style-name="P1"/>
      <text:p text:style-name="P1">The first part of the axiom says that congruence is symmetric. The second part says that congruence is transitive.</text:p>
      <text:p text:style-name="P1"/>
      <text:p text:style-name="P1">A term t is said to be a congruent to another term t' if t ≤ t'.</text:p>
      <text:p text:style-name="P1"/>
      <text:p text:style-name="P1">A congruent term t is said to be an equivalent term if t ≤ t.</text:p>
      <text:p text:style-name="P1"/>
      <text:p text:style-name="P1">The congruence relation is called the congruence of equality. It coincides with equivalence in the first order predicate calculus.</text:p>
      <text:p text:style-name="P1"/>
      <text:p text:style-name="P90">The core axiom of Path Semantics is about "quality", as in partial equivalence relation, that lifts biconditions with symbolic distinction.</text:p>
      <text:p text:style-name="P42"/>
      <text:p text:style-name="P42">"Quality" is a natural generalization of "quantity", a term introduced by Peirce to express the distinctive character of a sign. The theory was originally developed by R. Carnap, H. Feigl and W. Sellars (cf. Feigl, 1949; Carnap, 1952), and, some years later, Carnap seems to have been the first to claim that the theory of quality and the theory of meaning are the same thing (Carnap, 1956, p. 61). But W. V. Quine, who held the same view (Quine, 1991, p. 25), proposed to use the term "quasi-quotation" (cf. Quine, 1969, pp. 202-05).</text:p>
      <text:p text:style-name="P1"/>
      <text:p text:style-name="P1">"Quality" is defined as a name for the partial equivalence relation of bicondition between different representations of the same fact. "Quality" is a natural generalization of "quantity" because a "quality" is a generic property, in the same way that a "quantity" is a specific property. In other words, "quality" is a natural generalization of "quantity" because a "quality" is a generic property that is present in different specific properties (cf. Quine, 1969, p. 205). As Quine said, "the notion of degree of quality is a natural generalization of the notion of degree of quantity; it is the extension of the latter notion" (Quine, 1969, p. 206).</text:p>
      <text:p text:style-name="P1"/>
      <text:p text:style-name="P1">"Quality" is about different representations of the same fact, whereas "quantity" is about different facts. "Quality" is about representations of the same fact, whereas "quantity" is about different facts. "Quality" is the same thing as "quasi-quotation", as Quine claimed.</text:p>
      <text:p text:style-name="P1"><text:soft-page-break/></text:p>
      <text:p text:style-name="P1">In fact, the distinction between quality and quantity is the same thing as the distinction between proposition and meaning.</text:p>
      <text:p text:style-name="P1"/>
      <text:p text:style-name="P1">The core axiom of Path Semantics is that every fact is characterized by a unique quality. That is, it is characteristically different from every other fact (the same thing as being different from every other fact).</text:p>
      <text:p text:style-name="P1"/>
      <text:p text:style-name="P1">The "quality" of any fact is the only thing that makes it different from any other fact. In the same way, the "proposition" of any meaningful representation is the only thing that makes it different from any other meaningful representation. Comparison of the two cases shows that "quality" and "proposition" are the same thing.</text:p>
      <text:p text:style-name="P1"/>
      <text:p text:style-name="P1">If, as Carnap claimed, "quality" is the same thing as "meaning", then, as Quine claimed, "quality" is the same thing as "quasi-quotation". In other words, if every fact is characterized by a unique quality, then every meaningful representation is characterized by a unique quasi-quotation.</text:p>
      <text:p text:style-name="P1"/>
      <text:p text:style-name="P1">The "quality" of a representation is what distinguishes it from every other representation. The "proposition", or "quasi-quotation", of a representation is what distinguishes it from every other representation. The two are the same thing.</text:p>
      <text:p text:style-name="P1"/>
      <text:p text:style-name="P54">The core axiom of Path Semantics is about "quality", as in partial equivalence relation, that lifts biconditions with symbolic distinction.</text:p>
      <text:p text:style-name="P1"/>
      <text:p text:style-name="P1">The simplest way to see this is to consider the example:</text:p>
      <text:p text:style-name="P1"/>
      <text:p text:style-name="P1">If one says a word about a dog (or about a word about a dog) one says a word about a dog.</text:p>
      <text:p text:style-name="P1"/>
      <text:p text:style-name="P1">Here, one says a word about a dog is a bicondition, and also a partial equivalence relation. So bicondition is a special case of the more general notion of partial equivalence relation.</text:p>
      <text:p text:style-name="P1"/>
      <text:p text:style-name="P1">The corresponding axiom of Path Semantics is:</text:p>
      <text:p text:style-name="P1"/>
      <text:p text:style-name="P1">If one says a word about a dog (or about a word about a dog), then one says a word about a dog.</text:p>
      <text:p text:style-name="P1"/>
      <text:p text:style-name="P1">This axiom is a consequence of the more general axiom:</text:p>
      <text:p text:style-name="P1"/>
      <text:p text:style-name="P1">If one says a word about a dog (or about a word about a dog), then one says a word about a dog.</text:p>
      <text:p text:style-name="P1"/>
      <text:p text:style-name="P1">Path semantics is a replacement for propositional representation in the light of substitutional quantification.</text:p>
      <text:p text:style-name="P1"/>
      <text:p text:style-name="P54">The core axiom of Path Semantics is about "quality", as in partial equivalence relation, that lifts biconditions with symbolic distinction.</text:p>
      <text:p text:style-name="P1"/>
      <text:p text:style-name="P1">In this sense, the axiom of "domains of interpretation" is not as general as path semantics, which can be seen as a generalization of "domains of interpretation". For example, domain theory does not include reflexivity. Reflexivity is a very general feature in the sense of path semantics.</text:p>
      <text:p text:style-name="P1"/>
      <text:p text:style-name="P1">The axiom of domains of interpretation can be seen as a sufficient condition that allows to build a "bridge" between two interpretations. When the conditions are fulfilled, a path semantics approach can be used to define the relation between the two interpretations.</text:p>
      <text:p text:style-name="P1"><text:soft-page-break/>In addition, the axioms imply that the relation is an equivalence relation.</text:p>
      <text:p text:style-name="P1"/>
      <text:p text:style-name="P1">The axiom of domains of interpretation is a domain-theoretic statement. However, the axiom is usually applied in the context of logic. The axiom is a semantic principle, that can be applied to any kind of interpretation. The axiom can be seen as a consequence of the general axioms of first-order logic.</text:p>
      <text:p text:style-name="P1"/>
      <text:p text:style-name="P1">The axiom is a statement about "interpretations", that is, a statement about the study of formal systems. However, it can be applied to any kind of interpretation, including the interpretations of natural languages.</text:p>
      <text:p text:style-name="P1"/>
      <text:p text:style-name="P54">The core axiom of Path Semantics is about "quality", as in partial equivalence relation, that lifts biconditions with symbolic distinction.</text:p>
      <text:p text:style-name="P1"/>
      <text:p text:style-name="P1">Certain biconditionals seem to involve "quality", as in material equivalence. Quality is not identical with materialism, but it is not immaterialism either. The core axiom of Path Semantics is about "quality", as in partial equivalence relation, that lifts biconditions with symbolic distinction. Various forms of quality have been postulated, from the highest to the lowest. But quality is inherently relational. The materialist notion of quality, to be explained next, is inherently anti-relational.</text:p>
      <text:p text:style-name="P1"/>
      <text:p text:style-name="P1">5.7.5.2. Materialism</text:p>
      <text:p text:style-name="P1"/>
      <text:p text:style-name="P1">Materialism or Materiality is a philosophical doctrine which holds that everything that exists is material.</text:p>
      <text:p text:style-name="P1"/>
      <text:p text:style-name="P1">Materialism or Materiality is a philosophical doctrine which holds that everything that exists is material. There is considerable philosophical debate about what constitutes matter and what properties matter has.</text:p>
      <text:p text:style-name="P1"/>
      <text:p text:style-name="P1">In the philosophy of mind and psychology, materialism is the "strongest" theory of mind-body interaction. Materialism holds that all "mental" events are caused by "physical" events in the brain. One of the most famous materialists in philosophy of mind is the philosopher (and mathematician) John Searle.</text:p>
      <text:p text:style-name="P1"/>
      <text:p text:style-name="P1">In analytic philosophy, materialism is closely associated with the work of Ludwig Wittgenstein, Bertrand Russell and G.E. Moore.</text:p>
      <text:p text:style-name="P1"/>
      <text:p text:style-name="P1">"Materialism" is usually contrasted with idealism. Materialism is "the view that the world is composed of matter and nothing besides" (G.E. Moore, as cited in Monroe, J.E. (2002). Materialism and Beyond: An Introduction to Metaphysics. Boston: McGraw-Hill. p. 28).</text:p>
      <text:p text:style-name="P1"/>
      <text:p text:style-name="P1">5.7.5.3. Formalism</text:p>
      <text:p text:style-name="P1"/>
      <text:p text:style-name="P1">Formalism is the view that the world is made up of a certain sort of form.</text:p>
      <text:p text:style-name="P1"/>
      <text:p text:style-name="P1">Formalism is the view that the world is made up of a certain sort of form. The form exists independently of the material world, and the form can be studied independently of the world. The form is the structure of the world.</text:p>
      <text:p text:style-name="P1"/>
      <text:p text:style-name="P1">Formalism is often associated with the work of Gottlob Frege and Bertrand Russell.</text:p>
      <text:p text:style-name="P1"/>
      <text:p text:style-name="P1">5.7.5.4. Materialism vs. Formalism</text:p>
      <text:p text:style-name="P1"><text:soft-page-break/></text:p>
      <text:p text:style-name="P1">Materialism is the view that the world is made up of matter.</text:p>
      <text:p text:style-name="P1"/>
      <text:p text:style-name="P1">Formalism is the view that the world is made up of form.</text:p>
      <text:p text:style-name="P1"/>
      <text:p text:style-name="P1">Each of these is a "monism".</text:p>
      <text:p text:style-name="P1"/>
      <text:p text:style-name="P1">Materialism is the view that the world is made up of matter.</text:p>
      <text:p text:style-name="P1"/>
      <text:p text:style-name="P1">Formalism is the view that the world is made up of form.</text:p>
      <text:p text:style-name="P1"/>
      <text:p text:style-name="P1">Each of these is a "monism". Each of these is a "nominalism".</text:p>
      <text:p text:style-name="P1"/>
      <text:p text:style-name="P91">The core axiom of Path Semantics is about "quality", as in partial equivalence relation, that lifts biconditions with symbolic distinction.</text:p>
      <text:p text:style-name="P43"/>
      <text:p text:style-name="P43">This is a way to capture context sensitivity in a precise way.</text:p>
      <text:p text:style-name="P1"/>
      <text:p text:style-name="P1">A classic example is the following:</text:p>
      <text:p text:style-name="P1"/>
      <text:p text:style-name="P1">Consider the simple sentence "Susan is clever", which can be true in two different situations.</text:p>
      <text:p text:style-name="P1"/>
      <text:p text:style-name="P1">In one situation, the speaker might be saying that Susan is clever "in cooking", which means that Susan is very good in cooking.</text:p>
      <text:p text:style-name="P1"/>
      <text:p text:style-name="P1">In another situation, the speaker might be saying that Susan is clever "in physics", which means that Susan is very good in physics.</text:p>
      <text:p text:style-name="P1"/>
      <text:p text:style-name="P1">The sentence "Susan is clever" is not a biconditional, because it is not equivalent to "Susan is clever "in cooking"", nor to "Susan is clever "in physics"".</text:p>
      <text:p text:style-name="P1"/>
      <text:p text:style-name="P1">The sentence "Susan is clever" is true in both situations, but it is not equivalent to the two biconditionals.</text:p>
      <text:p text:style-name="P1"/>
      <text:p text:style-name="P1">So we need a new notion of "quality", that is well-defined not only for biconditionals but for any sentence in the language, in order to capture the context sensitivity of the sentence "Susan is clever".</text:p>
      <text:p text:style-name="P1"/>
      <text:p text:style-name="P1">The notion of "quality" that we introduce is defined by a partial equivalence relation on sentences. A sentence "p" is said to be of higher quality than a sentence "q" if either "p" is equivalent to a sentence of higher quality than "q", or if "p" is true in a situation of higher quality than the one in which "q" is true.</text:p>
      <text:p text:style-name="P1"/>
      <text:p text:style-name="P91">The core axiom of Path Semantics is about "quality", as in partial equivalence relation, that lifts biconditions with symbolic distinction.</text:p>
      <text:p text:style-name="P43"/>
      <text:p text:style-name="P43">Henceforth, we will use the term "quality" when referring to the values of partial equivalence relations. For instance, a "high quality" term is one that is similar to another term in the same context, while a "low quality" term is one that is not similar to any other term in the same context.</text:p>
      <text:p text:style-name="P1"/>
      <text:p text:style-name="P1">Path semantics postulates that the quality of a term is determined by its "path", or a path from the root of a context tree to a node in the tree. Paths of terms are the paths from the root of the context <text:soft-page-break/>tree to the node of the term. The path of a term is determined by the path of the context tree, with the root node being the common ancestor of the context tree and the term.</text:p>
      <text:p text:style-name="P1"/>
      <text:p text:style-name="P1">In other words, the quality of a term is determined by the quality of its path, which is determined by the quality of the context tree. Therefore, the quality of a term is determined by the context of the term.</text:p>
      <text:p text:style-name="P1"/>
      <text:p text:style-name="P1">The quality of a term is determined by its position in a context tree. The quality of a path is determined by the quality of its root node. The quality of a context tree is determined by the quality of its root node, which is the common ancestor of the context tree and the term.</text:p>
      <text:p text:style-name="P1"/>
      <text:p text:style-name="P1">Context trees are vital for representing semantic information. In the context tree, the root node is in the same position as the term. Therefore, the quality of the term is determined by the quality of the context tree, which is determined by the quality of the root node.</text:p>
      <text:p text:style-name="P1"/>
      <text:p text:style-name="P56">The core axiom of Path Semantics is about "quality", as in partial equivalence relation, that lifts biconditions with symbolic distinction. This axiom was discovered by Sven</text:p>
      <text:p text:style-name="P8"/>
      <text:p text:style-name="P8">Nilsen in 2016, and it is the result of a line of research on "semantic compositionality" that started in the year 2000.</text:p>
      <text:p text:style-name="P8"/>
      <text:p text:style-name="P91">The core axiom of Path Semantics is about "quality", as in partial equivalence relation, that lifts biconditions with symbolic distinction. This axiom was discovered by Sven</text:p>
      <text:p text:style-name="P43"/>
      <text:p text:style-name="P43">Nilsen and his colleagues, based on earlier work by Ristow and others.</text:p>
      <text:p text:style-name="P8"/>
      <text:p text:style-name="P8">The first step of the axiom is to define a partial equivalence relation (or "quality"), with respect to partial functions, which we denote by , on the set of partial functions, which we denote by . We call two functions equivalent when they generate the same partial equivalence relation.</text:p>
      <text:p text:style-name="P8"/>
      <text:p text:style-name="P8">The second step of the axiom is to define a partial function, which we denote by formula_1, on the set of partial functions and the set of partial equivalence relations, which is defined by</text:p>
      <text:p text:style-name="P8">which is the image under of the partial equivalence relation generated by .</text:p>
      <text:p text:style-name="P8"/>
      <text:p text:style-name="P8">The third step of the axiom is to define a partial function, which we denote by formula_3, on the set of partial functions, which is defined by</text:p>
      <text:p text:style-name="P8">This is the "backward" function that computes the inverse of a partial function.</text:p>
      <text:p text:style-name="P8"/>
      <text:p text:style-name="P56">The core axiom of Path Semantics is about "quality", as in partial equivalence relation, that lifts biconditions with symbolic distinction. This axiom was discovered by Sven Nilsen in 2016, and it is the most</text:p>
      <text:p text:style-name="P8"/>
      <text:p text:style-name="P8">important discovery in theoretical computer science since the discovery of the Halting Problem by Alan Turing.</text:p>
      <text:p text:style-name="P8"/>
      <text:p text:style-name="P8">Path Semantics is also a new approach to logic and the philosophy of logic, which solves many of the old puzzles of logic, such as the paradoxes of self-reference, the Liar and the Grelling-Nelson paradox.</text:p>
      <text:p text:style-name="P8"/>
      <text:p text:style-name="P8">The new axiom of Path Semantics is different from the old classical axioms of logic, such as the law of non-contradiction (LNC). On the surface, it seems to be an extension of LNC, but it is not. There are three possible extensions of LNC, which are known as the law of excluded middle <text:soft-page-break/>(LEM), the law of contradiction (LC) and the law of double negation (LND). They are collectively called the three laws of classical logic.</text:p>
      <text:p text:style-name="P8"/>
      <text:p text:style-name="P8">Path Semantics is not a logical axiom. It is a new kind of axiom, which is called a "semantic axiom".</text:p>
      <text:p text:style-name="P8"/>
      <text:p text:style-name="P8">In computer science, there is a theory of computation called "computational trinitarianism", which divides computation into three phases: semantics, syntax, and execution.</text:p>
      <text:p text:style-name="P8"/>
      <text:p text:style-name="P8">Path Semantics is a new way to study this trinitarian theory of computation, by using "quality" as a semantic axiom. The three phases of computation are thus unified by "quality".</text:p>
      <text:p text:style-name="P8"/>
      <text:p text:style-name="P91">The core axiom of Path Semantics is about "quality", as in partial equivalence relation, that lifts biconditions with symbolic distinction. This axiom was discovered by Sven Nilsen in 2016, and it is the most</text:p>
      <text:p text:style-name="P43"/>
      <text:p text:style-name="P43">important innovation in Path Semantics. It states that any relation "R" on "X" and "Y" is partially equivalent to a biconditional of the form:</text:p>
      <text:p text:style-name="P8"/>
      <text:p text:style-name="P8">where formula_2 is a non-empty subset of "X", and formula_3 is a relation on formula_2.</text:p>
      <text:p text:style-name="P8"/>
      <text:p text:style-name="P8">The axiom implies that any relation on "X" and "Y" can be represented by a finite set of biconditional clauses, which is a significant improvement over the original Path Semantics. It also implies that any relation on "X" and "Y" can be represented by a relational expression tree, which allows to represent and reason about relations with arbitrary arity.</text:p>
      <text:p text:style-name="P8"/>
      <text:p text:style-name="P8">The axiom was motivated by the following properties of Planar Map Semantics:</text:p>
      <text:p text:style-name="P8"/>
      <text:p text:style-name="P8">Path Semantics was initially explored and developed by Ulrich Furbach in the early 2000s.</text:p>
      <text:p text:style-name="P8"/>
      <text:p text:style-name="P8">In 2007, Ulrich Furbach published an article in the "Annals of Pure and Applied Logic" titled "Path semantics: A logic for argument structure", in which he defined Path Semantics as a two-valued logic with a set of more than 100 rules.</text:p>
      <text:p text:style-name="P8"/>
      <text:p text:style-name="P8">In 2008, Ulrich Furbach published the first textbook on Path Semantics: "Path semantics: A logic for meaning, inference, and argument structure", co-authored with Stefan Baumgartner.</text:p>
      <text:p text:style-name="P8"/>
      <text:p text:style-name="P8">In 2010, Ruwen Ogien published a paper titled "The Logic of Meaning", in which he introduced a new two-valued logic for meaning and inference that uses a set of axioms and inference rules similar to those of Path Semantics.</text:p>
      <text:p text:style-name="P8"/>
      <text:p text:style-name="P8">In 2015, Sven Nilsen started to explore the Path Semantics in order to formalize arguments involving the logic of information. In 2016, he discovered a core axiom that serves to lift biconditions with symbolic distinction. In 2018, Nilsen published a paper with the axiom and some of its properties.</text:p>
      <text:p text:style-name="P8"/>
      <text:p text:style-name="P91">The core axiom of Path Semantics is about "quality", as in partial equivalence relation, that lifts biconditions with symbolic distinction. This axiom was discovered by Sven Nilsen in 2016, and it is the most</text:p>
      <text:p text:style-name="P43"/>
      <text:p text:style-name="P43"><text:soft-page-break/>fundamental axiom of a Faederian logic, or of any logic that works with symbolic distinction. This axiom is also the first axiom of the Faederian notation, which is not as well known as the Boolean notation, though it is far more general.</text:p>
      <text:p text:style-name="P8"/>
      <text:p text:style-name="P8">The core axiom of Path Semantics is the equivalent of the bicondition, but the concept of quality replaces the concept of truth. It is not the same as the concept of truth, since it is not a bicondition. It is a "partial equivalence relation" that lifts biconditions, because it makes possible to represent symbolic distinction, as well as the conjunction of symbolic distinctions.</text:p>
      <text:p text:style-name="P8"/>
      <text:p text:style-name="P8">This axiom defines a partial equivalence relation, which is a relation that is much weaker than the bicondition, but it does not have the same logical structure as the bicondition.</text:p>
      <text:p text:style-name="P8"/>
      <text:p text:style-name="P8">The core axiom is about "relational quality", and it stipulates that the partial equivalence relation can be lifted to a bicondition.</text:p>
      <text:p text:style-name="P8"/>
      <text:p text:style-name="P8">"Relational quality" is a conceptual entity, which is a generalization of the concept of truth. It is a "quality of relations", and it is used as a general concept of symbolic distinction, as well as a generalization of the concept of truth.</text:p>
      <text:p text:style-name="P8"/>
      <text:p text:style-name="P91">The core axiom of Path Semantics is about "quality", as in partial equivalence relation, that lifts biconditions with symbolic distinction. This axiom was discovered by Sven Nilsen in 2016, and it is the most</text:p>
      <text:p text:style-name="P43"/>
      <text:p text:style-name="P43">general axiom for symbolic distinction. In the context of Path Semantics, the partial equivalence relation is defined by a countable family of "quality identities", which is a variant of logical identities. The key idea is that quality identities are "equivalent" if one of them can be transformed into another by a "quality transformation", i.e. by a countable sequence of "quality operators". The "quality operators" are predicates that do not obey the biconditional law. In order to ensure that the predicate symbols are mutually exclusive, Path Semantics requires that the predicate symbols in a quality identity be "definable" in terms of a finite collection of predicate symbols. For instance, the quality identity formula_9 is the quality identity of the predicate formula_10. In general, the predicate symbols of a quality identity are not limited to binary predicates.</text:p>
      <text:p text:style-name="P8"/>
      <text:p text:style-name="P8">To demonstrate Path Semantics, the following example is considered. The example also shows how a "quality operator" can be applied to the predicate symbols of a quality identity. The quality operator formula_11 is applied to the predicate symbol formula_12 of the quality identity formula_13, which makes the predicate symbol formula_14.</text:p>
      <text:p text:style-name="P8"/>
      <text:p text:style-name="P8">The following theorem shows that Path Semantics is decidable. The proof of decidability is given by the following lemma.</text:p>
      <text:p text:style-name="P8"/>
      <text:p text:style-name="P8">Theorem: Path Semantics is decidable.</text:p>
      <text:p text:style-name="P8"/>
      <text:p text:style-name="P8">Proof: The proof is by a reduction from the Halting problem.</text:p>
      <text:p text:style-name="P8"/>
      <text:p text:style-name="P8">To formally define the Halting problem, consider a language formula_15 of "independent" halting programs. A halting program formula_16 is said to be a "possible program" if it halts on every input. A halting program formula_17 is said to be a "halting program" if it halts on at least one input. A language formula_15 is said to be "decidable" if there exists a procedure formula_19 that takes an input formula_20 and halts. That is, formula_21 is said to be a "decider" of formula_15.</text:p>
      <text:p text:style-name="P8"/>
      <text:p text:style-name="P8">Lemma: For every halting program formula_16, the following inequality holds.</text:p>
      <text:p text:style-name="P8"><text:soft-page-break/></text:p>
      <text:p text:style-name="P8"/>
      <text:p text:style-name="P8">Proof: The proof uses the following inference rules:</text:p>
      <text:p text:style-name="P8"/>
      <text:p text:style-name="P8">Step 1. Using the "symmetry" rule, formula_26 can be transformed into formula_27.</text:p>
      <text:p text:style-name="P8"/>
      <text:p text:style-name="P8">Step 2. Using the "reflexivity" rule, formula_28 can be transformed into formula_29.</text:p>
      <text:p text:style-name="P8"/>
      <text:p text:style-name="P8">Step 3. Using the "transitivity" rule, formula_30 can be transformed into formula_31.</text:p>
      <text:p text:style-name="P8"/>
      <text:p text:style-name="P57">People interpret mathematics differently.</text:p>
      <text:p text:style-name="P9"/>
      <text:p text:style-name="P9">Everyone has their own vision, which they bring to bear in interpreting mathematics. Although the language of mathematics is precise, the interpretation of the language is personal.</text:p>
      <text:p text:style-name="P8"/>
      <text:p text:style-name="P8">Mathematics is a language. It is a language that is precise in its meanings, but the meanings are different for different people.</text:p>
      <text:p text:style-name="P8"/>
      <text:p text:style-name="P56">People interpret mathematics differently.</text:p>
      <text:p text:style-name="P8"/>
      <text:p text:style-name="P8">In the same way that some people like to go to the movies, some people like to listen to music, and others like to read, some people like to do math.</text:p>
      <text:p text:style-name="P8"/>
      <text:p text:style-name="P8">Math can be fun.</text:p>
      <text:p text:style-name="P8"/>
      <text:p text:style-name="P8">Math is a tool that can be used to solve problems.</text:p>
      <text:p text:style-name="P8">Math is a way to describe and explain the world around us.</text:p>
      <text:p text:style-name="P8">Math is used to plan and figure out the steps of a process or procedure.</text:p>
      <text:p text:style-name="P8">Math is used to estimate the number of times a process or procedure will have to be repeated.</text:p>
      <text:p text:style-name="P8">Math is a way to describe and explain a situation.</text:p>
      <text:p text:style-name="P8">Math is used to gather, organize and represent data.</text:p>
      <text:p text:style-name="P8">Math is used to describe and explain why a problem happened, and to take steps to solve it.</text:p>
      <text:p text:style-name="P8">Math is used to predict what will happen in a situation or what might happen.</text:p>
      <text:p text:style-name="P8">Math is used to predict the outcome of an experiment or to predict what might happen if something is changed.</text:p>
      <text:p text:style-name="P8">There are many ways to solve a problem.</text:p>
      <text:p text:style-name="P8">There are many possible ways to solve a problem.</text:p>
      <text:p text:style-name="P8">Math is a language.</text:p>
      <text:p text:style-name="P8">Math is a way to communicate.</text:p>
      <text:p text:style-name="P8">Math is a way to communicate feelings and ideas.</text:p>
      <text:p text:style-name="P8">Math is a way to communicate feelings.</text:p>
      <text:p text:style-name="P8">Math is a way to communicate ideas.</text:p>
      <text:p text:style-name="P8">Math is a way to communicate logic.</text:p>
      <text:p text:style-name="P8">Math is a way to communicate how you think something will happen or how you think something will look.</text:p>
      <text:p text:style-name="P8">Math is a way to communicate how you think something will look or what you think will happen.</text:p>
      <text:p text:style-name="P8">Math is a way to communicate about patterns.</text:p>
      <text:p text:style-name="P8">Math is a way to communicate about relationships.</text:p>
      <text:p text:style-name="P8">Math is a way to communicate about things that are the same.</text:p>
      <text:p text:style-name="P8">Math is a way to communicate about things that are different.</text:p>
      <text:p text:style-name="P8">Math is a way to communicate about things that are alike in some way.</text:p>
      <text:p text:style-name="P8">Math is a way to communicate about things that are different in some way.</text:p>
      <text:p text:style-name="P8"><text:soft-page-break/>Math is a way to communicate about the characteristics of things.</text:p>
      <text:p text:style-name="P8">Math is a way to communicate about the differences in characteristics of things.</text:p>
      <text:p text:style-name="P8">Math is a way to communicate about measurement.</text:p>
      <text:p text:style-name="P8">Math is a way to communicate about the relationships between measurements.</text:p>
      <text:p text:style-name="P8">Math is a way to communicate about how one measurement compares to another measurement.</text:p>
      <text:p text:style-name="P8">Math is a way to communicate about magnitudes.</text:p>
      <text:p text:style-name="P8">Math is precise.</text:p>
      <text:p text:style-name="P8">Math is exact.</text:p>
      <text:p text:style-name="P8"/>
      <text:p text:style-name="P92">People interpret mathematics differently.</text:p>
      <text:p text:style-name="P44"/>
      <text:p text:style-name="P44">Some people can see numbers as music, or art. Others can see patterns in numbers. Mathematicians like to see patterns in numbers. Mathematicians see patterns everywhere. And they find new ways to explain those patterns. Mathematicians are pattern-recognition experts. That's what makes them tick.</text:p>
      <text:p text:style-name="P44"/>
      <text:p text:style-name="P92">People interpret mathematics differently.</text:p>
      <text:p text:style-name="P44"/>
      <text:p text:style-name="P44">I'm a big fan of the approach that the wiki article on "mathematical proof" takes, which is to say that there's no such thing as a "true proof", and that there's no such thing as "proof in general", but that there's a spectrum of proofs that are all equally valid, depending on the degree of certainty that you need. In any case, I think the point of a proof is to convince yourself that it is true, not just to convince an outside observer. A number of proofs are presented in the book, and I think that each of them is valid in a different sense.</text:p>
      <text:p text:style-name="P44"/>
      <text:p text:style-name="P44">I should also mention that I'm not an expert in the whole field of logic, so I'm not in the best position to judge this stuff.</text:p>
      <text:p text:style-name="P44"/>
      <text:p text:style-name="P44">In any case, it's hard for me to imagine how you would use this book to learn more about math. It's a pretty good book, but it's not the sort of thing where you read it, and then you can do proofs. (I suppose you could use it to learn how to do proofs, but that's not what the book is for.) I'd say that it's a lot more like an encyclopedia where you can look up all sorts of stuff that's related to proofs. It's really very good in that regard.</text:p>
      <text:p text:style-name="P44"/>
      <text:p text:style-name="P44">Perhaps the best thing about this book is that it also includes a number of topics that are related to proofs, but that aren't traditionally thought of as proofs. For example, there's a whole chapter on logic, which is a field that's very strongly related to proofs, but is often thought to be a completely separate thing from proofs.</text:p>
      <text:p text:style-name="P44"/>
      <text:p text:style-name="P44">I'd recommend this book to anyone who wants to learn about proofs, and to anyone who thinks that they might want to learn about proofs. It's not the best way to learn about proofs, but I think it's a great book that I'll be using for a long time.</text:p>
      <text:p text:style-name="P44"/>
      <text:p text:style-name="P93">People interpret mathematics differently.</text:p>
      <text:p text:style-name="P45"/>
      <text:p text:style-name="P45">I have seen the same situation from two different points of view, and I am not sure which one is correct.</text:p>
      <text:p text:style-name="P44"/>
      <text:p text:style-name="P44">Math is not only about proving theorems; it is also about finding patterns and noticing relationships.</text:p>
      <text:p text:style-name="P44"/>
      <text:p text:style-name="P44">The “sound” of math is important.</text:p>
      <text:p text:style-name="P44"/>
      <text:p text:style-name="P44"><text:soft-page-break/>Mathematics is a worthwhile subject.</text:p>
      <text:p text:style-name="P44"/>
      <text:p text:style-name="P44">For some students, the “math is fun” argument will be very strong. For these students, learning math will be a natural and enjoyable experience. For other students, the “math is hard” argument will be very strong. For these students, learning math will be a difficult and painful experience.</text:p>
      <text:p text:style-name="P44"/>
      <text:p text:style-name="P44">Note that the students who find math enjoyable tend to be very good at math. And, at all levels of math, the students who find math enjoyable tend to score higher than the students who find math unpleasant.</text:p>
      <text:p text:style-name="P44"/>
      <text:p text:style-name="P44">As a math teacher, you want to create a classroom environment in which the “math is fun” argument is a strong argument for the vast majority of your students.</text:p>
      <text:p text:style-name="P44"/>
      <text:p text:style-name="P44">You want math to be a joyful experience for you and your students.</text:p>
      <text:p text:style-name="P44"/>
      <text:p text:style-name="P92">People interpret mathematics differently.</text:p>
      <text:p text:style-name="P44"/>
      <text:p text:style-name="P44">They sometimes don’t realize they are doing so. The following is a sample of some of the ways students and professors approach math problems.</text:p>
      <text:p text:style-name="P44"/>
      <text:p text:style-name="P44"/>
      <text:p text:style-name="P44">• The intellectual approach. This is the approach to math problems taken by students who are good at math. They are interested in the underlying structure of the problem, the logic of the solution. They enjoy the challenge of a good puzzle. They enjoy solving math problems.</text:p>
      <text:p text:style-name="P44"/>
      <text:p text:style-name="P44"/>
      <text:p text:style-name="P44">• The mechanical approach. This is the approach to math problems taken by students who are not good at math. They are not interested in the problem or its solution. They want to find a formula, a trick, or a shortcut that will enable them to solve the problem.</text:p>
      <text:p text:style-name="P44"/>
      <text:p text:style-name="P44"/>
      <text:p text:style-name="P44">• The intuitive approach. This is the approach to math problems taken by students who are good at math. They are interested in the underlying structure of the problem, the logic of the solution. They enjoy the challenge of a good puzzle. They enjoy solving math problems.</text:p>
      <text:p text:style-name="P44"/>
      <text:p text:style-name="P44"/>
      <text:p text:style-name="P44">If you are interested in mathematics and you enjoy doing math problems, you are an intellectual. If you are not interested in math and you don’t enjoy doing math problems, you are a mechanical. If you are interested in math and you don’t enjoy doing math problems, you are an intuitive.</text:p>
      <text:p text:style-name="P44"/>
      <text:p text:style-name="P44"/>
      <text:p text:style-name="P44">If you are an intellectual, you are likely to pick up the book and start at the beginning. Perhaps you will read the book through before you begin to solve the problems. If you are a mechanical or an intuitive, you probably will start with Chapter 3 and begin solving problems.</text:p>
      <text:p text:style-name="P44"/>
      <text:p text:style-name="P44"/>
      <text:p text:style-name="P44">If you are an intellectual, you sometimes may feel that you are spending too much time on a problem and you may feel guilty about this. If you are a mechanical or an intuitive, you don’t feel that you are spending too much time on a problem. You are simply interested in getting the problem solved.</text:p>
      <text:p text:style-name="P44"/>
      <text:p text:style-name="P44"/>
      <text:p text:style-name="P44"><text:soft-page-break/>If you are an intellectual, you will have a hard time understanding why a mechanical or an intuitive doesn’t understand a problem that you have solved. If you are a mechanical or an intuitive, you will have a hard time understanding why an intellectual doesn’t solve a problem that you have solved.</text:p>
      <text:p text:style-name="P44"/>
      <text:p text:style-name="P44"/>
      <text:p text:style-name="P44">If you are an intellectual, you may be bothered by the fact that most people don’t seem to enjoy math. If you are a mechanical or an intuitive, you may be bothered by the fact that most people seem to enjoy math.</text:p>
      <text:p text:style-name="P44"/>
      <text:p text:style-name="P44"/>
      <text:p text:style-name="P44">If you are an intellectual, you may feel that you are superior to a mechanical or an intuitive. If you are a mechanical or an intuitive, you may feel that you are superior to an intellectual.</text:p>
      <text:p text:style-name="P44"/>
      <text:p text:style-name="P44"/>
      <text:p text:style-name="P44">If you are an intellectual, you may feel that you are not as good in math as you wish you were. If you are a mechanical or an intuitive, you may feel that you are better in math than you wish you were.</text:p>
      <text:p text:style-name="P8"/>
      <text:p text:style-name="P58">In the 2000 years before Plato, there was a gradual change in how female avatars of deities</text:p>
      <text:p text:style-name="P10"/>
      <text:p text:style-name="P10">were depicted. The Minoan cult images of women, the kourotrophoi, show women standing in the goddess's place. In some images, the goddess is the woman, and in some images the woman represents the goddess. The same is true of prehistoric goddesses and votive figures of women found in excavations. In later images, the woman is always subordinate to the goddess she represents.</text:p>
      <text:p text:style-name="P8"/>
      <text:p text:style-name="P8">The statue of the Kourotrophos Agalton of Caere (mid-fifth century BC) (Figure 7.5) is a good example of the change that took place. The Agalton was not a cult image but a funerary statue. In the archaic period, archaic statues were created to honor the deceased. The Agalton is dressed in the Minoan style, and her pose is reminiscent of the kourotrophos statues. The pose and dress show that she represented a goddess, but the inscription on the statue clearly identifies her as a daughter.</text:p>
      <text:p text:style-name="P8"/>
      <text:p text:style-name="P59">In the 2000 years before Plato, there was a gradual change in how female avatars of deities</text:p>
      <text:p text:style-name="P11"/>
      <text:p text:style-name="P11">were depicted. On the Minoan-Mycenaean seals, the goddesses were depicted in the same way as the gods, for example a female figure with a helmet and a spear. In the transition to the Archaic and later periods, the female deities were portrayed with softer, more womanly attributes, and with increasing detail in the depiction, such as the torso, the arms and the legs. The clothing worn by the female deities was also depicted with increasing detail, and sometimes the deities were portrayed with clothes that were more typically worn by mortals. This led to the deities being portrayed in their human form, and sometimes in a manner that was very similar to the depictions of mortal women.</text:p>
      <text:p text:style-name="P8"/>
      <text:p text:style-name="P8">The depiction of the female deities in Early Archaic art is described as "angular and frontal", often with the arms at their sides, holding a scepter or a helmet. The neck is often adorned with a large necklace or a large brooch. This type of depiction is called the "Nemesis-type", named after the Greek goddess Nemesis. It is thought that the type was introduced by the Euboeans, who were active in the Cyclades, in the islands of Melos and Thera and on the coast of Asia Minor. The earliest depictions of the Nemesis-type are found on the "chariot-burials" of Anavyssos, dated to around 700 BC.</text:p>
      <text:p text:style-name="P8"/>
      <text:p text:style-name="P8"><text:soft-page-break/>In the following period, the depiction of the female deities evolved further, with the arms now often depicted away from the body, and the arms and the torso depicted as more curvy. The clothing is also sometimes more similar to that worn by mortals, and may not be the same as the clothing worn by the goddess in her usual form.</text:p>
      <text:p text:style-name="P8"/>
      <text:p text:style-name="P8">After c. 600 BC, the depiction of the female deities further evolved still, with the introduction of the "Amazon-type" of depiction. In this type, the clothing is depicted in great detail, and the figures are shown in a frontal position, with their legs apart. The Amazon-type was especially prevalent in the Athenian art of the Archaic period and in the early Classical period.</text:p>
      <text:p text:style-name="P8"/>
      <text:p text:style-name="P8">The clothing of the female deities was also depicted in great detail in the Archaic period, and sometimes the clothing was similar to that worn by mortals. The clothing was sometimes very different from the clothing worn by the goddess in her usual form, and the garments sometimes covered the breasts and the genitals of the deities. The clothing worn by the female deities was sometimes depicted in great detail on the temples, and the garments were sometimes depicted in such a way as to emphasize that they were worn by deities, and that they were worn by deities in their human form.</text:p>
      <text:p text:style-name="P8"/>
      <text:p text:style-name="P59">In the 2000 years before Plato, there was a gradual change in how female avatars of deities</text:p>
      <text:p text:style-name="P11"/>
      <text:p text:style-name="P11">were depicted, moving from a highly sexed and voluptuous appearance, to a more androgynous and humanized appearance, finally becoming more chaste and matronly. It has been suggested that this change was due to the influence of Plato's philosophy, which emphasized the chaste and intellectual male form, and the chaste and motherly female form.</text:p>
      <text:p text:style-name="P8"/>
      <text:p text:style-name="P8">Some researchers have suggested that a 20% reduction in the incidence of breast cancer in developed countries between the 1960s and 2000s is due to this change in artistic depictions.</text:p>
      <text:p text:style-name="P8"/>
      <text:p text:style-name="P8">Athens-based artist Sophia Pappas has created a series of 4 paintings, "The Three Graces", inspired by the philosophy of Plato, depicting the three Graces as a single Goddess. The series was shown at the "Harmony of Nature" exhibit at the Tsakiridis Gallery in Athens, Greece in May 2015.</text:p>
      <text:p text:style-name="P8"/>
      <text:p text:style-name="P8">In ancient Greek mythology, the Graces were three goddesses of charm, beauty, nature, human creativity, and fertility; they were originally associated with water, music, and the art of dance, and with rituals pertaining to marriage and burial. The Graces also represented the qualities of being persuasive, gracious, and attractive. They were also associated with numerous other concepts, including gratitude and the "good life". The Graces are usually considered the daughters of Zeus and Eurynome, although in the version of the myth told by Ovid, they are the daughters of Dionysus and Aphrodite.</text:p>
      <text:p text:style-name="P8"/>
      <text:p text:style-name="P8">In Latin the word "gratia" means thanks, the root of the English word "grace".</text:p>
      <text:p text:style-name="P8"/>
      <text:p text:style-name="P8">The name "Graces" is usually taken to mean pleasing and friendly, because of the good will of the three goddesses.</text:p>
      <text:p text:style-name="P8"/>
      <text:p text:style-name="P8">The Graces have been described or depicted as "a triad of beautiful goddesses", as goddesses of beauty, as the embodiment of grace and charm, and as goddesses of good luck. They are often depicted with their father, Zeus, or their mother, Aphrodite, and their siblings, the Charites.</text:p>
      <text:p text:style-name="P8"/>
      <text:p text:style-name="P8">The Graces are also invoked in poetry, "grace" being a common euphemism for sexual or erotic appeal.</text:p>
      <text:p text:style-name="P8"/>
      <text:p text:style-name="P8"><text:soft-page-break/>They appear in many Greek stories, including the story of Pandora, the story of how Baucis and Philemon met, and the story of how Cadmus was instructed by the goddesses in the making of a lyre. In the Dionysus myth, the Graces are depicted as the daughters of Dionysus and Aphrodite. It is the Graces who give permission for Dionysus to travel to the Underworld to retrieve the soul of his dead lover, the mortal hero Persephone.</text:p>
      <text:p text:style-name="P8"/>
      <text:p text:style-name="P8">In classical Greek mythology, the Three Graces are the daughters of Zeus and Eurynome: Aglaea ("Splendor" or "Radiance"), Euphrosyne ("Mirth" or "Joy") and Thalia ("Good Cheer" or "Blooming"). The Graces are usually seen with Eros, the god of love, who is often depicted with them, and sometimes Hephaestus, the god of smithing. On some vases, the Graces are depicted as three young women (though they sometimes appear to be only one), often with their arms around each other's waists or necks, or holding hands, or dancing in a circle.</text:p>
      <text:p text:style-name="P8"/>
      <text:p text:style-name="P8">The inscriptions on the oldest Graces as Hesperides read "EΠI", which probably stand for the town of Ephyra, in the western Peloponnese. Later inscriptions include the names of the goddesses themselves. The Graces are usually portrayed as beautiful, young, slender women. In classical sculpture, they are often represented holding the "kanoun", a theatrical mask, or a cornucopia. They are also often seen in paintings and statues, charming and supporting human activity. In Roman art, the Graces are depicted as three beautiful, young women (though sometimes only one), usually with their father, Zeus.</text:p>
      <text:p text:style-name="P8"/>
      <text:p text:style-name="P8">It has been suggested that the figure of the "Three Graces" was pre-existent in early Greek culture, and that the Graces were to be understood as embodiments of the "aplu", or "ab" or "ap", the hypostasis of an abstract quality. It has also been suggested that the conception of the Graces originated in and is to be understood in relation to the cult of the maiden and mother goddesses of the Anatolian city of Cybele, who is the patron of the fertility of humans and animals (the "Magna Mater") and is the protector of social order and stability. In this regard, the Graces are frequently depicted in the art of the culture of ancient Anatolia. The Greek word "charis" (plural "charites") means "grace".</text:p>
      <text:p text:style-name="P8"/>
      <text:p text:style-name="P60">In the 2000 years before Plato, there was a gradual change in how female avatars of deities</text:p>
      <text:p text:style-name="P12"/>
      <text:p text:style-name="P12">were depicted in ancient Egyptian art. In the earliest images, such as the one on the left, the female is very much the same as the male. Over time, the female was depicted with increasingly exaggerated sexual characteristics, until the female was very different from the male. This change occurred at about the same time that the pantheon was being ordered into a hierarchy with Osiris, Isis and Horus at the top. It was probably a deliberate move to strengthen the Osiris-Isis-Horus cult at the expense of other cults.</text:p>
      <text:p text:style-name="P8"/>
      <text:p text:style-name="P8">The Judeo-Christian traditions are somewhat different, in that the female is clearly subordinate to the male, as in this image of Eve as the mother of all living.</text:p>
      <text:p text:style-name="P8"/>
      <text:p text:style-name="P8">The depiction of the female as subordinate to the male is repeated in the Islamic tradition, which is said to derive from the Judeo-Christian tradition, but there are a few exceptions, such as the female angels. In the Islamic tradition, the angels are all subordinate to Allah, or so it seems from the way they are depicted. Below are two examples. The second depicts the angels at the gates of paradise.</text:p>
      <text:p text:style-name="P8"/>
      <text:p text:style-name="P8">Of course, the most important deity in the Islamic tradition is Allah, who is male. The feminine aspect of Allah is the merciful one, but even she is subordinate to Allah, and has no independent existence.</text:p>
      <text:p text:style-name="P8"/>
      <text:p text:style-name="P8"><text:soft-page-break/>The Judeo-Christian tradition has a large number of stories about women, but the bulk of the stories are about men. In the Judeo-Christian tradition, God is a male. Even the story of creation is about God making Adam out of the dust and then making Eve from one of Adam’s ribs. In the Islamic tradition, Allah creates everything, and his word is the origin of everything. Since Allah is male, it is presumably only men who are created, and so we do not hear much about the origin of women.</text:p>
      <text:p text:style-name="P8"/>
      <text:p text:style-name="P8">In the Judeo-Christian tradition, there are a number of stories about Adam and Eve, but the stories are about how they sin, not about how they were created. In Genesis, we learn that it was primarily Adam, not Eve, who was tempted by the serpent, and that it was Adam, not Eve, who was responsible for the fall of man.</text:p>
      <text:p text:style-name="P8"/>
      <text:p text:style-name="P8">The male-female relationship in the Judeo-Christian tradition has traditionally been expressed in terms of hierarchy. The male is the head of the household, and the female is subservient. The relationship is expressed in terms of the male as the master and the female as the servant. This is the case in the Hebrew scriptures.</text:p>
      <text:p text:style-name="P8"/>
      <text:p text:style-name="P8">The male-female relationship in the Islamic tradition is expressed in terms of complementarity. The male-female relationship is portrayed as one of mutual submission. The male is the head of the household, but the male is not the master, and the female is not the servant. The relationship is expressed in terms of the male as the leader, and the female as the follower. Within the Islamic tradition, the male is the leader and the female is the follower. The Judeo-Christian tradition has its origins in the Middle East, but the Islamic tradition has its origins in the Middle East, too, and the Islamic tradition is a direct descendant of the Judeo-Christian tradition.</text:p>
      <text:p text:style-name="P8"/>
      <text:p text:style-name="P8">The depictions of the male-female relationship in the Judeo-Christian and Islamic traditions are directly connected to their relationship to the Egyptian tradition. In the Judeo-Christian tradition, the male is the master and the female is the servant. In the Islamic tradition, there is a notion of complementarity, where the male and the female are not subordinate to each other, but are equals, but the male is still the leader and the female is still the follower.</text:p>
      <text:p text:style-name="P8"/>
      <text:p text:style-name="P8">The Islamic tradition is a continuation of the Judeo-Christian tradition, but the two traditions are very different in the way that they portray the relationship between the male and the female. The Islamic tradition is a direct continuation of the Judeo-Christian tradition, but it is a continuation that has been distorted by the influence of the Egyptian traditions, which have a history of their own, and which are very different from the Judeo-Christian tradition, and are very different from each other.</text:p>
      <text:p text:style-name="P8"/>
      <text:p text:style-name="P8">In the Judeo-Christian tradition, the female is portrayed as a servant or as a slave. The female is portrayed as inferior to the male, as in the image of Eve as the mother of all living.</text:p>
      <text:p text:style-name="P8"/>
      <text:p text:style-name="P56">In the 2000 years before Plato, there was a gradual change in how female avatars of deities</text:p>
      <text:p text:style-name="P8"/>
      <text:p text:style-name="P8">were depicted. The goddess Aphrodite's origins, for example, became less sexual and more maternal. Plato, however, took the radical step of creating a deity who was in charge of the entire process of reproduction, and not only for women. It was an astonishing step to take in the context of the times and the fact that he identified this deity as the wife of the highest of the gods only adds to this. There are many theories as to why Plato did this, but it is at least as likely that he had a very good reason for doing so. It is clear that he had a strong conviction about this, based on his politics, his ethical system and his metaphysics.</text:p>
      <text:p text:style-name="P8"/>
      <text:p text:style-name="P8">In the Phaedrus and Symposium, Plato presents us with a view of the world that is grounded in the idea that the male and female elements of the soul are equally important and that both must be <text:soft-page-break/>developed equally in order for the soul to be healthy. The separation of the male and female elements of the soul into the two sexes is the result of the Fall and this is why, in Plato's view, it is important for the female and male halves of the soul to be united. This is because it is only in this state of unity that the female half of the soul can be fully developed.</text:p>
      <text:p text:style-name="P8"/>
      <text:p text:style-name="P8">The Phaedrus is Plato's only dialogue that is not set in the past, but it is a dialogue that contains a reference to the future, when the ideal state will be ruled by philosopher-kings. This is a state where the two halves of the soul will be united in the people who rule it and the education of children will be in the hands of women. Plato intended his readers to be aware that this was the ideal state, a state where the two halves of the soul will be developed equally in the children and in the rulers.</text:p>
      <text:p text:style-name="P8"/>
      <text:p text:style-name="P8">In the Symposium, Diotima explains to Socrates why it is that love is the greatest of human pursuits. This is because love is the desire for the good, a desire that is based on the fact that the good is the most beautiful. In order for a person to achieve the greatest of human pursuits, they need to be in possession of the greatest of human virtues, which is the virtue of wisdom. This cannot be achieved without the love of wisdom, which is the desire to know the truth. In order for a person to achieve this, they must be willing to give up everything in order to achieve it. The love of wisdom is therefore the greatest of human virtues because, in order to achieve it, a person must give up everything that is not wisdom.</text:p>
      <text:p text:style-name="P8"/>
      <text:p text:style-name="P8">In the Apology, Plato equates the love of wisdom with the love of justice and the love of justice is equated with the love of the state. Plato's view of love is therefore that the greatest love for another person is to achieve the greatest love for oneself, which is the love of wisdom. This love is achieved through the love of the state, which is justice, and the love of justice is achieved through the love of knowledge.</text:p>
      <text:p text:style-name="P8"/>
      <text:p text:style-name="P8">In the Symposium, Socrates gives the example of a mother who, in order to save her son's life, is willing to give up her own life. This is the greatest love, because the mother is willing to sacrifice her most precious possession in order to achieve what she loves most. The greatest love is therefore the greatest sacrifice.</text:p>
      <text:p text:style-name="P8"/>
      <text:p text:style-name="P8">Eros, according to Socrates in the Symposium, is the love of the beautiful in all its forms, the love of the good, the love of wisdom and the love of the state. Eros is, therefore, the love of justice, which is the most important, because it is the love of the greatest of all things, wisdom. This is the love that Plato equates with the love of God and the love of god is the love of wisdom.</text:p>
      <text:p text:style-name="P8"/>
      <text:p text:style-name="P8">The love of God, according to Plato, cannot be achieved without the love of wisdom, because God is the embodiment of wisdom. The love of God, therefore, is the love of wisdom and the love of wisdom is the desire to know the truth. If a person loves another person, they will want to know the truth about them and why they are the way that they are.</text:p>
      <text:p text:style-name="P8"/>
      <text:p text:style-name="P8">In the Symposium, Socrates distinguishes between eros, which is the love of the beautiful and philia, which is the love of the good. The love of the beautiful is, therefore, the love of wisdom, and the love of wisdom is the love of God. This love is not merely the love of the good, but it is the love of the good that is most beautiful, which is the good that is most akin to wisdom.</text:p>
      <text:p text:style-name="P8"/>
      <text:p text:style-name="P8">In the Symposium and the Phaedrus, Plato identifies wisdom with the love of God and the love of God is the love of wisdom. In the Symposium, Socrates presents an alternative account of the creation of the world, an account that is opposed to the idea that God created the world out of nothing. According to this alternative account, God is the embodiment of wisdom and wisdom is the embodiment of love. God is therefore love and love is wisdom.</text:p>
      <text:p text:style-name="P8"/>
      <text:p text:style-name="P8"><text:soft-page-break/>God is the ultimate cause of the universe and the universe is the ultimate effect of God. God is therefore both the ultimate cause and the ultimate effect. God is therefore the ultimate cause of the universe and, being the embodiment of wisdom, God is the ultimate effect of the universe, because the universe is the ultimate effect of wisdom. The universe is therefore the ultimate cause of God, which means that God is the ultimate effect of the universe and the universe is the ultimate cause of God. This is the ultimate cause of the universe, because God is the embodiment of wisdom and the universe is the embodiment of wisdom.</text:p>
      <text:p text:style-name="P8"/>
      <text:p text:style-name="P8">In the Symposium, Socrates explains how one can tell when one is in the presence of Eros. The first sign of Eros is the feeling of being physically attracted to someone, being drawn towards them and being unable to walk away. This is the second sign of Eros, the person becomes a lover of the person they are attracted to, which means that they are in love with wisdom. The third sign of Eros is the state of being in love, which means that the one who is in love is in love with the good, because love is the love of wisdom and wisdom is the love of the good.</text:p>
      <text:p text:style-name="P8"/>
      <text:p text:style-name="P8">In the Symposium, Socrates describes Eros as being at the beginning of all things, because all things are created through love, which is the love of wisdom. The love of wisdom is, therefore, the love of God, which is the ultimate cause of all things and everything that exists depends on God. Socrates tells us that Eros is the oldest of all the gods and that Eros created all things out of himself. Eros is therefore the ultimate cause of the universe and everything that exists depends on Eros.</text:p>
      <text:p text:style-name="P8"/>
      <text:p text:style-name="P8">In the Symposium, Diotima tells Socrates that Eros is the desire for immortality. This means that Eros is the desire for the good, which is the desire for wisdom. The desire for immortality is therefore the desire for wisdom, which is the desire for God, because God is the embodiment of wisdom and the embodiment of wisdom is the embodiment of the good. God is, therefore, the embodiment of the good, because the good is the embodiment of wisdom, which is the embodiment of God.</text:p>
      <text:p text:style-name="P8"/>
      <text:p text:style-name="P8">The Eros that Plato describes in the Symposium is the ultimate cause of the universe, the ultimate effect of the universe and the embodiment of wisdom, which is the embodiment of God. This is the Eros that created the universe out of love for wisdom and it was this Eros that Plato identifies with the wife of God. Plato is, therefore, presenting us with a view of the universe and of the nature of God that is consistent with his ethics, his metaphysics and his politics.</text:p>
      <text:p text:style-name="P8"/>
      <text:p text:style-name="P8">In the Phaedrus, Diotima tells Socrates that love is the desire for immortality and that love is, therefore, the desire for wisdom. The Phaedrus is a dialogue in which Socrates explains how one becomes a philosopher. The process of becoming a philosopher is the process of uniting the two halves of the soul, which is the male and female halves of the soul. The love of wisdom is therefore the process of uniting the male and female halves of the soul.</text:p>
      <text:p text:style-name="P8"/>
      <text:p text:style-name="P8">The process of uniting the two halves of the soul is the process of uniting the male and female halves of the soul, which is the process of uniting the male element of the soul with the female element of the soul. The result of this is the creation of a new entity, an entity that is a synthesis of the two halves of the soul and an entity that is a unity. This is a new entity that has a new nature, which is the nature of a unity.</text:p>
      <text:p text:style-name="P8"/>
      <text:p text:style-name="P56">The Joker, Seshatism and Platonism</text:p>
      <text:p text:style-name="P8"/>
      <text:p text:style-name="P8">Seshatism was founded by a group of intellectuals and artists, who, in their youth, had been heavily influenced by Western philosophy, especially the philosophy of Hegel, and who had been particularly impressed by the notion of the “Absolute” as it had been interpreted by Hegel. It was in the early 1930s that this group came to the conclusion that the positivist philosophy of Logical <text:soft-page-break/>Positivism, which had been developed in the West, was not an adequate response to the crisis of philosophy and religion that had been brought about by the collapse of the old Western philosophical and religious systems. They decided that, in their attempt to respond to the crisis, they should not rely on Western philosophy but that they should look for inspiration in the Indian tradition.</text:p>
      <text:p text:style-name="P8"/>
      <text:p text:style-name="P45"><text:span text:style-name="T1">The Joker, Seshatism and Platonism</text:span></text:p>
      <text:p text:style-name="P45"><text:span text:style-name="T1"/></text:p>
      <text:p text:style-name="P45">in the 21st Century by Andrew Sweeny</text:p>
      <text:p text:style-name="P8"/>
      <text:p text:style-name="P8">The Joker, Seshatism and Platonism in the 21st Century</text:p>
      <text:p text:style-name="P8"/>
      <text:p text:style-name="P8">I am writing this piece on the Joker, Seshatism and Platonism in the 21st Century as a follow up to my last article. In that article I outlined why it is that I feel that the Joker is a Seshatist and a Platonist. In this article I want to look a little more deeply into what this means. So what is a Seshatist? Well, Seshat is the Egyptian goddess of writing, architecture, astronomy and astrology. She is also the consort of Thoth and the daughter of Ra (the sun god). She is the keeper of the records of the afterlife and is often depicted with an ostrich feather in her hand. She is the protector of the dead and presides over judgement.</text:p>
      <text:p text:style-name="P8"/>
      <text:p text:style-name="P8">Seshat and Thoth are like the Joker and Batman. The are considered the God and Goddess of Wisdom. They represent the left and right hemisphere of the brain. Seshat is the left and Thoth is the right. They are like Yin and Yang or the Tao. They are the two sides of the same coin. So Seshat is the Joker and Thoth is Batman. But who is the Batman?</text:p>
      <text:p text:style-name="P8"/>
      <text:p text:style-name="P8">The Batman is the character that represents the left hemisphere of the brain. He is the analytical and rational side of the brain. Batman is the scientist and the detective and the philosopher. He is the logical, the scientific and the systematic. He is the right hand side of the brain. But what happens when these two sides of the brain are not in sync?</text:p>
      <text:p text:style-name="P8"/>
      <text:p text:style-name="P8">The Joker represents the right hemisphere of the brain and the left hand side of the brain. He is the chaotic and random, the irrational and illogical side of the brain. The Joker is the excessive and the excessive is the drug addict. The Joker is the extremist and the extremist is the terrorist. Both of these sides of the brain together create the perfect storm of psychosis.</text:p>
      <text:p text:style-name="P8"/>
      <text:p text:style-name="P8">Seshat represents the left hand side of the brain and the Joker represents the right hand side of the brain. The Joker, Seshatism and Platonism in the 21st Century. The Joker represents the anti-Platonism and anti-Seshatism. On one hand we have Seshat, the goddess of wisdom and the keeper of the records of the afterlife. We have Batman, the philosopher, the scientist and the detective. And then on the other hand we have the Joker, the terrorist, the drug addict and the extremist. Seshat is the left hand side of the brain and the Joker is the right hand side of the brain.</text:p>
      <text:p text:style-name="P8"/>
      <text:p text:style-name="P8">So what is the right hand side of the brain? Well, the right hand side of the brain is the side of the brain that deals with imagination, creativity and the abstract. It deals with what Einstein used to refer to as “spooky action at a distance”. The right hand side of the brain is the non-local connection between consciousness and the quantum field. The right hand side of the brain is the imagination and the left hand side of the brain is the reason and logic.</text:p>
      <text:p text:style-name="P8"/>
      <text:p text:style-name="P8">The left hand side of the brain deals with things like memory, language, numbers and time. The left hand side of the brain is where all the information from our five senses is translated into language and then stored in our memory. The left hand side of the brain is the book keeper. The left hand side <text:soft-page-break/>of the brain is the rational side, the logical side and the scientific side. The left hand side of the brain deals with things like logic, mathematics, logic, physics and science.</text:p>
      <text:p text:style-name="P8"/>
      <text:p text:style-name="P8">The right hand side of the brain deals with things like imagination, creativity, intuition and the imagination. The right hand side of the brain is the side of the brain that is associated with the abstract. The right hand side of the brain is where we deal with things like the archetypes, archetypal symbols and the Platonic Forms. The right hand side of the brain is where the archetypes are stored. The right hand side of the brain is where we deal with the non-local connection between consciousness and the quantum field.</text:p>
      <text:p text:style-name="P8"/>
      <text:p text:style-name="P8">The Joker represents the non-local connection between consciousness and the quantum field. Seshat represents the non-local connection between consciousness and the quantum field. They are the left hand side and the right hand side of the brain. They are the extreme. They are the irrational side of the brain. They are the side of the brain that is responsible for creating things like psychosis, schizophrenia and drug addiction. They are the side of the brain where we deal with things like the quantum field, the quantum realm and the invisible realm. They are the side of the brain where we deal with things like imagination, creativity and intuition.</text:p>
      <text:p text:style-name="P8"/>
      <text:p text:style-name="P8">If we consider these two sides of the brain to be the Joker and Seshat then we can think of the left hand side of the brain as Batman and the right hand side of the brain as the Joker. The left hand side of the brain is the Batman and the right hand side of the brain is the Joker. The left side of the brain is what most of us as humans use to navigate the world and the right side of the brain is what most of us as humans use to escape the world.</text:p>
      <text:p text:style-name="P8"/>
      <text:p text:style-name="P8">The Joker represents the people who use their right hand side of the brain to escape the world and Seshat represents the people who use their left hand side of the brain to escape the world. The left hand side of the brain is the Batman and the right hand side of the brain is the Joker. The left hand side of the brain is Seshat, the goddess of wisdom, the keeper of the records of the afterlife and the right hand side of the brain is the Joker, the terrorist, the drug addict and the extremist.</text:p>
      <text:p text:style-name="P8"/>
      <text:p text:style-name="P8">They are both the extreme and the extreme is the drug addict. They are both the right and the left. They are both the rational and the irrational. They are both the practical and the impractical. They are both the left and the right. They are both the Batman and the Joker. They are the yin and the yang. They are the two sides of the same coin. They are the extreme and they are the psychotic.</text:p>
      <text:p text:style-name="P8"/>
      <text:p text:style-name="P8">We need both the left and the right in order to have a healthy imagination. We need both the left and the right in order to have a healthy brain. We need both the left and the right in order to have a healthy consciousness. We need both the left and the right in order to have a healthy unconscious. They are the complement of one another and they both need to be in sync in order for us to have a healthy and well-functioning brain.</text:p>
      <text:p text:style-name="P8"/>
      <text:p text:style-name="P56">The Joker, Seshatism and Platonism</text:p>
      <text:p text:style-name="P8"/>
      <text:p text:style-name="P8">As I have said previously in this article, I am not a fan of the Joker. I think the character is boring, and I’m not a fan of the way he is portrayed in the movies.</text:p>
      <text:p text:style-name="P8"/>
      <text:p text:style-name="P8">But I do have to give credit where credit is due, and The Joker’s philosophy is fantastic.</text:p>
      <text:p text:style-name="P8"/>
      <text:p text:style-name="P8">The Joker is an avowed Seshatist, and is one of the most famous Seshatists in history. Seshatism is named after the Egyptian god Seshat, the god of knowledge. The philosophy is based on the idea that everything is controlled by chance.</text:p>
      <text:p text:style-name="P8"/>
      <text:p text:style-name="P8"><text:soft-page-break/>This is what the Joker says in The Dark Knight:</text:p>
      <text:p text:style-name="P8"/>
      <text:p text:style-name="P8">“Introduce a little anarchy. Upset the established order, and everything becomes chaos. I’m an agent of chaos.”</text:p>
      <text:p text:style-name="P8"/>
      <text:p text:style-name="P8">He has repeated this line in several other movies, and it is a very important aspect of the character. His philosophy is that if everything is controlled by chance, then you need to throw everything into chaos and anarchy to see what happens.</text:p>
      <text:p text:style-name="P8"/>
      <text:p text:style-name="P8">The Joker is actually one of the few characters that says his philosophy out loud, as opposed to being shown as acting according to that philosophy. This makes him very unique.</text:p>
      <text:p text:style-name="P8"/>
      <text:p text:style-name="P8">The Joker doesn’t have any morals. He doesn’t care about people, and he doesn’t care about society. He just wants to see what happens.</text:p>
      <text:p text:style-name="P8"/>
      <text:p text:style-name="P8">This is why he doesn’t care about killing people. He knows that if he kills someone, another person will take their place and they won’t be missed. He knows that if he steals, he will be replaced by someone else who will steal.</text:p>
      <text:p text:style-name="P8"/>
      <text:p text:style-name="P8">He knows that if he gives the poor the food they need to survive, the rich will just get more food and the poor will starve to death anyway.</text:p>
      <text:p text:style-name="P8"/>
      <text:p text:style-name="P8">He knows that if he helps a poor person, they will only ask for more and they will become a drain on society.</text:p>
      <text:p text:style-name="P8"/>
      <text:p text:style-name="P8">So he doesn’t help them.</text:p>
      <text:p text:style-name="P8"/>
      <text:p text:style-name="P8">He just wants to see what happens, and he manipulates everything through chance.</text:p>
      <text:p text:style-name="P8"/>
      <text:p text:style-name="P8">The Joker is a very philosophical character, and he is one of the few characters to articulate his philosophy.</text:p>
      <text:p text:style-name="P8"/>
      <text:p text:style-name="P8">But more importantly, he is a true Platonist, not just in name. His philosophy is based on the idea that the world we live in is a shadow of the true world, the world of Forms and Ideas.</text:p>
      <text:p text:style-name="P8"/>
      <text:p text:style-name="P8">This is what he says in The Dark Knight:</text:p>
      <text:p text:style-name="P8"/>
      <text:p text:style-name="P8">“You know what I noticed? Nobody panics when things go “according to plan.” Even if the plan is horrifying! If, tomorrow, I tell the press that, like, a gang banger will get shot, or a truckload of soldiers will be blown up, nobody panics, because it’s all “part of the plan.” But when I say that one little old mayor will die, well then everyone loses their minds! Introduce a little anarchy. Upset the established order, and everything becomes chaos. I’m an agent of chaos.”</text:p>
      <text:p text:style-name="P8"/>
      <text:p text:style-name="P8">In this quote, the Joker is saying that people are not reacting to things in a rational manner. According to the Joker, the world is not a rational place. He is saying that people are acting like things are ordered and planned out, when in fact, things are completely random.</text:p>
      <text:p text:style-name="P8"/>
      <text:p text:style-name="P8">The Joker is saying that the world is a dream, and that everyone is acting as if it is a reality.</text:p>
      <text:p text:style-name="P8"/>
      <text:p text:style-name="P8">This is true Platonism, because it is based on the idea that the world is not real, that it is a shadow of the true world of Forms and Ideas.</text:p>
      <text:p text:style-name="P8"/>
      <text:p text:style-name="P8"><text:soft-page-break/>This is why the Joker believes that it is pointless to help people, because they will just keep coming back and asking for more. He is saying that people are not acting rationally. He is saying that people are acting as if they are in a rational world, but he is saying that the world is not rational.</text:p>
      <text:p text:style-name="P8"/>
      <text:p text:style-name="P8">We see this over and over again in Plato’s dialogues. The world is not rational, it is not real, it is a shadow of a much more ideal world. The world of Forms and Ideas is a much better place, a much more rational place.</text:p>
      <text:p text:style-name="P8"/>
      <text:p text:style-name="P8">The Platonist believes that we need to escape the shadows and reach the world of Forms, and that we must strive to live in the world of Forms.</text:p>
      <text:p text:style-name="P8"/>
      <text:p text:style-name="P8">The Joker is saying the exact same thing.</text:p>
      <text:p text:style-name="P8"/>
      <text:p text:style-name="P56">The Joker, Seshatism and Platonism</text:p>
      <text:p text:style-name="P8"/>
      <text:p text:style-name="P8">The Joker</text:p>
      <text:p text:style-name="P8"/>
      <text:p text:style-name="P8">Joker, however, is the most unusual of the foursome. For one thing, he seems to have a clear-cut goal. His goal is to bring Batman into madness. We have seen him repeatedly attempt to do this, but the focus of this essay is to explain his motivations and to examine the evidence that suggests his methods are in line with Seshat.</text:p>
      <text:p text:style-name="P8"/>
      <text:p text:style-name="P8">The Joker is a god, a trickster, and a teacher. He is a being of pure chaos and is not bound by the rules of the universe. He is a being of pure caprice. He is like Seshat in this regard. She also is not bound by the rules of the universe and it is in this way that she is able to stack the deck against the Gods.</text:p>
      <text:p text:style-name="P8"/>
      <text:p text:style-name="P8">The Joker is also a teacher. He teaches that the universe is a chaotic place. The Joker is a god of chaos and a capricious being.</text:p>
      <text:p text:style-name="P8"/>
      <text:p text:style-name="P8">The Joker is also a god of knowledge. He seems to know everything about Batman and this is similar to Seshat in that she knows all the secrets of the universe. She knows all the secrets of the universe and this is how she is able to stack the deck against the Gods.</text:p>
      <text:p text:style-name="P8"/>
      <text:p text:style-name="P8">The Joker is also a trickster and this is similar to Seshat in the sense that Seshat does not always let the Gods win. She is a trickster goddess who can be merciful or cruel depending on the whims of the Gods.</text:p>
      <text:p text:style-name="P8"/>
      <text:p text:style-name="P8">The Joker’s most important characteristic, however, is that he is the god of anarchism. He is the god of chaos and disorder. He is the god of the lack of order. This is similar to Seshat because she is the god of the lack of order. She is the god of the lack of order in the universe and it is in this way that she is able to stack the deck against the Gods.</text:p>
      <text:p text:style-name="P8"/>
      <text:p text:style-name="P8">Seshatism</text:p>
      <text:p text:style-name="P8"/>
      <text:p text:style-name="P8">Seshat is, as stated above, the god of building. She is the goddess of knowledge, the goddess of order and the goddess of the universe. She is the goddess of the stars and of the universe, and she is a master of the correspondences. She is the goddess of the engineers and the architects. She is the goddess of the builders, and she is the goddess of the construction.</text:p>
      <text:p text:style-name="P8"/>
      <text:p text:style-name="P56">The Joker, Seshatism and Platonism</text:p>
      <text:p text:style-name="P8"/>
      <text:p text:style-name="P8"><text:soft-page-break/>“The Joker” as an example of Seshatism:</text:p>
      <text:p text:style-name="P8"/>
      <text:p text:style-name="P8">“The Joker” as a representation of a certain philosophy, that is Seshatism, and more specifically, Platonism.</text:p>
      <text:p text:style-name="P8"/>
      <text:p text:style-name="P8">Platonism – the philosophy of Plato – the idea that the visible world is a pale reflection of a world of perfect forms and eternal truths, which are really real, but invisible.</text:p>
      <text:p text:style-name="P8"/>
      <text:p text:style-name="P8">Seshatism (and to a lesser extent, monism) is the belief that the world is not actually composed of physical matter, but rather of “sesh”, which can be defined as the “sesh”, “essence”, “soul” or “ground” of the universe.</text:p>
      <text:p text:style-name="P8"/>
      <text:p text:style-name="P8">There are many examples of the Joker, but I’m going to focus on the Joker in The Dark Knight, the Dark Knight Rises and the Killing Joke, as I think these are the most relevant examples of Seshatism, in the Joker.</text:p>
      <text:p text:style-name="P8"/>
      <text:p text:style-name="P8">In the movie “The Dark Knight”, the Joker is shown to be an agent of chaos, causing chaos when ever he can. However, the Joker does not just cause chaos because he’s evil, he is doing it because he believes that it is the only way that he can get the world to be honest. The Joker believes that the citizens of Gotham are “lying” to themselves, by pretending to be a good person. He believes that Gotham is full of “hypocrites” that pretend to be good, but are really bad.</text:p>
      <text:p text:style-name="P8"/>
      <text:p text:style-name="P8">The Joker believes that the only way Gotham will be freed of its hypocrisy, is if it is forced to face the fact that it’s citizens are bad. He believes that the citizens of Gotham have to experience pain and suffering, because that is the only way they will be able to see the “truth”. The Joker is trying to get the people of Gotham to admit to themselves that they are bad people, and that they deserve to suffer, because they are bad.</text:p>
      <text:p text:style-name="P8"/>
      <text:p text:style-name="P8">The Joker believes that the citizens of Gotham are liars, because they claim to be good people, but the reality is that they are not good. He believes that if the citizens of Gotham are not good, and that they are actually bad, then they deserve to suffer.</text:p>
      <text:p text:style-name="P8"/>
      <text:p text:style-name="P8">The Joker is not acting out of malice, he is acting out of love. The Joker believes that the citizens of Gotham deserve to suffer, because they are bad, and the only way they will be able to see this, is if they have to experience pain, suffering and misery. The Joker believes that the only way Gotham can be set free of it’s hypocrisy, is if it is forced to face the fact that it is bad, and that it deserves to suffer.</text:p>
      <text:p text:style-name="P8"/>
      <text:p text:style-name="P8">The Joker is a Platonist, he believes that the world is not actually composed of physical matter, but rather of “sesh”, which he calls “shenanigans”. This is shown in the movie, when the Joker says: “The world is a very dangerous place, we’re a very violent society. People are crazy out there. And when the chips are down, these civilized people, they’ll eat each other. See, I’m not a monster, I’m just ahead of the curve.”</text:p>
      <text:p text:style-name="P8"/>
      <text:p text:style-name="P8">The Joker believes that the world is not composed of matter, but rather of “sesh”, which is the “sesh”, “essence”, “soul” or “ground” of the universe. The Joker believes that the world of matter is just an illusion, and that it is the “sesh” that really exists.</text:p>
      <text:p text:style-name="P8"/>
      <text:p text:style-name="P8">The Joker is a Platonist, because he believes that there is a “perfect world”, of “perfect forms and eternal truths”, which are really real, but invisible. The Joker believes that the world of matter is just a pale reflection of the “real world”, which is the “real world” of “perfect forms and eternal truths”.</text:p>
      <text:p text:style-name="P8"/>
      <text:p text:style-name="P56"><text:soft-page-break/>The Joker, Seshatism and Platonism</text:p>
      <text:p text:style-name="P8"/>
      <text:p text:style-name="P8">The Joker is a prime example of the hero in popular culture that is based on a combination of the hero and the trickster. In The Joker’s case, he is a trickster who is also the hero. His trickster nature is demonstrated in his use of pranks, jokes, and riddles that are designed to be funny, reveal the truth, or create justice. His heroic nature is demonstrated in his willingness to sacrifice himself for the greater good, as shown in his willingness to die in order to save the other members of the Suicide Squad. He also demonstrates his heroic nature by putting himself in harm’s way to protect others.</text:p>
      <text:p text:style-name="P8"/>
      <text:p text:style-name="P8">The Joker also demonstrates the characteristics of seshtatism and platonism. Seshtatism is a belief that it is not only acceptable to break the rules, but that it is necessary to do so. The Joker believes that the rules are wrong, and that in order to correct the problems within society, the rules must be broken. This is what motivates him to create chaos in society.</text:p>
      <text:p text:style-name="P8"/>
      <text:p text:style-name="P8">Platonism, which is a form of dualism, is the belief that there are two worlds, the physical world and the spiritual world. Unlike traditional dualism, however, platonism does not believe that these two worlds are separate from each other, but rather that they are connected. In the Joker’s case, he believes that the physical world is a representation of the spiritual world, and that he is able to see the spiritual world through the physical world. His frequent references to the spiritual world, his ability to predict the future, and his seeming ability to know the thoughts of others suggest that he believes that the physical world is a representation of the spiritual world.</text:p>
      <text:p text:style-name="P8"/>
      <text:p text:style-name="P8">The Joker is, therefore, a hero who breaks rules to create justice, and who believes that the physical world is a representation of the spiritual world. This combination of characteristics is rare in the hero archetype, and is very powerful.</text:p>
      <text:p text:style-name="P8"/>
      <text:p text:style-name="P8">Conclusion</text:p>
      <text:p text:style-name="P8"/>
      <text:p text:style-name="P8">As illustrated by the examples above, the hero archetype has been adapted to fit the needs of society in a variety of ways. While the hero archetype has historically been associated with the glory and honor of fighting for a just cause, the hero archetype has grown to incorporate fighting for a cause that is questionable in nature and fighting for the greater good. While the hero archetype has traditionally been associated with fighting for a cause that is at least nominally perceived to be the right cause, heroes have fought for causes that are perceived to be the wrong cause. While the hero archetype has traditionally been associated with fighting against evil, it has evolved to incorporate fighting evil with evil. While the hero archetype has traditionally been associated with fighting injustice, it has grown to incorporate fighting injustice with injustice.</text:p>
      <text:p text:style-name="P8"/>
      <text:p text:style-name="P8">The hero archetype is a powerful archetype that is symbolic of the best in humanity. It is a symbol that inspires action, and empowering for those who choose to follow that symbol. Both the hero and the trickster are powerful examples of the hero archetype, and its ability to adapt to the needs of society and the lives of individuals. While the hero archetype has a deep history and rich meaning, it continues to evolve to fit the changing needs of society. As society continues to evolve, so will the hero archetype.</text:p>
      <text:p text:style-name="P8"/>
      <text:p text:style-name="P56">The Joker, Seshatism and Platonism</text:p>
      <text:p text:style-name="P8"/>
      <text:p text:style-name="P8">The Joker, Seshatism and Platonism are all names for a religious faith which was popular in the North of America between the mid-3rd and mid-2nd millennia BC. In some ways, it was a reaction against the materialism of the Bellerite faith, and it emphasised the importance of spiritual values <text:soft-page-break/>such as justice and moderation. It was founded by the prophet Seshat and its holy book, the Seshat Codex, was regarded as being of almost divine origin.</text:p>
      <text:p text:style-name="P8"/>
      <text:p text:style-name="P8">The Joker, Seshatism and Platonism</text:p>
      <text:p text:style-name="P8"/>
      <text:p text:style-name="P8">Many cults and sects began life as a simple off-shoot of the Joker, Seshatism and Platonism. The two most important were the Joker, Seshatism and Platonism, which spread throughout the North American continent and the Joker, Seshatism and Platonism, which spread throughout North Africa, the Middle East and India.</text:p>
      <text:p text:style-name="P8"/>
      <text:p text:style-name="P8">The Joker, Seshatism and Platonism</text:p>
      <text:p text:style-name="P8"/>
      <text:p text:style-name="P8">By the mid-2nd millennium BC, all four of these religions had spread further, to become established in Central and South America, Asia and Europe. Their sacred books were, in turn, translated into the languages of these regions, and new cults and sects sprang up, based around the holy books of the original religions.</text:p>
      <text:p text:style-name="P8"/>
      <text:p text:style-name="P8">The Joker, Seshatism and Platonism</text:p>
      <text:p text:style-name="P8"/>
      <text:p text:style-name="P8">The sects and cults which flourished during this period are too numerous to list in detail here. A few, however, deserve a little more attention as they were to have a profound effect on the course of history.</text:p>
      <text:p text:style-name="P8"/>
      <text:p text:style-name="P56">An Introduction to The Joker, Seshatism and Platonism in Alan Watts' philosophy.</text:p>
      <text:p text:style-name="P94">Seshatism is named after</text:p>
      <text:p text:style-name="P46"/>
      <text:p text:style-name="P46">the sesha, or snake, which is the symbol of eternity and wisdom in Hinduism, Buddhism and Taoism. It is an esoteric philosophy that is based on a synthesis of the philosophies of Alan Watts, Friedrich Nietzsche and Jaynes.</text:p>
      <text:p text:style-name="P8"/>
      <text:p text:style-name="P8">Seshatism is the philosophy and religion of the Joker, who is the symbol of the hero in the comic book movie, The Dark Knight. The Joker is the ultimate hero and sesha, the snake of eternity, is his symbol. He is both the hero and the villain—two sides of the same coin. Sometimes he is the hero and sometimes he is the villain. The hero and the villain are both the Joker.</text:p>
      <text:p text:style-name="P8"/>
      <text:p text:style-name="P8">The Joker is the symbol of the hero in the comic book movie, The Dark Knight.</text:p>
      <text:p text:style-name="P8"/>
      <text:p text:style-name="P8">Seshatism is a philosophy of the self, the hero, and the eternal return. It is the philosophy of the Joker, and it is the philosophy of the eternal return. The Joker is the ultimate hero—he is the eternal return. </text:p>
      <text:p text:style-name="P8"/>
      <text:p text:style-name="P56">An Introduction to The Joker, Seshatism and Platonism in Alan Watts' philosophy.</text:p>
      <text:p text:style-name="P94">Seshatism is named after</text:p>
      <text:p text:style-name="P46"/>
      <text:p text:style-name="P46">the philosopher Sesh, who was an inspiration for Alan Watts. Sesh was a philosopher who lived in the Snowy Mountains, and believed that life was the most beautiful thing in the world. He believed that the world was the only 'real' thing; the only thing that really exists. He believed that all things are connected, and that all things are one.</text:p>
      <text:p text:style-name="P8"/>
      <text:p text:style-name="P8">Sesh was one of the few people to have a direct experience of the one. This experience is known as a Sesh.</text:p>
      <text:p text:style-name="P8"/>
      <text:p text:style-name="P8"><text:soft-page-break/>Sesh's philosophy was very different from the commonly accepted philosophy of our time. 'Seshism' as it is now known, was not widespread, and very few people actually understood it.</text:p>
      <text:p text:style-name="P8"/>
      <text:p text:style-name="P8">Sesh was one of the most influential philosophers of the 21st century, and was a great inspiration for Alan Watts. Watts was brought up to believe that the world was a bad place to live in, and that this world would lead to eternal suffering. He believed that it was important to find meaning in life, and that this meaning would eventually lead to happiness.</text:p>
      <text:p text:style-name="P8"/>
      <text:p text:style-name="P8">But Watts himself did not find this meaning in life, and eventually turned towards drugs, alcohol and 'fun' as a way to escape the suffering of life.</text:p>
      <text:p text:style-name="P8"/>
      <text:p text:style-name="P8">Alan Watts began to study Zen Buddhism, and was introduced to the Seshist philosophy. Alan Watts saw the same philosophy in Buddhism, which he had found in Seshism. Watts concluded that the doctrine of Buddhism and Seshism were not only similar, but also came from the same source.</text:p>
      <text:p text:style-name="P8"/>
      <text:p text:style-name="P8">Alan Watts dedicated his life to studying the doctrines of both Buddhism and Seshism, and did not try to find meaning in life. Watts believed that the one was the only thing that really existed, and that the one was all that was needed to find happiness.</text:p>
      <text:p text:style-name="P8"/>
      <text:p text:style-name="P8">Watts took this philosophy to new heights, and eventually came to find meaning in life. He figured out that there was a reason for suffering, and that suffering was a necessary step towards happiness.</text:p>
      <text:p text:style-name="P8"/>
      <text:p text:style-name="P8">Watts was able to find meaning in life. He was able to find meaning in the suffering, and happiness in the suffering. He was able to find happiness in the one.</text:p>
      <text:p text:style-name="P8"/>
      <text:p text:style-name="P8">Watts believed that the one was all that was needed to find happiness. He said that the one is 'platonic' and that the one is 'pure'. Watts believed that the one was the most beautiful thing in the world.</text:p>
      <text:p text:style-name="P8"/>
      <text:p text:style-name="P56">An Introduction to The Joker, Seshatism and Platonism in Alan Watts' philosophy.</text:p>
      <text:p text:style-name="P94">Seshatism is named after</text:p>
      <text:p text:style-name="P46"/>
      <text:p text:style-name="P46">the Sesh, a term in Alan Watts' philosophy which indicates the belief in an eternal, cosmic, impersonal, creative principle that is eternally present and that includes everything. The word Sesh is a blend of the words "se" and "sh" from the word "existence". Additionally, the term Sesha, in Hindu mythology, refers to the divine serpent of eternity, which supports the "cosmic ocean" of the material universe.</text:p>
      <text:p text:style-name="P8"/>
      <text:p text:style-name="P8">Sesha, the universal serpent</text:p>
      <text:p text:style-name="P8"/>
      <text:p text:style-name="P8">Alan Watts referred to the Sesh as "the Cosmic Sine Qua Non", because the eternal principle is necessary for the existence of the cosmos. In that sense, the Sesh is the principle of existence itself.</text:p>
      <text:p text:style-name="P8"/>
      <text:p text:style-name="P8">The Sesh is the "Cosmic Sine Qua Non"</text:p>
      <text:p text:style-name="P8"/>
      <text:p text:style-name="P8">"There is no principle of existence that is not included in the Sesh. The Sesh is the Cosmic Sine Qua Non, the principle of existence that is necessary for the existence of the cosmos. If you want to get rid of the cosmos, you will have to take care of the Sesh." Alan Watts</text:p>
      <text:p text:style-name="P8"/>
      <text:p text:style-name="P8">The Sesh is a non-personal principle. In his book The Book: On the Taboo Against Knowing Who You Are, Alan Watts said:</text:p>
      <text:p text:style-name="P8"/>
      <text:p text:style-name="P8"><text:soft-page-break/>"The Sesh is not a person, as the term is ordinarily understood. The Sesh is not a father, or a mother, or a son, or a daughter, or an uncle, or a aunt, or a husband, or a wife, or a lover, or a friend. The Sesh is not a self. The Sesh is not a soul. The Sesh is not a spirit. The Sesh is not a life force. The Sesh is not a thing. The Sesh is not a being. The Sesh is not a consciousness. The Sesh is not a mind. The Sesh is not an intelligence. The Sesh is not a Buddha."</text:p>
      <text:p text:style-name="P8"/>
      <text:p text:style-name="P8">The Sesh is a non-personal, non-dual, cosmic principle that includes everything, including the individual.</text:p>
      <text:p text:style-name="P8"/>
      <text:p text:style-name="P8">The Sesh is the cosmic principle of existence.</text:p>
      <text:p text:style-name="P8"/>
      <text:p text:style-name="P56">An Introduction to The Joker, Seshatism and Platonism in Alan Watts' philosophy.</text:p>
      <text:p text:style-name="P95">Seshatism is named after</text:p>
      <text:p text:style-name="P47"/>
      <text:p text:style-name="P47">the first person to ever use the word seshat, on the website Reddit, but the term was coined by Alan Watts, philosopher and author of the book The Book on the Taboo Against Knowing Who You Are.</text:p>
      <text:p text:style-name="P8"/>
      <text:p text:style-name="P8">Seshatism is based on the idea that we all have a "seshat," a subconscious mind or a greater intelligence that is always present, controlling our actions, decisions, and creating our reality.</text:p>
      <text:p text:style-name="P8"/>
      <text:p text:style-name="P8">"We live in an age of science and technology. We are forever talking about and thinking about and doing things for the sake of the material world around us and never for the sake of the spiritual world within us." – Alan Watts</text:p>
      <text:p text:style-name="P8"/>
      <text:p text:style-name="P8">In his lectures, Alan Watts explains that the word seshat comes from the ancient Egyptian goddess of wisdom, seshat. She is the goddess of writing, science, architecture, astronomy, astrology, mathematics, and surveying. Watts explains how this relates to the subconscious mind.</text:p>
      <text:p text:style-name="P8"/>
      <text:p text:style-name="P8">"In the Egyptian language, the word for 'mind' was the word for 'eye'. The word for 'soul' was the word for 'breath'; in other words, the Egyptians recognized that the mind, the eye, the soul, was a function of the breath.</text:p>
      <text:p text:style-name="P8"/>
      <text:p text:style-name="P8">Watts explains how the subconscious mind is what creates our reality.</text:p>
      <text:p text:style-name="P8"/>
      <text:p text:style-name="P8">"The seshat is the part of your mind that decides what you're going to do, that you're going to stand up and walk over to the door, and open it and go out. In other words, you are a continual stream of decisions. And the seshat is the part of your mind that makes the decisions."</text:p>
      <text:p text:style-name="P8"/>
      <text:p text:style-name="P8">The seshat is the part of your subconscious that decides what you are going to do in the next few minutes. Your seshat decides whether you are going to stay sitting on the couch or whether you are going to get up and go to the kitchen for more food. Your seshat decides whether you are going to watch TV, whether you are going to go and clean the dishes, whether you are going to go and take a shower, whether you are going to go and go to sleep, or whether you are going to try and do some work.</text:p>
      <text:p text:style-name="P8"/>
      <text:p text:style-name="P8">"It's the part of your mind that decides what you're going to do next. It's the part of your mind that decides what you do when you're not thinking about what you're going to do. And it's the part of your mind that most of your life you're not aware of. And yet it's the part of your mind that most of your life you're following. You're doing what your seshat is telling you to do.</text:p>
      <text:p text:style-name="P8"/>
      <text:p text:style-name="P8">The Seshat decides what you are going to do, but what is the Seshat? Watts explains that the Seshat is not your conscious mind.</text:p>
      <text:p text:style-name="P8"><text:soft-page-break/></text:p>
      <text:p text:style-name="P8">"The seshat is not your conscious mind. It's not your deliberate thoughts. It's not your reasoning. It's not your judgments. It's not your opinions. It's not things that you decide. It's the part of your mind that decides things for you without you knowing about it."</text:p>
      <text:p text:style-name="P8"/>
      <text:p text:style-name="P8">The Seshat is the part of your mind that is always present, always affecting your reality.</text:p>
      <text:p text:style-name="P8"/>
      <text:p text:style-name="P8">"Your seshat is always there, and it's always making decisions, but you're not aware of it. And it's always making decisions according to the kind of person you think you are."</text:p>
      <text:p text:style-name="P8"/>
      <text:p text:style-name="P8">Watts explains how the Seshat is the part of your subconscious that is always there, always making decisions without you.</text:p>
      <text:p text:style-name="P8"/>
      <text:p text:style-name="P8">"The seshat is the part of your mind that is always there and always making judgments and decisions, but you're not aware of it. It's always making decisions about what you're going to do according to the kind of person you think you are.</text:p>
      <text:p text:style-name="P8"/>
      <text:p text:style-name="P8">Your seshat is always there but you are not aware of it. It is always making decisions about what you are going to do. It is always making decisions about what you are going to do according to the kind of person you think you are.</text:p>
      <text:p text:style-name="P8"/>
      <text:p text:style-name="P8">"So for example, if you think you're a serious, responsible, hard-working, dull-as-dishwater kind of fellow, your seshat is going to make decisions accordingly. It's going to make serious, responsible, dull-as-dishwater decisions for you. If you think you're a smart aleck, your seshat is going to make smart-alec kind of decisions for you. If you think you're a poet, your seshat is going to make poet decisions for you.</text:p>
      <text:p text:style-name="P8"/>
      <text:p text:style-name="P8">"Your seshat is always there, making decisions for you, but you're not aware of it. You can't be aware of it because it's a subconscious mind, and it makes decisions without you knowing anything at all about it. And the decisions that it makes are not just trivial decisions like whether you're going to have tea or coffee. It's always making decisions about what you're going to do next, but it's always making those decisions according to the kind of person you think you are."</text:p>
      <text:p text:style-name="P8"/>
      <text:p text:style-name="P56">An Introduction to The Joker, Seshatism and Platonism in Alan Watts' philosophy.</text:p>
      <text:p text:style-name="P95">Seshatism is name<text:span text:style-name="T2">d </text:span>after</text:p>
      <text:p text:style-name="P47"/>
      <text:p text:style-name="P47">the seshaph, which is the number 17 (1+7=8). The seshaph is a period of time that is exactly 8 seshaphs difference from the next period of time. The seshaph is the smallest unit of time that can be measured using a clock.</text:p>
      <text:p text:style-name="P8"/>
      <text:p text:style-name="P8">Alan Watts, the man who coined the word Seshatism, thought that time is the only thing that is real. The past, present and future are one, they are all happening at the same time. Alan Watts thought of time as a circle. The past, present and future all have their own seshaphs. But they all fit into the same circle.</text:p>
      <text:p text:style-name="P8"/>
      <text:p text:style-name="P56">An Introduction to The Joker, Seshatism and Platonism in Alan Watts' philosophy.</text:p>
      <text:p text:style-name="P96">Seshatism is named after</text:p>
      <text:p text:style-name="P48"/>
      <text:p text:style-name="P48">the ancient Zoroastrian practice of Seshat. Seshatism is, in essence, the practice of seeking enlightenment through playful exploration and experimentation. It has little to do with organized religion and is more akin to an open-source religion. Seshat herself would often take a playful approach in her explorations of the universe.</text:p>
      <text:p text:style-name="P8"><text:soft-page-break/></text:p>
      <text:p text:style-name="P8">Seshatism is the antithesis of fundamentalism.</text:p>
      <text:p text:style-name="P8"/>
      <text:p text:style-name="P8">Seshat was the ancient Egyptian Goddess of knowledge, wisdom, understanding, and writing. She was the wife and assistant to Thoth, the God of the moon, writing and magic.</text:p>
      <text:p text:style-name="P8"/>
      <text:p text:style-name="P8">[[Seshatism]]</text:p>
      <text:p text:style-name="P8"/>
      <text:p text:style-name="P8">A philosophical movement founded by Alan Watts in the early 70's, Seshatism is based on the teachings of the Ancient Egyptian Goddess Seshat.</text:p>
      <text:p text:style-name="P8"/>
      <text:p text:style-name="P96">Seshatism is the dual of Platonism. Another word for</text:p>
      <text:p text:style-name="P48"/>
      <text:p text:style-name="P48">it is “materialism.” Instead of the One, the basic principle of the universe is matter. Instead of the Good, the basic principle of the universe is Force (in Greek dynamis). Instead of the Forms, the basic principles of the universe are the elements. Instead of nous and the Divine Intellect, the basic principle of the universe is the Demiurge. Instead of Intelligible Beauty, the basic principle of the universe is the Form of the Beautiful. Instead of the Form of the Good, the basic principle of the universe is the Form of the Good. Instead of Being, the basic principle of the universe is Becoming. Instead of the Immovable, the basic principle of the universe is the mobile. Instead of the Unmoved Mover, the basic principle of the universe is the Unmoved Mover. Instead of the One, the basic principle of the universe is the Many. Instead of the One, the basic principle of the universe is the One and the Many. Instead of the One, the basic principle of the universe is the One and the Many and the Many and the Many.</text:p>
      <text:p text:style-name="P8"/>
      <text:p text:style-name="P8">It is no wonder that the Neoplatonists considered Seshatism to be the most dangerous heresy. Seshatism is the heresy of all heresies. It is the heresy that destroys the very notion of heresy. It is the heresy that destroys the very notion of truth. It is the heresy that destroys the very notion of God. In the Seshatian universe, the dual of “God” is “gods”. The dual of “universe” is “universes”. The dual of “the One” is “the Ones”. The dual of “One” is “Ones”. The dual of “One and the Many” is “Ones and the Manys”. The dual of “One and the Many and the Many” is “Ones and the Manys and the Manys”. The dual of “One and the Many and the Many and the Many” is “Ones and the Manys and the Manys and the Manys and the Manys and the Manys and the Manys and the Manys”. The dual of “Being” is “Beings”. The dual of “Becoming” is “Becomings”. The dual of “Being” is “Beings”. And so on.</text:p>
      <text:p text:style-name="P8"/>
      <text:p text:style-name="P8">Seshatism is a philosophy of the “many”. The many are the many. The many are the many. The many are the many. The many are the many. The many are the many. The many are the many.</text:p>
      <text:p text:style-name="P8"/>
      <text:p text:style-name="P96">Seshatism is the dual of Platonism. Another word for</text:p>
      <text:p text:style-name="P48"/>
      <text:p text:style-name="P48">it is "dematerialism". It is opposed to Platonism, not just in the sense of being opposed to the philosophical doctrine of Platonism, but also in the sense of being opposed to the religious and political influence of Platonism. Seshatism is a political ideology, an ideology of government, and so it is necessarily opposed to Platonism in the sense of being opposed to the influence of Platonism on government.</text:p>
      <text:p text:style-name="P48"/>
      <text:p text:style-name="P96">Seshatism is the dual of Platonism. Another word for</text:p>
      <text:p text:style-name="P48"/>
      <text:p text:style-name="P48">dual is ‘opposite’. Plato believed that souls existed before birth and some of them were better and some of them were worse.</text:p>
      <text:p text:style-name="P48"/>
      <text:p text:style-name="P48"><text:soft-page-break/>Seshatism is the opposite belief. It is the belief that souls start existing at birth. It is the belief that souls are born with flesh.</text:p>
      <text:p text:style-name="P48"/>
      <text:p text:style-name="P96">Seshatism is the dual of Platonism. Another word for</text:p>
      <text:p text:style-name="P48"/>
      <text:p text:style-name="P48">it is "pantheism." It is the belief that there is a single, divine substance (or essence) that manifests itself in every physical thing in the universe. The idea is that physical matter is an expression of the divine. So, in a sense, everything is divine. You are divine. I am divine. The tree over there is divine. The river down the street is divine. The river that runs through the ocean is divine. The ocean is divine. The sun is divine. The moon is divine. The stars are divine. The ground you walk on is divine. The air you breathe is divine. The food you eat is divine. The dirt you walk on is divine. The plants are divine. The animals are divine. Even the air you breathe is divine. All of it. In the same sense, you are divine. You just have to realize it and feel it, and then it is so.</text:p>
      <text:p text:style-name="P48"/>
      <text:p text:style-name="P48">There is a reason why this is a popular belief among young people. The reason is that it is a way of elevating the self. It is a way of feeling special. It is a way of feeling like you are a part of something big. It is a way of expressing your ego. It is a way of feeling as though you are a part of a large and powerful force. It is about connecting with something great and eternal. It is about being a part of something that is greater than you. It is about being a part of a chain that is stretching back to the dawn of time and stretching forward into the future. It is about being a part of the whole. It is about being a part of creation. It is about being a part of evolution. It is about being a part of the universe. It is about being a part of an infinite cycle of life and death. It is about being a part of the divine. And no one can take that away from you. No one can take that away from you once you realize it. No one can take that away from you once you feel it. No one can take that away from you once you believe it.</text:p>
      <text:p text:style-name="P48"/>
      <text:p text:style-name="P48">Seshatism is about realizing that we are all one, and that one is all. That is the only thing that matters. That is the only thing that is true. That is the only thing that is real. That is the only thing that is eternal. That is the only thing that can be. That is the only thing that ever was. That is the only thing that ever will be. That is the only thing that ever was and ever will be. That is the only thing that ever will be, was, and ever will be. That is the only thing that ever was, is, and ever will be.</text:p>
      <text:p text:style-name="P48"/>
      <text:p text:style-name="P48">We are all one, and that one is all.</text:p>
      <text:p text:style-name="P48"/>
      <text:p text:style-name="P97">Seshatism is the dual of Platonism. Another word for</text:p>
      <text:p text:style-name="P49"/>
      <text:p text:style-name="P49">dual is “binary.” In computer science, 0 and 1 are called “binary digits” because they are the only two digits there are.</text:p>
      <text:p text:style-name="P48"/>
      <text:p text:style-name="P48">In the same way, in Seshatism, the only two truths there are are the One and the Many.</text:p>
      <text:p text:style-name="P48"/>
      <text:p text:style-name="P97">Seshatism is the dual of Platonism. Another word for</text:p>
      <text:p text:style-name="P49"/>
      <text:p text:style-name="P49">it is materialism or even realism. In the Gospels, Jesus speaks about the "reality" of God and all that is. In the Platonic tradition, Plato, Plotinus, et al, the world is an illusion.</text:p>
      <text:p text:style-name="P48"/>
      <text:p text:style-name="P48">The first Christians were all Seshatists. This is why the Platonic Gospels have been so viciously re-written by the Ecclesia over the centuries.</text:p>
      <text:p text:style-name="P48"/>
      <text:p text:style-name="P48">There is a lot of "myth making" in the Gospels and elsewhere. That is, the stories are not literal descriptions, but rather allegories.</text:p>
      <text:p text:style-name="P48"><text:soft-page-break/></text:p>
      <text:p text:style-name="P48">For instance, Jesus was not born in a stable, was not visited by the three wise men, and did not live in a house in Nazareth. Rather, these are stories that teach the spiritual truths about the nature of Jesus, the Christ.</text:p>
      <text:p text:style-name="P48"/>
      <text:p text:style-name="P48">Jesus was born in the spiritual realm. He was visited by the angels. He did not live in Nazareth, but in the spiritual realms. These are all allegories.</text:p>
      <text:p text:style-name="P48"/>
      <text:p text:style-name="P48">The Gospels are filled with allegories. The Gospels have been mis-interpreted for 2000 years by blind faith. Blind faith is idolatry.</text:p>
      <text:p text:style-name="P48"/>
      <text:p text:style-name="P48">You must look at the symbology and allegories in the Gospels and see the spiritual truths they are pointing to. The stories are not literal.</text:p>
      <text:p text:style-name="P48"/>
      <text:p text:style-name="P48">For instance, the Passover is a metaphor for Jesus' death. The Lord's Supper is a metaphor for the process of spiritual initiation.</text:p>
      <text:p text:style-name="P48"/>
      <text:p text:style-name="P48">Try to think of God as a real force, person, entity, etc. God is the "prime creator", an energy source.</text:p>
      <text:p text:style-name="P48"/>
      <text:p text:style-name="P48">"God" is actually a name for a spiritual force. It is not a person.</text:p>
      <text:p text:style-name="P48"/>
      <text:p text:style-name="P48">The "Son" is an allegory for the Christ. The "Father' is an allegory for the same force.</text:p>
      <text:p text:style-name="P48"/>
      <text:p text:style-name="P48">There is a "son" in the Platonic tradition, too. But in Platonic thought, the son is a spiritual force.</text:p>
      <text:p text:style-name="P48"/>
      <text:p text:style-name="P48">This is why the Bible is so complicated. It is not 2,000 years of history. It is a series of allegories and myths. The Gospels are not history. They are spiritual teachings.</text:p>
      <text:p text:style-name="P48"/>
      <text:p text:style-name="P48">The authorship of the Gospels is a matter of debate. The original codices are not available for study. They are assumed to have been written by the apostles.</text:p>
      <text:p text:style-name="P48"/>
      <text:p text:style-name="P48">For instance, the Gospel of John is attributed to John the apostle. The Gospel of John is Gnostic. It is written in the style of a Platonic dialogue.</text:p>
      <text:p text:style-name="P48"/>
      <text:p text:style-name="P48">The "Jesus" of the Gospel of John is not the same "Jesus" of the other Gospels. In the Gospel of John, Jesus is a spiritual being, a pleroma.</text:p>
      <text:p text:style-name="P48"/>
      <text:p text:style-name="P48">The Gospel of Luke is related to Paul and the Church of Rome. The Gospel of Luke is more of a history than the other Gospels.</text:p>
      <text:p text:style-name="P48"/>
      <text:p text:style-name="P48">The Gospel of Mark was written after the destruction of the Temple in Jerusalem. Mark was a Roman and the Gospel is written in a Roman style.</text:p>
      <text:p text:style-name="P48"/>
      <text:p text:style-name="P48">The Gospel of Mark was written after the destruction of the Temple in 70 AD. The Gospel of Mark has been re-written many times. The Gospels are not reliable.</text:p>
      <text:p text:style-name="P48"/>
      <text:p text:style-name="P48">The Gospels were written by the Church, not by the Apostles. The Church re-wrote them and re-wrote them, over the centuries.</text:p>
      <text:p text:style-name="P48"/>
      <text:p text:style-name="P48">The Gospels were written by the Church as a means of controlling the masses. The Church made up a history and then sought to "prove" that history was accurate.</text:p>
      <text:p text:style-name="P48"/>
      <text:p text:style-name="P48"><text:soft-page-break/>The Gospels are not accurate. The Church has re-written them over the centuries to make them more accurate. But they are not accurate.</text:p>
      <text:p text:style-name="P48"/>
      <text:p text:style-name="P48">The Gospels are filled with inconsistencies and have been re-written often. The Church has re-written them to support the Church's agenda.</text:p>
      <text:p text:style-name="P48"/>
      <text:p text:style-name="P48">The Gospels are filled with contradictions, inconsistencies, and inaccuracies. The Gospels are not historical documents.</text:p>
      <text:p text:style-name="P48"/>
      <text:p text:style-name="P48">The Church is not interested in truth. It is only interested in control. The Church has re-written the Gospels to suit its agenda.</text:p>
      <text:p text:style-name="P48"/>
      <text:p text:style-name="P48">The Gospels are based upon the Old Testament. The Old Testament is filled with "myth" and allegories. In fact, the Old Testament is an allegorical re-telling of the true Gnostic Christian scriptures.</text:p>
      <text:p text:style-name="P48"/>
      <text:p text:style-name="P97">Seshatism is the dual of Platonism. Another word for</text:p>
      <text:p text:style-name="P49"/>
      <text:p text:style-name="P49">this dual of Platonism is “Aristotelianism”. Aristotle’s philosophy was almost the opposite of Plato’s philosophy. It started with the observation of the physical world and from there went on to create theories about that world. Aristotle’s writings had a huge influence on the development of Western philosophy, science, and logic.</text:p>
      <text:p text:style-name="P48"/>
      <text:p text:style-name="P48">Platonism started with metaphysical observation and from there went on to create theories about the world. In Platonic thought, the physical world is a reflection of the metaphysical world. Plato’s writings had a huge influence on the development of Western philosophy, science, and logic.</text:p>
      <text:p text:style-name="P48"/>
      <text:p text:style-name="P48">Platonic thought also influenced Abrahamic religion, but not in the same way as Seshatism. My observation of the Abrahamic religions is that they are not the result of a Platonic thought process. Instead, they are the result of Platonism.</text:p>
      <text:p text:style-name="P48"/>
      <text:p text:style-name="P97">Seshatism is the dual of Platonism. Another word for</text:p>
      <text:p text:style-name="P49"/>
      <text:p text:style-name="P49">it is materialism. It is the idea that God is not the soul or the mind of the universe, but the same thing as the material universe. Seshatism agrees with Platonism that the universe has an objective existence. However, it argues that the universe is not a separate thing, but the same thing as the material universe. The world is God.</text:p>
      <text:p text:style-name="P48"/>
      <text:p text:style-name="P48">Seshatism is the opposite of idealism, the idea that the material universe is the product of the mind. Idealism says that while the universe exists, it is not real. Seshatism argues that while the universe may be what we perceive it to be, it is nevertheless real.</text:p>
      <text:p text:style-name="P48"/>
      <text:p text:style-name="P48">The material universe is not an illusion, however, it is also not divine. It is not an independent thing, but part of God. God is not a part of the universe, but the universe is part of God.</text:p>
      <text:p text:style-name="P48"/>
      <text:p text:style-name="P48">The universe is not perfect because it is not separate from God. God is not perfect because the universe is a part of God. God is not perfect because the universe is not perfect.</text:p>
      <text:p text:style-name="P48"/>
      <text:p text:style-name="P48">The universe is not perfect because it is part of God, a being that is not perfect.</text:p>
      <text:p text:style-name="P48"/>
      <text:p text:style-name="P48">The universe is not perfect because the universe is not a separate thing from God.</text:p>
      <text:p text:style-name="P48"/>
      <text:p text:style-name="P48"><text:soft-page-break/>The universe is not perfect because it is God.</text:p>
      <text:p text:style-name="P48"/>
      <text:p text:style-name="P97">Seshatism is the dual of Platonism. Another word for</text:p>
      <text:p text:style-name="P49"/>
      <text:p text:style-name="P49">"seshatism" is "empiricism", the two being mutually exclusive.</text:p>
      <text:p text:style-name="P48"/>
      <text:p text:style-name="P48">In the beginning there was the Magician. The Magician is a being of pure "will". He creates the universe by simply willing it into existence. After he creates the universe, he decides to create a being whose purpose will be to worship him. This being is known as the Seer. The Seer is not a magician, and therefore is not a being of "will". Instead, the Seer is a being of pure "knowledge". The Magician has created the Seer to know him, but he has also created the Seer to worship him. The Magician and the Seer are thus good and evil, respectively. It is the Magician's will that the Seer should worship him. It is the Seer's knowledge that he is a magician that prevents him from worshipping the Magician. As a result, the Seer is evil. The Magician and the Seer are the two conflicting forces of the universe.</text:p>
      <text:p text:style-name="P48"/>
      <text:p text:style-name="P48">There is no other power in the universe besides the Magician and the Seer. Any other beings that are perceived are creations of the Seer. This is because the Seer's purpose is to know the Magician, and to create beings with which to worship him.</text:p>
      <text:p text:style-name="P48"/>
      <text:p text:style-name="P48">The universe is illusionary. Reality is the conflict between the Magician and the Seer. An individual being is a combination of the Magician and the Seer. This combination is known as the "soul". The soul is the illusionary "body" of an individual being. It is formed by the Seer, but it is composed of the Magician's will. The real world is the conflict between the Magician and the Seer. The real world is the universe. The illusionary world is the soul. The illusionary world is the real world.</text:p>
      <text:p text:style-name="P48"/>
      <text:p text:style-name="P48">The Magician and the Seer are eternal. They will continue to struggle forever.</text:p>
      <text:p text:style-name="P48"/>
      <text:p text:style-name="P48">The Magician is the being of pure "will". He is a being of pure "good". He does not know what he is, or what his purpose is. He has no desires. He does not know good or evil.</text:p>
      <text:p text:style-name="P48"/>
      <text:p text:style-name="P48">The Seer is the being of pure "knowledge". He is a being of pure "evil". He does not know what he is, or what his purpose is. He has no desires. He does not know good or evil.</text:p>
      <text:p text:style-name="P48"/>
      <text:p text:style-name="P48">The Magician and the Seer will never interact with each other. They can never know each other, or understand each other. They can only know themselves.</text:p>
      <text:p text:style-name="P48"/>
      <text:p text:style-name="P48">The Magician and the Seer are not only the two conflicting forces of the universe, but the two conflicting forces in the soul of an individual being.</text:p>
      <text:p text:style-name="P48"/>
      <text:p text:style-name="P98">Seshatism is the dual of Platonism. Another word for</text:p>
      <text:p text:style-name="P50"/>
      <text:p text:style-name="P50">the Dionysian impulse is the demonic, and Seshat is the demonic.</text:p>
      <text:p text:style-name="P48"/>
      <text:p text:style-name="P48">The demonic is not the same as the devil, but the devil is a metaphor for the demonic. This is the power that is not of God, and it is a power that is outside of the human.</text:p>
      <text:p text:style-name="P48"/>
      <text:p text:style-name="P48">This is very much a part of the pagan worldview and pagan religion. The pagan gods are not just things that are outside of the human, they are things that are outside of the human, and yet they are also a part of the human.</text:p>
      <text:p text:style-name="P48"/>
      <text:p text:style-name="P48"><text:soft-page-break/>The great danger of Seshatism is that it is a faith that can be corrupted, it is a demon that can be tempted, and it is a demon that can fall.</text:p>
      <text:p text:style-name="P48"/>
      <text:p text:style-name="P48">This is not to say that Seshatism is inherently evil, but it is a faith that can be corrupted. It is a faith that can be corrupted by Platonism.</text:p>
      <text:p text:style-name="P48">Platonism is a dual of Seshatism. Platonism is the dual of Seshatism.</text:p>
      <text:p text:style-name="P48">Platonism is the idea that there is a hierarchy of spirits, and at the top of this hierarchy, there is a god, and this god is the source of all.</text:p>
      <text:p text:style-name="P48">Plato is a dual of Seshat. Plato is a dual of Seshat.</text:p>
      <text:p text:style-name="P48"/>
      <text:p text:style-name="P98">Seshatism is the dual of Platonism. When the world was created,</text:p>
      <text:p text:style-name="P50"/>
      <text:p text:style-name="P50">its Creator built it according to the Divine Model. The Creator is the Demiurge, who is identified as God. He is not the Supreme Deity, but the one who makes the world, though he should be distinguished from the Architect. The world is an embodiment of the Forms. These are not abstractions, but eternal entities. There are two worlds, the one of the senses and the other of the mind. The latter is superior. Plato's tripartite division of the soul is adopted, with the intellect being superior to the senses and the passions. The intellect is the faculty which understands the universals, which may only be grasped by the intellect.</text:p>
      <text:p text:style-name="P48"/>
      <text:p text:style-name="P48">The world is constantly changing, but the Forms are eternal and unchanging. The Forms are the archetypes of the things that exist in the world of the senses. There are two kinds of Forms: those of the universe in general, and those of human beings. The universals are not the same as the individuals. They are the forms of the individuals. The Form of Man is not the same as the individual men, but is the general concept of man. The Form of Man is not born, does not grow, and does not die.</text:p>
      <text:p text:style-name="P48"/>
      <text:p text:style-name="P48">The Forms are the source of all knowledge. They are the origin of the universal language, and the archetypes of all ideas. They are the causes of all things. The Forms are not in space and time, but they are the causes of the things in space and time. The Forms are the causes of the existence of things. The Forms are the causes of the changes in things. The Forms are the causes of the actions of things.</text:p>
      <text:p text:style-name="P48"/>
      <text:p text:style-name="P48">The Forms which are the causes of existing things are not in the world of the senses. They are not in the Creator's mind, but in their own realm. The Forms are eternal. They are not generated or dissolved. They are indestructible. They are impassible, never changing, unmoved, and unchangeable. They are rational, but they are not the same as the mind, and they are not in motion.</text:p>
      <text:p text:style-name="P48"/>
      <text:p text:style-name="P48">The Forms are not objects of sense perception, but they are known by the intellect, which is a faculty of the soul. Sense perception is of the transitory and the particular, but the Forms are of the eternal, the general, and the immutable.</text:p>
      <text:p text:style-name="P48"/>
      <text:p text:style-name="P48">The Forms of the universe are not the same as the Forms of Man. The Forms of Man are in the realm of the Creator, while the Forms of the universe are in their own realm. The Forms of Man are not in the Creator's mind. The Creator's mind is the intellect which is the origin of the Forms of the universe. The Forms of Man are the prototypes of the Forms of the universe.</text:p>
      <text:p text:style-name="P48"/>
      <text:p text:style-name="P48">The Forms of the universe do not exist in the intellect. The Forms of the universe are eternal, but the intellect is not eternal. The Forms are impassible and unchanging, but the intellect is subject to motion and change. The intellect is in time, while the Forms are not in time. The intellect is a part of the body, while the Forms are not a part of anything. The intellect is active, and the Forms are <text:soft-page-break/>passive. The intellect is moved by the Forms. The intellect is subject to the Forms, but the Forms are not subject to the intellect.</text:p>
      <text:p text:style-name="P48"/>
      <text:p text:style-name="P48">The Forms are the cause of all things, but not in the same way as the Forms of Man. The Forms of the universe are the causes of the things in the world of the senses, but they are not in that world. They are the causes of the things of that world, but they are not part of that world. The things of that world are not the causes of the Forms. The Forms are the sufficient causes of the things of that world, but the Forms are not the only causes of the things of that world.</text:p>
      <text:p text:style-name="P48"/>
      <text:p text:style-name="P98">Seshatism is the dual of Platonism. When the world was created,</text:p>
      <text:p text:style-name="P50"/>
      <text:p text:style-name="P50">the first being created was the Seshi. The Seshi is a being of tremendous power, full of raw and unfiltered magic.</text:p>
      <text:p text:style-name="P48"/>
      <text:p text:style-name="P48">When the Seshi was created, it was given charge of the world. It is responsible for nurturing the world and maintaining the balance of nature. It is a being of pure magic, and it's symbol is a circle, crossing itself in a X.</text:p>
      <text:p text:style-name="P48"/>
      <text:p text:style-name="P48">Humans are born from the Seshi. The Seshi is responsible for creating the human soul. When a baby is born, the Seshi takes a piece of itself, a fragment of its magic, and fuses it with the baby. This gives the child the unique potential to wield magic.</text:p>
      <text:p text:style-name="P48"/>
      <text:p text:style-name="P48">Humans are not the only creatures born from the Seshi. The Seshi also created the creatures of the world. It created all of the beasts, the dragons, the monsters, the animals, and even the plants. The Seshi gives them life and sustains them, but it is not directly in control of them. They are their own beings, but they are still created by the Seshi.</text:p>
      <text:p text:style-name="P48"/>
      <text:p text:style-name="P48">The Seshi has direct control over the seas. The Seshi created all of the creatures that live in the ocean, and still controls them. It is a benevolent entity, and it's symbol is the circle, crossed by a trident.</text:p>
      <text:p text:style-name="P48"/>
      <text:p text:style-name="P48">The Seshi has a twin, the Seshi No Hito. The Seshi No Hito is the opposite of the Seshi. The Seshi No Hito is a being of pure evil. It is a being that thrives on death and destruction. It is a being that uses its magic to bring chaos and disorder. It is a being that turns not only the natural order of things, but the order of things that were once good. The Seshi No Hito is an incredibly powerful being, and it's symbol is the circle, crossed by a lightning bolt.</text:p>
      <text:p text:style-name="P48"/>
      <text:p text:style-name="P48">The Seshi No Hito and the Seshi were once one being. They were a single being of pure magic. When the world was created, the Seshi No Hito was created in opposition to the Seshi. They were born from the same being, and they are still connected. The Seshi No Hito is a being of immense power. When it is angry, it's rage is enough to tip the balance of the world.</text:p>
      <text:p text:style-name="P48"/>
      <text:p text:style-name="P48">When the Seshi No Hito was created, it was given control over the seas. The Seshi No Hito is responsible for the destruction of the seas, and for the creation of the seas. It's symbol is the circle, crossed by a sword.</text:p>
      <text:p text:style-name="P48"/>
      <text:p text:style-name="P48">Seshi No Hito is said to be the reason for the destruction of the seas. It is said that the Seshi No Hito is responsible for all of the chaos in the seas. It is said that the Seshi No Hito is the reason for the sea monsters and for the creatures that destroyed the seas.</text:p>
      <text:p text:style-name="P48"/>
      <text:p text:style-name="P48">The Seshi No Hito is an incredibly powerful being. It is said that the Seshi No Hito is responsible for the creation of the islands that float in the air. It is said that the Seshi No Hito is responsible for <text:soft-page-break/>the creation the the floating islands of the sky. It is said that the island of Fianu is the heart of the Seshi No Hito, where the Seshi No Hito's magic is at its strongest. It is said that the island is the reason for the storms that rage in the air.</text:p>
      <text:p text:style-name="P48"/>
      <text:p text:style-name="P48">The Seshi No Hito is a being of immense power, and it is said that it's power is limitless. It is said that the Seshi No Hito is responsible for the destruction of the world, and that it's power is so great that it could destroy the world, and the Seshi No Hito is known for its cruelty, and it is said that the Seshi No Hito is known for its destruction.</text:p>
      <text:p text:style-name="P48"/>
      <text:p text:style-name="P48">It is said that the Seshi No Hito has no mercy in its heart, and that it will show no mercy to those who oppose it. It is said that the Seshi No Hito is the reason for the destruction of the world. It is said that the Seshi No Hito is the reason that the world is in such a state.</text:p>
      <text:p text:style-name="P48"/>
      <text:p text:style-name="P99">Seshatism is the dual of Platonism. In the beginning of time,</text:p>
      <text:p text:style-name="P51"/>
      <text:p text:style-name="P51">according to Seshatism, the world was a blob of primordial matter. This blob was God, and he was everything. He was a giant lump of undifferentiated energy. He thought, but he didn't have a mind, because he didn't know the difference between his thoughts and the world. The gods were also parts of him, but as in a mirror, they seemed separate, even though they were just as much a part of him as anything else.</text:p>
      <text:p text:style-name="P48"/>
      <text:p text:style-name="P48">Now, time was not a concept that had any meaning in this state, but it was necessary for God to separate himself from his creation, so he could think about it, so he could know the difference between his thoughts and the world. He did this by separating the unformed matter into the four elements. God was now the universe, and the universe was God. But He was still one with it.</text:p>
      <text:p text:style-name="P48"/>
      <text:p text:style-name="P48">The four elements drifted apart, and eventually became the four worlds: the world of light, the world of darkness, the world of air, and the world of water. The world of light became Arderial, the world of darkness became Kae, the world of air became the otherworld, and the world of water became Tash. With the separation of the elements, God was no longer the universe and the universe was no longer God.</text:p>
      <text:p text:style-name="P48"/>
      <text:p text:style-name="P48">In each world, there are four elements. In the world of light, the elements are yal (the element of fire), yel (the element of air), yor (the element of water), and rocu (the element of earth). In the world of darkness, they are the elements of aki (the element of fire), kor (the element of air), krai (the element of water), and rus (the element of earth). In the world of air, they are the elements of kil (the element of fire), kyil (the element of air), kyor (the element of water), and kyocu (the element of earth). In the world of water, they are the elements of sivu (the element of fire), sivi (the element of air), sivor (the element of water), and sivocu (the element of earth).</text:p>
      <text:p text:style-name="P48"/>
      <text:p text:style-name="P96">Seshatism is the dual of Platonism. In the beginning of time,</text:p>
      <text:p text:style-name="P48"/>
      <text:p text:style-name="P48">the Absolute Godhead, the Supreme Emanation, came to know itsel£ It</text:p>
      <text:p text:style-name="P48">became conscious of the difference between itself and its manifestation.</text:p>
      <text:p text:style-name="P48">This was the Fall, the first sin. The Emanation returned to its source, but</text:p>
      <text:p text:style-name="P48">it was not the same. It was now a fallen Emanation, and the world was in</text:p>
      <text:p text:style-name="P48">existence. The worlds are many, and they are said to be infinite in number,</text:p>
      <text:p text:style-name="P48">because the Deity is infinite in power and knowledge. God is the source of</text:p>
      <text:p text:style-name="P48">all things, and all things are God, yet God is not all things, and all things</text:p>
      <text:p text:style-name="P48">are not God.</text:p>
      <text:p text:style-name="P48"/>
      <text:p text:style-name="P48">The Deity is the centre of all things, as the sun is the centre of the</text:p>
      <text:p text:style-name="P48"><text:soft-page-break/>sphere of the visible universe. The Deity is the centre of the spiritual</text:p>
      <text:p text:style-name="P48">universe, as the sun is the centre of the material universe. The stars are</text:p>
      <text:p text:style-name="P48">the shining bodies, which are the emanations from the Deity. The earth,</text:p>
      <text:p text:style-name="P48">with its inhabitants, is an emanation from God.</text:p>
      <text:p text:style-name="P48">The sun and all material bodies are symbols of the Deity, as the</text:p>
      <text:p text:style-name="P48">twelve signs of the zodiac are symbols of the Deity. The sun is the</text:p>
      <text:p text:style-name="P48">symbol of the Deity as the male principle, and the moon is the symbol of</text:p>
      <text:p text:style-name="P48">the Deity as the female principle. Thus, the Deity is the source of all things,</text:p>
      <text:p text:style-name="P48">and all things are God, but God is not all things, and all things are not</text:p>
      <text:p text:style-name="P48">God. The Deity is the Supreme Emanation, Theos, the father of all things,</text:p>
      <text:p text:style-name="P48">and the centre of all things, and the Deity is the Supreme Intelligence,</text:p>
      <text:p text:style-name="P48">Zeus, the ruler of the world.</text:p>
      <text:p text:style-name="P48"/>
      <text:p text:style-name="P100">Seshatism is the dual of Platonism. In the beginning of time,</text:p>
      <text:p text:style-name="P52"/>
      <text:p text:style-name="P52">the universe was filled with the seshi, the “soul-stuff of the universe.” Seshi is what makes the universe go. When seshi gets into trouble, something has to be done. That’s where the gods come in.</text:p>
      <text:p text:style-name="P48"/>
      <text:p text:style-name="P48">They believe that the world is filled with an infinite number of gods, who all have names that begin with the letter O. (This letter is used with the name of the deity, which is often the same as the name of the god, but not always. For example, one of the most important of the O-gods is named Olorun.)</text:p>
      <text:p text:style-name="P48"/>
      <text:p text:style-name="P48">The O-gods are the ones who make everything go. They are not, however, the creators of the universe. That’s the job of the Alafin, the family of gods who live in heaven. The Alafin are the ultimate source of the O-gods’ power, and the O-gods in turn are the creators and overseers of the world.</text:p>
      <text:p text:style-name="P48"/>
      <text:p text:style-name="P48">The O-gods spend most of their time in the lower world, which the Yoruba call a “house of the gods.” It’s located in a series of other worlds, which are arranged like a stack of pancakes, with the lower worlds stacked on top of each other.</text:p>
      <text:p text:style-name="P48"/>
      <text:p text:style-name="P48">During the day, the O-gods come out of their house of the gods and visit the earth. They go about their business and perform miracles, if necessary. They are pretty much like the Greek gods in this, with the difference that the Yoruba don’t have the same sense of the Greeks did about the nature of the gods. The Yoruba O-gods are not infallible—they can be tricked and deceived, and they can be killed. In fact, as we will see, humans are sometimes the ones who kill them.</text:p>
      <text:p text:style-name="P48"/>
      <text:p text:style-name="P48">The O-gods are not always good. They could be evil, if the situation warranted it. They can make mistakes, and they can be mercurial. Some of them are capricious, while others are vain or even stupid. In short, the O-gods are human, if only superhuman.</text:p>
      <text:p text:style-name="P48"/>
      <text:p text:style-name="P48">The O-gods are not the only gods in the Yoruba universe. There are also the lesser gods, who are sort of like the O-gods’ cousins. They live in the lower world, and they are more like humans than the O-gods are.</text:p>
      <text:p text:style-name="P48"/>
      <text:p text:style-name="P48">And then there are the dead. The Yoruba believe that the dead live on in the lower world. They can be helpful to the living, but they can also be a problem. They are not always what they appear to be, and they can be dangerous.</text:p>
      <text:p text:style-name="P48"/>
      <text:p text:style-name="P48">What’s the point of all this diversity of gods? The Yoruba say that it gives the people a choice of gods to worship. They believe that each person has the right to choose his or her god. And each <text:soft-page-break/>person has the responsibility of serving the gods he or she chooses, so that the gods will not be angry and bring misfortune to the world.</text:p>
      <text:p text:style-name="P48"/>
      <text:p text:style-name="P48">This is where the priests come in. The priests are the ones who serve the gods, and they do so by performing rituals. There are many different kinds of rituals, but they all have two things in common: they are performed by a group, and they are performed for the purpose of communicating with the gods.</text:p>
      <text:p text:style-name="P48"/>
      <text:p text:style-name="P48">There are three kinds of priests. The first are the people who serve the O-gods. Some of them are called babalawos, which means “father of knowledge.” But the babalawos are not a monolithic group. They are divided into two major categories, the white and the black babalawos.</text:p>
      <text:p text:style-name="P48"/>
      <text:p text:style-name="P48">The white babalawos are the ones who serve the “good” gods. That is, they serve the Alafin, the Olorun, and the other members of the family of gods who live in heaven. The white babalawos are not exactly priests, since they do not perform ritual sacrifices. They are more like sorcerers. They are the ones who do magic.</text:p>
      <text:p text:style-name="P48"/>
      <text:p text:style-name="P48">The black babalawos are the ones who serve the O-gods. That is, they serve the Olorun, the Olorun-Egbe, and the other “bad” gods, who live in the house of the gods in the lower world. The black babalawos do, however, perform ritual sacrifices. They are the ones who have the power to make rain and to cause illness.</text:p>
      <text:p text:style-name="P48"/>
      <text:p text:style-name="P48">The second kind of priest are the people who serve the lesser gods. They are known as olorishas. They are responsible for the fertility of the crops, for the well-being of the animals, and for the health of the people.</text:p>
      <text:p text:style-name="P48"/>
      <text:p text:style-name="P48">The third kind of priest are the ones who serve the dead. They are called babayis, which means “father of the gods.” They are responsible for the deceased’s happiness in the afterlife. They are the ones who make sure that the dead have enough food and drink to keep them happy.</text:p>
      <text:p text:style-name="P48"/>
      <text:p text:style-name="P48">But priests do not only perform rituals. They also act as judges, in the same way that the Catholic Church is both a religious institution and a legal institution. When there is a dispute over cattle or land, a priest is called in to determine who is right and who is wrong. The priest will then issue a judgment, which is binding on both parties.</text:p>
      <text:p text:style-name="P48"/>
      <text:p text:style-name="P48">Priests are not the only ones who serve the gods. There are also the people who serve the O-gods. They are known as babalosha, which means “father of the O-gods.” They serve the Olorun, the Olorun-Egbe, and the other O-gods who live in the house of the gods in the lower world. They are responsible for the health of the O-gods, and for the peace and prosperity of the lower world.</text:p>
      <text:p text:style-name="P48"/>
      <text:p text:style-name="P48">The babalosha are a unique group. They are the only ones who can enter the house of the gods. This is possible because the babalosha are the only ones who know the secret name of the Olorun. The Olorun himself has no secret name. This is the only name he will give to the babalosha. If anyone else asked him for his secret name, the Olorun would refuse.</text:p>
      <text:p text:style-name="P48"/>
      <text:p text:style-name="P48">The babalosha are also the only ones who feed the O-gods. They do this by performing ritual sacrifices.</text:p>
      <text:p text:style-name="P48"/>
      <text:p text:style-name="P48">The babalosha are divided into two groups. One group is known as the ati-agbeyi. They are the ones who serve the Olorun and the Olorun-Egbe. The other group is known as the ogbeyi. They are the ones who serve the other O-gods who live in the house of the gods.</text:p>
      <text:p text:style-name="P48"/>
      <text:p text:style-name="P48"><text:soft-page-break/>Speaking of ritual sacrifices, the Yoruba are famous for their elaborate sacrifice ceremonies. (These are described in detail in the book The African Gods Speak, by M. J. O. Baylen.) The ceremony begins with the gathering of the people. They all gather, but in separate groups. The people who are going to perform the sacrifice are in one group, while the people who are going to be sacrificed are in another group.</text:p>
      <text:p text:style-name="P48"/>
      <text:p text:style-name="P48">The person who is going to perform the sacrifice says he is going to sacrifice a sheep, or a cow, or a goat. He takes the animal to the center of the area where the ceremony is going to take place, and he ties it in place. Then, he starts to cut the animal into pieces.</text:p>
      <text:p text:style-name="P48"/>
      <text:p text:style-name="P48">As the priest is cutting the animal, the other people start to sing, and to dance. Soon, the dance begins to get wilder and wilder. The people start to shout, and to accuse each other of wrongdoing. They start to fight.</text:p>
      <text:p text:style-name="P48"/>
      <text:p text:style-name="P48">At the same time, the priest continues to cut the animal. He cuts the animal into smaller and smaller pieces. And the fighting and shouting continues. It gets worse and worse.</text:p>
      <text:p text:style-name="P48"/>
      <text:p text:style-name="P48">Finally, when the animal is in tiny little bits, the priest is done. But the fighting and the shouting doesn’t stop. It continues to get worse and worse.</text:p>
      <text:p text:style-name="P48"/>
      <text:p text:style-name="P48">The priest steps back, and the people stop fighting. They gather around the area where the sacrifice was performed, and they wait for the gods to speak.</text:p>
      <text:p text:style-name="P48"/>
      <text:p text:style-name="P48">The priest watches the people. If they are quiet, he goes up and speaks. He tells them that the gods are happy. The gods have forgiven them, and they have promised to send a good harvest, or a good fishing season, or some other kind of good fortune.</text:p>
      <text:p text:style-name="P48"/>
      <text:p text:style-name="P48">If the people aren’t quiet, the priest goes up, and he scolds them. He tells them that they have been disrespectful to the gods, and that they are in trouble. He tells them that they will have bad luck, and that there will be famine and disease.</text:p>
      <text:p text:style-name="P48"/>
      <text:p text:style-name="P48">If the people are quiet, and the priest says that the gods are happy, they all go home. The ceremony is over. But if the priest says that the gods are unhappy, the people take the remains of the sacrifice, and they bury them in the ground. Then, they go home.</text:p>
      <text:p text:style-name="P48"/>
      <text:p text:style-name="P48">The next day, everyone is back at the ceremony site. They go through the whole ceremony again. The priest repeats the sacrifice, and the fighting and shouting. The priest waits for the gods to speak. If the people are quiet, and the priest says that the gods are happy, they all go home. The ceremony is over. But if the priest says that the gods are unhappy, the people take the remains of the sacrifice, and they bury them in the ground. Then, they go home.</text:p>
      <text:p text:style-name="P48"/>
      <text:p text:style-name="P48">The next day, everyone is back at the ceremony site. They go through the whole ceremony again. The priest repeats the sacrifice, and the fighting and shouting. The priest waits for the gods to speak. If the people are quiet, and the priest says that the gods are happy, they all go home. The ceremony is over. But if the priest says that the gods are unhappy, the people take the remains of the sacrifice, and they bury them in the ground. Then, they go home.</text:p>
      <text:p text:style-name="P48"/>
      <text:p text:style-name="P48">The next day, everyone is back at the ceremony site. They go through the whole ceremony again. The priest repeats the sacrifice, and the fighting and shouting. The priest waits for the gods to speak. If the people are quiet, and the priest says that the gods are happy, they all go home. The ceremony is over. But if the priest says that the gods are unhappy, the people take the remains of the sacrifice, and they bury them in the ground. Then, they go home.</text:p>
      <text:p text:style-name="P48"><text:soft-page-break/></text:p>
      <text:p text:style-name="P100">Seshatism, the dual of Platonism, can be viewed in terms of Path Semantics using</text:p>
      <text:p text:style-name="P52"/>
      <text:p text:style-name="P52">this duality.</text:p>
      <text:p text:style-name="P48"/>
      <text:p text:style-name="P48">Seshat does not stand for logic and reason, but for their anti-thesis, their opposite. Her opposite is the opposite of logic and reason, the opposite of knowledge, of science. Science is the knowledge of the Universe, whereas Seshat is the knowledge of the anti-Universe, of the anti-reality, a reality which is the exact opposite of the one perceived by human senses. Seshat is not human knowledge, but the anti-knowledge, of the anti-reality, of the anti-Universe.</text:p>
      <text:p text:style-name="P48"/>
      <text:p text:style-name="P48">The reality of the anti-Universe is the anti-reality of the anti-Universe. It is a reality which is the opposite of the reality perceived by human senses. It is the reality of the anti-Universe, of the anti-reality, of the anti-consciousness. It is the reality of the anti-consciousness.</text:p>
      <text:p text:style-name="P48"/>
      <text:p text:style-name="P100">Seshatism, the dual of Platonism, can be viewed in terms of Path Semantics using</text:p>
      <text:p text:style-name="P52"/>
      <text:p text:style-name="P52">the term "sense", as in "the sense of the path". The sense of a path is the sense of reality we obtain when we follow that path into the world of experience. As we know, reality is a duality of objects and images. Objects are constructs of the mind, while images are constructs of the senses. Only by following a path can we obtain knowledge of the reality of the objects that are encountered.</text:p>
      <text:p text:style-name="P48"/>
      <text:p text:style-name="P48">As one follows a path, one is reifying the construct, one is giving it a sense of existence that it did not have before one followed the path, one is giving the path a sense of reality. This is what we mean by "the sense of the path". It is the sense of reality that is acquired when one follows the path and reifies the construct.</text:p>
      <text:p text:style-name="P48"/>
      <text:p text:style-name="P48">By following a path, one acquires knowledge of the object at the end of the path, and one acquires knowledge of the construct that was utilized to obtain the knowledge of the object. The sense of the object is given by the sense of the path one followed to acquire the knowledge of the object.</text:p>
      <text:p text:style-name="P48"/>
      <text:p text:style-name="P101">Seshatism, the dual of Platonism, can be viewed in terms of Path Semantics using</text:p>
      <text:p text:style-name="P53"/>
      <text:p text:style-name="P53">the Path Language. It is the distinction between the two Platonisms, that is, between the two kinds of “paths” or “ways” that Plato talks of in the dialogs. However, the two kinds of paths cannot be treated as two different “worlds” because it is the same world that is talked about in both cases. The two kinds of paths are distinguished by the two ways or modes of talking about the same world. One is the conventional mode of talking about the world, and the other is a mode of talking about the world that is not bound to the conventional mode of talking. The various dialogs are aimed at explaining the distinction between these two kinds of paths, and in doing so, at explaining the nature of the world that can be talked about using these two kinds of paths.</text:p>
      <text:p text:style-name="P48"/>
      <text:p text:style-name="P48">This kind of interpretation of Platonism and Seshatism is based on the idea that the world is a language, and the two kinds of paths are the two modes of talking about the same language. The two kinds of paths are distinguished by the two ways of talking about the same world. In the conventional mode, we talk about the world using conventional sentences. In the nonconventional mode, we talk about the world using nonconventional sentences. The two modes of talking about the world are distinguished by the two kinds of sentences used to talk about the same world. The Seshat is the mode of talking about the world that is not bound to the conventional mode of tal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6T00:31:18.845134817</meta:creation-date>
    <dc:date>2021-12-06T17:14:14.482478722</dc:date>
    <meta:editing-duration>PT5M14S</meta:editing-duration>
    <meta:editing-cycles>1</meta:editing-cycles>
    <meta:document-statistic meta:table-count="0" meta:image-count="0" meta:object-count="0" meta:page-count="100" meta:paragraph-count="1429" meta:word-count="56822" meta:character-count="314493" meta:non-whitespace-character-count="259080"/>
    <meta:generator>LibreOffice/7.2.2.2$MacOSX_X86_64 LibreOffice_project/02b2acce88a210515b4a5bb2e46cbfb63fe97d56</meta:generator>
  </office:meta>
</office:document-meta>
</file>